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bug Room Floor 1</text:p>
          </table:table-cell>
          <table:table-cell table:formula="of:=COM.MICROSOFT.CONCAT(&quot;0x&quot;; DEC2HEX(ROW([.A1])))" office:value-type="string" office:string-value="0x1" calcext:value-type="string">
            <text:p>0x1</text:p>
          </table:table-cell>
          <table:table-cell table:formula="of:=COM.MICROSOFT.CONCAT([.B1]; &quot;= &quot;; [.A1])" office:value-type="string" office:string-value="0x1= Debug Room Floor 1" calcext:value-type="string">
            <text:p>0x1= Debug Room Floor 1</text:p>
          </table:table-cell>
        </table:table-row>
        <table:table-row table:style-name="ro1">
          <table:table-cell office:value-type="string" calcext:value-type="string">
            <text:p>Debug Room Floor 1</text:p>
          </table:table-cell>
          <table:table-cell table:formula="of:=COM.MICROSOFT.CONCAT(&quot;0x&quot;; DEC2HEX(ROW([.A2])))" office:value-type="string" office:string-value="0x2" calcext:value-type="string">
            <text:p>0x2</text:p>
          </table:table-cell>
          <table:table-cell table:formula="of:=COM.MICROSOFT.CONCAT([.B2]; &quot;= &quot;; [.A2])" office:value-type="string" office:string-value="0x2= Debug Room Floor 1" calcext:value-type="string">
            <text:p>0x2= Debug Room Floor 1</text:p>
          </table:table-cell>
        </table:table-row>
        <table:table-row table:style-name="ro1">
          <table:table-cell office:value-type="string" calcext:value-type="string">
            <text:p>Debug Room Floor 2</text:p>
          </table:table-cell>
          <table:table-cell table:formula="of:=COM.MICROSOFT.CONCAT(&quot;0x&quot;; DEC2HEX(ROW([.A3])))" office:value-type="string" office:string-value="0x3" calcext:value-type="string">
            <text:p>0x3</text:p>
          </table:table-cell>
          <table:table-cell table:formula="of:=COM.MICROSOFT.CONCAT([.B3]; &quot;= &quot;; [.A3])" office:value-type="string" office:string-value="0x3= Debug Room Floor 2" calcext:value-type="string">
            <text:p>0x3= Debug Room Floor 2</text:p>
          </table:table-cell>
        </table:table-row>
        <table:table-row table:style-name="ro1">
          <table:table-cell office:value-type="string" calcext:value-type="string">
            <text:p>Debug Room Floor 3</text:p>
          </table:table-cell>
          <table:table-cell table:formula="of:=COM.MICROSOFT.CONCAT(&quot;0x&quot;; DEC2HEX(ROW([.A4])))" office:value-type="string" office:string-value="0x4" calcext:value-type="string">
            <text:p>0x4</text:p>
          </table:table-cell>
          <table:table-cell table:formula="of:=COM.MICROSOFT.CONCAT([.B4]; &quot;= &quot;; [.A4])" office:value-type="string" office:string-value="0x4= Debug Room Floor 3" calcext:value-type="string">
            <text:p>0x4= Debug Room Floor 3</text:p>
          </table:table-cell>
        </table:table-row>
        <table:table-row table:style-name="ro1">
          <table:table-cell office:value-type="string" calcext:value-type="string">
            <text:p>Debug Room Floor 4</text:p>
          </table:table-cell>
          <table:table-cell table:formula="of:=COM.MICROSOFT.CONCAT(&quot;0x&quot;; DEC2HEX(ROW([.A5])))" office:value-type="string" office:string-value="0x5" calcext:value-type="string">
            <text:p>0x5</text:p>
          </table:table-cell>
          <table:table-cell table:formula="of:=COM.MICROSOFT.CONCAT([.B5]; &quot;= &quot;; [.A5])" office:value-type="string" office:string-value="0x5= Debug Room Floor 4" calcext:value-type="string">
            <text:p>0x5= Debug Room Floor 4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6])))" office:value-type="string" office:string-value="0x6" calcext:value-type="string">
            <text:p>0x6</text:p>
          </table:table-cell>
          <table:table-cell table:formula="of:=COM.MICROSOFT.CONCAT([.B6]; &quot;= &quot;; [.A6])" office:value-type="string" office:string-value="0x6= Forest" calcext:value-type="string">
            <text:p>0x6= Forest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7])))" office:value-type="string" office:string-value="0x7" calcext:value-type="string">
            <text:p>0x7</text:p>
          </table:table-cell>
          <table:table-cell table:formula="of:=COM.MICROSOFT.CONCAT([.B7]; &quot;= &quot;; [.A7])" office:value-type="string" office:string-value="0x7= Forest" calcext:value-type="string">
            <text:p>0x7= Forest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8])))" office:value-type="string" office:string-value="0x8" calcext:value-type="string">
            <text:p>0x8</text:p>
          </table:table-cell>
          <table:table-cell table:formula="of:=COM.MICROSOFT.CONCAT([.B8]; &quot;= &quot;; [.A8])" office:value-type="string" office:string-value="0x8= Forest" calcext:value-type="string">
            <text:p>0x8= Forest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9])))" office:value-type="string" office:string-value="0x9" calcext:value-type="string">
            <text:p>0x9</text:p>
          </table:table-cell>
          <table:table-cell table:formula="of:=COM.MICROSOFT.CONCAT([.B9]; &quot;= &quot;; [.A9])" office:value-type="string" office:string-value="0x9= Seles" calcext:value-type="string">
            <text:p>0x9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0])))" office:value-type="string" office:string-value="0xA" calcext:value-type="string">
            <text:p>0xA</text:p>
          </table:table-cell>
          <table:table-cell table:formula="of:=COM.MICROSOFT.CONCAT([.B10]; &quot;= &quot;; [.A10])" office:value-type="string" office:string-value="0xA= Seles" calcext:value-type="string">
            <text:p>0xA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1])))" office:value-type="string" office:string-value="0xB" calcext:value-type="string">
            <text:p>0xB</text:p>
          </table:table-cell>
          <table:table-cell table:formula="of:=COM.MICROSOFT.CONCAT([.B11]; &quot;= &quot;; [.A11])" office:value-type="string" office:string-value="0xB= Seles" calcext:value-type="string">
            <text:p>0xB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2])))" office:value-type="string" office:string-value="0xC" calcext:value-type="string">
            <text:p>0xC</text:p>
          </table:table-cell>
          <table:table-cell table:formula="of:=COM.MICROSOFT.CONCAT([.B12]; &quot;= &quot;; [.A12])" office:value-type="string" office:string-value="0xC= Seles" calcext:value-type="string">
            <text:p>0xC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3])))" office:value-type="string" office:string-value="0xD" calcext:value-type="string">
            <text:p>0xD</text:p>
          </table:table-cell>
          <table:table-cell table:formula="of:=COM.MICROSOFT.CONCAT([.B13]; &quot;= &quot;; [.A13])" office:value-type="string" office:string-value="0xD= Seles" calcext:value-type="string">
            <text:p>0xD= Seles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4])))" office:value-type="string" office:string-value="0xE" calcext:value-type="string">
            <text:p>0xE</text:p>
          </table:table-cell>
          <table:table-cell table:formula="of:=COM.MICROSOFT.CONCAT([.B14]; &quot;= &quot;; [.A14])" office:value-type="string" office:string-value="0xE= Hellena Prison" calcext:value-type="string">
            <text:p>0xE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5])))" office:value-type="string" office:string-value="0xF" calcext:value-type="string">
            <text:p>0xF</text:p>
          </table:table-cell>
          <table:table-cell table:formula="of:=COM.MICROSOFT.CONCAT([.B15]; &quot;= &quot;; [.A15])" office:value-type="string" office:string-value="0xF= Hellena Prison" calcext:value-type="string">
            <text:p>0xF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6])))" office:value-type="string" office:string-value="0x10" calcext:value-type="string">
            <text:p>0x10</text:p>
          </table:table-cell>
          <table:table-cell table:formula="of:=COM.MICROSOFT.CONCAT([.B16]; &quot;= &quot;; [.A16])" office:value-type="string" office:string-value="0x10= Hellena Prison" calcext:value-type="string">
            <text:p>0x10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7])))" office:value-type="string" office:string-value="0x11" calcext:value-type="string">
            <text:p>0x11</text:p>
          </table:table-cell>
          <table:table-cell table:formula="of:=COM.MICROSOFT.CONCAT([.B17]; &quot;= &quot;; [.A17])" office:value-type="string" office:string-value="0x11= Hellena Prison" calcext:value-type="string">
            <text:p>0x11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8])))" office:value-type="string" office:string-value="0x12" calcext:value-type="string">
            <text:p>0x12</text:p>
          </table:table-cell>
          <table:table-cell table:formula="of:=COM.MICROSOFT.CONCAT([.B18]; &quot;= &quot;; [.A18])" office:value-type="string" office:string-value="0x12= Hellena Prison" calcext:value-type="string">
            <text:p>0x12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9])))" office:value-type="string" office:string-value="0x13" calcext:value-type="string">
            <text:p>0x13</text:p>
          </table:table-cell>
          <table:table-cell table:formula="of:=COM.MICROSOFT.CONCAT([.B19]; &quot;= &quot;; [.A19])" office:value-type="string" office:string-value="0x13= Hellena Prison" calcext:value-type="string">
            <text:p>0x13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0])))" office:value-type="string" office:string-value="0x14" calcext:value-type="string">
            <text:p>0x14</text:p>
          </table:table-cell>
          <table:table-cell table:formula="of:=COM.MICROSOFT.CONCAT([.B20]; &quot;= &quot;; [.A20])" office:value-type="string" office:string-value="0x14= Hellena Prison" calcext:value-type="string">
            <text:p>0x14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1])))" office:value-type="string" office:string-value="0x15" calcext:value-type="string">
            <text:p>0x15</text:p>
          </table:table-cell>
          <table:table-cell table:formula="of:=COM.MICROSOFT.CONCAT([.B21]; &quot;= &quot;; [.A21])" office:value-type="string" office:string-value="0x15= Hellena Prison" calcext:value-type="string">
            <text:p>0x15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2])))" office:value-type="string" office:string-value="0x16" calcext:value-type="string">
            <text:p>0x16</text:p>
          </table:table-cell>
          <table:table-cell table:formula="of:=COM.MICROSOFT.CONCAT([.B22]; &quot;= &quot;; [.A22])" office:value-type="string" office:string-value="0x16= Hellena Prison" calcext:value-type="string">
            <text:p>0x16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3])))" office:value-type="string" office:string-value="0x17" calcext:value-type="string">
            <text:p>0x17</text:p>
          </table:table-cell>
          <table:table-cell table:formula="of:=COM.MICROSOFT.CONCAT([.B23]; &quot;= &quot;; [.A23])" office:value-type="string" office:string-value="0x17= Hellena Prison" calcext:value-type="string">
            <text:p>0x17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4])))" office:value-type="string" office:string-value="0x18" calcext:value-type="string">
            <text:p>0x18</text:p>
          </table:table-cell>
          <table:table-cell table:formula="of:=COM.MICROSOFT.CONCAT([.B24]; &quot;= &quot;; [.A24])" office:value-type="string" office:string-value="0x18= Hellena Prison" calcext:value-type="string">
            <text:p>0x18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5])))" office:value-type="string" office:string-value="0x19" calcext:value-type="string">
            <text:p>0x19</text:p>
          </table:table-cell>
          <table:table-cell table:formula="of:=COM.MICROSOFT.CONCAT([.B25]; &quot;= &quot;; [.A25])" office:value-type="string" office:string-value="0x19= Hellena Prison" calcext:value-type="string">
            <text:p>0x19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6])))" office:value-type="string" office:string-value="0x1A" calcext:value-type="string">
            <text:p>0x1A</text:p>
          </table:table-cell>
          <table:table-cell table:formula="of:=COM.MICROSOFT.CONCAT([.B26]; &quot;= &quot;; [.A26])" office:value-type="string" office:string-value="0x1A= Hellena Prison" calcext:value-type="string">
            <text:p>0x1A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7])))" office:value-type="string" office:string-value="0x1B" calcext:value-type="string">
            <text:p>0x1B</text:p>
          </table:table-cell>
          <table:table-cell table:formula="of:=COM.MICROSOFT.CONCAT([.B27]; &quot;= &quot;; [.A27])" office:value-type="string" office:string-value="0x1B= Hellena Prison" calcext:value-type="string">
            <text:p>0x1B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8])))" office:value-type="string" office:string-value="0x1C" calcext:value-type="string">
            <text:p>0x1C</text:p>
          </table:table-cell>
          <table:table-cell table:formula="of:=COM.MICROSOFT.CONCAT([.B28]; &quot;= &quot;; [.A28])" office:value-type="string" office:string-value="0x1C= Hellena Prison" calcext:value-type="string">
            <text:p>0x1C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9])))" office:value-type="string" office:string-value="0x1D" calcext:value-type="string">
            <text:p>0x1D</text:p>
          </table:table-cell>
          <table:table-cell table:formula="of:=COM.MICROSOFT.CONCAT([.B29]; &quot;= &quot;; [.A29])" office:value-type="string" office:string-value="0x1D= Hellena Prison" calcext:value-type="string">
            <text:p>0x1D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0])))" office:value-type="string" office:string-value="0x1E" calcext:value-type="string">
            <text:p>0x1E</text:p>
          </table:table-cell>
          <table:table-cell table:formula="of:=COM.MICROSOFT.CONCAT([.B30]; &quot;= &quot;; [.A30])" office:value-type="string" office:string-value="0x1E= Hellena Prison" calcext:value-type="string">
            <text:p>0x1E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1])))" office:value-type="string" office:string-value="0x1F" calcext:value-type="string">
            <text:p>0x1F</text:p>
          </table:table-cell>
          <table:table-cell table:formula="of:=COM.MICROSOFT.CONCAT([.B31]; &quot;= &quot;; [.A31])" office:value-type="string" office:string-value="0x1F= Hellena Prison" calcext:value-type="string">
            <text:p>0x1F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2])))" office:value-type="string" office:string-value="0x20" calcext:value-type="string">
            <text:p>0x20</text:p>
          </table:table-cell>
          <table:table-cell table:formula="of:=COM.MICROSOFT.CONCAT([.B32]; &quot;= &quot;; [.A32])" office:value-type="string" office:string-value="0x20= Hellena Prison" calcext:value-type="string">
            <text:p>0x20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3])))" office:value-type="string" office:string-value="0x21" calcext:value-type="string">
            <text:p>0x21</text:p>
          </table:table-cell>
          <table:table-cell table:formula="of:=COM.MICROSOFT.CONCAT([.B33]; &quot;= &quot;; [.A33])" office:value-type="string" office:string-value="0x21= Hellena Prison" calcext:value-type="string">
            <text:p>0x21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4])))" office:value-type="string" office:string-value="0x22" calcext:value-type="string">
            <text:p>0x22</text:p>
          </table:table-cell>
          <table:table-cell table:formula="of:=COM.MICROSOFT.CONCAT([.B34]; &quot;= &quot;; [.A34])" office:value-type="string" office:string-value="0x22= Hellena Prison" calcext:value-type="string">
            <text:p>0x22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5])))" office:value-type="string" office:string-value="0x23" calcext:value-type="string">
            <text:p>0x23</text:p>
          </table:table-cell>
          <table:table-cell table:formula="of:=COM.MICROSOFT.CONCAT([.B35]; &quot;= &quot;; [.A35])" office:value-type="string" office:string-value="0x23= Hellena Prison" calcext:value-type="string">
            <text:p>0x23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6])))" office:value-type="string" office:string-value="0x24" calcext:value-type="string">
            <text:p>0x24</text:p>
          </table:table-cell>
          <table:table-cell table:formula="of:=COM.MICROSOFT.CONCAT([.B36]; &quot;= &quot;; [.A36])" office:value-type="string" office:string-value="0x24= Hellena Prison" calcext:value-type="string">
            <text:p>0x24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7])))" office:value-type="string" office:string-value="0x25" calcext:value-type="string">
            <text:p>0x25</text:p>
          </table:table-cell>
          <table:table-cell table:formula="of:=COM.MICROSOFT.CONCAT([.B37]; &quot;= &quot;; [.A37])" office:value-type="string" office:string-value="0x25= Hellena Prison" calcext:value-type="string">
            <text:p>0x25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8])))" office:value-type="string" office:string-value="0x26" calcext:value-type="string">
            <text:p>0x26</text:p>
          </table:table-cell>
          <table:table-cell table:formula="of:=COM.MICROSOFT.CONCAT([.B38]; &quot;= &quot;; [.A38])" office:value-type="string" office:string-value="0x26= Hellena Prison" calcext:value-type="string">
            <text:p>0x26= Hellena Prison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39])))" office:value-type="string" office:string-value="0x27" calcext:value-type="string">
            <text:p>0x27</text:p>
          </table:table-cell>
          <table:table-cell table:formula="of:=COM.MICROSOFT.CONCAT([.B39]; &quot;= &quot;; [.A39])" office:value-type="string" office:string-value="0x27= Prairie" calcext:value-type="string">
            <text:p>0x27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0])))" office:value-type="string" office:string-value="0x28" calcext:value-type="string">
            <text:p>0x28</text:p>
          </table:table-cell>
          <table:table-cell table:formula="of:=COM.MICROSOFT.CONCAT([.B40]; &quot;= &quot;; [.A40])" office:value-type="string" office:string-value="0x28= Prairie" calcext:value-type="string">
            <text:p>0x28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1])))" office:value-type="string" office:string-value="0x29" calcext:value-type="string">
            <text:p>0x29</text:p>
          </table:table-cell>
          <table:table-cell table:formula="of:=COM.MICROSOFT.CONCAT([.B41]; &quot;= &quot;; [.A41])" office:value-type="string" office:string-value="0x29= Prairie" calcext:value-type="string">
            <text:p>0x29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2])))" office:value-type="string" office:string-value="0x2A" calcext:value-type="string">
            <text:p>0x2A</text:p>
          </table:table-cell>
          <table:table-cell table:formula="of:=COM.MICROSOFT.CONCAT([.B42]; &quot;= &quot;; [.A42])" office:value-type="string" office:string-value="0x2A= Prairie" calcext:value-type="string">
            <text:p>0x2A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3])))" office:value-type="string" office:string-value="0x2B" calcext:value-type="string">
            <text:p>0x2B</text:p>
          </table:table-cell>
          <table:table-cell table:formula="of:=COM.MICROSOFT.CONCAT([.B43]; &quot;= &quot;; [.A43])" office:value-type="string" office:string-value="0x2B= Prairie" calcext:value-type="string">
            <text:p>0x2B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4])))" office:value-type="string" office:string-value="0x2C" calcext:value-type="string">
            <text:p>0x2C</text:p>
          </table:table-cell>
          <table:table-cell table:formula="of:=COM.MICROSOFT.CONCAT([.B44]; &quot;= &quot;; [.A44])" office:value-type="string" office:string-value="0x2C= Prairie" calcext:value-type="string">
            <text:p>0x2C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5])))" office:value-type="string" office:string-value="0x2D" calcext:value-type="string">
            <text:p>0x2D</text:p>
          </table:table-cell>
          <table:table-cell table:formula="of:=COM.MICROSOFT.CONCAT([.B45]; &quot;= &quot;; [.A45])" office:value-type="string" office:string-value="0x2D= Prairie" calcext:value-type="string">
            <text:p>0x2D= Prairi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46])))" office:value-type="string" office:string-value="0x2E" calcext:value-type="string">
            <text:p>0x2E</text:p>
          </table:table-cell>
          <table:table-cell table:formula="of:=COM.MICROSOFT.CONCAT([.B46]; &quot;= &quot;; [.A46])" office:value-type="string" office:string-value="0x2E= Cave" calcext:value-type="string">
            <text:p>0x2E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47])))" office:value-type="string" office:string-value="0x2F" calcext:value-type="string">
            <text:p>0x2F</text:p>
          </table:table-cell>
          <table:table-cell table:formula="of:=COM.MICROSOFT.CONCAT([.B47]; &quot;= &quot;; [.A47])" office:value-type="string" office:string-value="0x2F= Cave" calcext:value-type="string">
            <text:p>0x2F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48])))" office:value-type="string" office:string-value="0x30" calcext:value-type="string">
            <text:p>0x30</text:p>
          </table:table-cell>
          <table:table-cell table:formula="of:=COM.MICROSOFT.CONCAT([.B48]; &quot;= &quot;; [.A48])" office:value-type="string" office:string-value="0x30= Cave" calcext:value-type="string">
            <text:p>0x30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49])))" office:value-type="string" office:string-value="0x31" calcext:value-type="string">
            <text:p>0x31</text:p>
          </table:table-cell>
          <table:table-cell table:formula="of:=COM.MICROSOFT.CONCAT([.B49]; &quot;= &quot;; [.A49])" office:value-type="string" office:string-value="0x31= Cave" calcext:value-type="string">
            <text:p>0x31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0])))" office:value-type="string" office:string-value="0x32" calcext:value-type="string">
            <text:p>0x32</text:p>
          </table:table-cell>
          <table:table-cell table:formula="of:=COM.MICROSOFT.CONCAT([.B50]; &quot;= &quot;; [.A50])" office:value-type="string" office:string-value="0x32= Cave" calcext:value-type="string">
            <text:p>0x32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1])))" office:value-type="string" office:string-value="0x33" calcext:value-type="string">
            <text:p>0x33</text:p>
          </table:table-cell>
          <table:table-cell table:formula="of:=COM.MICROSOFT.CONCAT([.B51]; &quot;= &quot;; [.A51])" office:value-type="string" office:string-value="0x33= Cave" calcext:value-type="string">
            <text:p>0x33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2])))" office:value-type="string" office:string-value="0x34" calcext:value-type="string">
            <text:p>0x34</text:p>
          </table:table-cell>
          <table:table-cell table:formula="of:=COM.MICROSOFT.CONCAT([.B52]; &quot;= &quot;; [.A52])" office:value-type="string" office:string-value="0x34= Cave" calcext:value-type="string">
            <text:p>0x34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3])))" office:value-type="string" office:string-value="0x35" calcext:value-type="string">
            <text:p>0x35</text:p>
          </table:table-cell>
          <table:table-cell table:formula="of:=COM.MICROSOFT.CONCAT([.B53]; &quot;= &quot;; [.A53])" office:value-type="string" office:string-value="0x35= Cave" calcext:value-type="string">
            <text:p>0x35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4])))" office:value-type="string" office:string-value="0x36" calcext:value-type="string">
            <text:p>0x36</text:p>
          </table:table-cell>
          <table:table-cell table:formula="of:=COM.MICROSOFT.CONCAT([.B54]; &quot;= &quot;; [.A54])" office:value-type="string" office:string-value="0x36= Cave" calcext:value-type="string">
            <text:p>0x36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5])))" office:value-type="string" office:string-value="0x37" calcext:value-type="string">
            <text:p>0x37</text:p>
          </table:table-cell>
          <table:table-cell table:formula="of:=COM.MICROSOFT.CONCAT([.B55]; &quot;= &quot;; [.A55])" office:value-type="string" office:string-value="0x37= Cave" calcext:value-type="string">
            <text:p>0x37= Cave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56])))" office:value-type="string" office:string-value="0x38" calcext:value-type="string">
            <text:p>0x38</text:p>
          </table:table-cell>
          <table:table-cell table:formula="of:=COM.MICROSOFT.CONCAT([.B56]; &quot;= &quot;; [.A56])" office:value-type="string" office:string-value="0x38= Crash" calcext:value-type="string">
            <text:p>0x38= Crash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57])))" office:value-type="string" office:string-value="0x39" calcext:value-type="string">
            <text:p>0x39</text:p>
          </table:table-cell>
          <table:table-cell table:formula="of:=COM.MICROSOFT.CONCAT([.B57]; &quot;= &quot;; [.A57])" office:value-type="string" office:string-value="0x39= Hellena Prison" calcext:value-type="string">
            <text:p>0x39= Hellena Prison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58])))" office:value-type="string" office:string-value="0x3A" calcext:value-type="string">
            <text:p>0x3A</text:p>
          </table:table-cell>
          <table:table-cell table:formula="of:=COM.MICROSOFT.CONCAT([.B58]; &quot;= &quot;; [.A58])" office:value-type="string" office:string-value="0x3A= Seles" calcext:value-type="string">
            <text:p>0x3A= Seles</text:p>
          </table:table-cell>
        </table:table-row>
        <table:table-row table:style-name="ro1">
          <table:table-cell office:value-type="string" calcext:value-type="string">
            <text:p>Basil Demo</text:p>
          </table:table-cell>
          <table:table-cell table:formula="of:=COM.MICROSOFT.CONCAT(&quot;0x&quot;; DEC2HEX(ROW([.A59])))" office:value-type="string" office:string-value="0x3B" calcext:value-type="string">
            <text:p>0x3B</text:p>
          </table:table-cell>
          <table:table-cell table:formula="of:=COM.MICROSOFT.CONCAT([.B59]; &quot;= &quot;; [.A59])" office:value-type="string" office:string-value="0x3B= Basil Demo" calcext:value-type="string">
            <text:p>0x3B= Basil Demo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0])))" office:value-type="string" office:string-value="0x3C" calcext:value-type="string">
            <text:p>0x3C</text:p>
          </table:table-cell>
          <table:table-cell table:formula="of:=COM.MICROSOFT.CONCAT([.B60]; &quot;= &quot;; [.A60])" office:value-type="string" office:string-value="0x3C= Crash" calcext:value-type="string">
            <text:p>0x3C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1])))" office:value-type="string" office:string-value="0x3D" calcext:value-type="string">
            <text:p>0x3D</text:p>
          </table:table-cell>
          <table:table-cell table:formula="of:=COM.MICROSOFT.CONCAT([.B61]; &quot;= &quot;; [.A61])" office:value-type="string" office:string-value="0x3D= Crash" calcext:value-type="string">
            <text:p>0x3D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2])))" office:value-type="string" office:string-value="0x3E" calcext:value-type="string">
            <text:p>0x3E</text:p>
          </table:table-cell>
          <table:table-cell table:formula="of:=COM.MICROSOFT.CONCAT([.B62]; &quot;= &quot;; [.A62])" office:value-type="string" office:string-value="0x3E= Crash" calcext:value-type="string">
            <text:p>0x3E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3])))" office:value-type="string" office:string-value="0x3F" calcext:value-type="string">
            <text:p>0x3F</text:p>
          </table:table-cell>
          <table:table-cell table:formula="of:=COM.MICROSOFT.CONCAT([.B63]; &quot;= &quot;; [.A63])" office:value-type="string" office:string-value="0x3F= Crash" calcext:value-type="string">
            <text:p>0x3F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4])))" office:value-type="string" office:string-value="0x40" calcext:value-type="string">
            <text:p>0x40</text:p>
          </table:table-cell>
          <table:table-cell table:formula="of:=COM.MICROSOFT.CONCAT([.B64]; &quot;= &quot;; [.A64])" office:value-type="string" office:string-value="0x40= Crash" calcext:value-type="string">
            <text:p>0x40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5])))" office:value-type="string" office:string-value="0x41" calcext:value-type="string">
            <text:p>0x41</text:p>
          </table:table-cell>
          <table:table-cell table:formula="of:=COM.MICROSOFT.CONCAT([.B65]; &quot;= &quot;; [.A65])" office:value-type="string" office:string-value="0x41= Crash" calcext:value-type="string">
            <text:p>0x41= Crash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6])))" office:value-type="string" office:string-value="0x42" calcext:value-type="string">
            <text:p>0x42</text:p>
          </table:table-cell>
          <table:table-cell table:formula="of:=COM.MICROSOFT.CONCAT([.B66]; &quot;= &quot;; [.A66])" office:value-type="string" office:string-value="0x42= Basil" calcext:value-type="string">
            <text:p>0x42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7])))" office:value-type="string" office:string-value="0x43" calcext:value-type="string">
            <text:p>0x43</text:p>
          </table:table-cell>
          <table:table-cell table:formula="of:=COM.MICROSOFT.CONCAT([.B67]; &quot;= &quot;; [.A67])" office:value-type="string" office:string-value="0x43= Basil" calcext:value-type="string">
            <text:p>0x43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8])))" office:value-type="string" office:string-value="0x44" calcext:value-type="string">
            <text:p>0x44</text:p>
          </table:table-cell>
          <table:table-cell table:formula="of:=COM.MICROSOFT.CONCAT([.B68]; &quot;= &quot;; [.A68])" office:value-type="string" office:string-value="0x44= Basil" calcext:value-type="string">
            <text:p>0x44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9])))" office:value-type="string" office:string-value="0x45" calcext:value-type="string">
            <text:p>0x45</text:p>
          </table:table-cell>
          <table:table-cell table:formula="of:=COM.MICROSOFT.CONCAT([.B69]; &quot;= &quot;; [.A69])" office:value-type="string" office:string-value="0x45= Basil" calcext:value-type="string">
            <text:p>0x45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0])))" office:value-type="string" office:string-value="0x46" calcext:value-type="string">
            <text:p>0x46</text:p>
          </table:table-cell>
          <table:table-cell table:formula="of:=COM.MICROSOFT.CONCAT([.B70]; &quot;= &quot;; [.A70])" office:value-type="string" office:string-value="0x46= Basil" calcext:value-type="string">
            <text:p>0x46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1])))" office:value-type="string" office:string-value="0x47" calcext:value-type="string">
            <text:p>0x47</text:p>
          </table:table-cell>
          <table:table-cell table:formula="of:=COM.MICROSOFT.CONCAT([.B71]; &quot;= &quot;; [.A71])" office:value-type="string" office:string-value="0x47= Basil" calcext:value-type="string">
            <text:p>0x47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2])))" office:value-type="string" office:string-value="0x48" calcext:value-type="string">
            <text:p>0x48</text:p>
          </table:table-cell>
          <table:table-cell table:formula="of:=COM.MICROSOFT.CONCAT([.B72]; &quot;= &quot;; [.A72])" office:value-type="string" office:string-value="0x48= Basil" calcext:value-type="string">
            <text:p>0x48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3])))" office:value-type="string" office:string-value="0x49" calcext:value-type="string">
            <text:p>0x49</text:p>
          </table:table-cell>
          <table:table-cell table:formula="of:=COM.MICROSOFT.CONCAT([.B73]; &quot;= &quot;; [.A73])" office:value-type="string" office:string-value="0x49= Basil" calcext:value-type="string">
            <text:p>0x49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4])))" office:value-type="string" office:string-value="0x4A" calcext:value-type="string">
            <text:p>0x4A</text:p>
          </table:table-cell>
          <table:table-cell table:formula="of:=COM.MICROSOFT.CONCAT([.B74]; &quot;= &quot;; [.A74])" office:value-type="string" office:string-value="0x4A= Basil" calcext:value-type="string">
            <text:p>0x4A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5])))" office:value-type="string" office:string-value="0x4B" calcext:value-type="string">
            <text:p>0x4B</text:p>
          </table:table-cell>
          <table:table-cell table:formula="of:=COM.MICROSOFT.CONCAT([.B75]; &quot;= &quot;; [.A75])" office:value-type="string" office:string-value="0x4B= Basil" calcext:value-type="string">
            <text:p>0x4B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6])))" office:value-type="string" office:string-value="0x4C" calcext:value-type="string">
            <text:p>0x4C</text:p>
          </table:table-cell>
          <table:table-cell table:formula="of:=COM.MICROSOFT.CONCAT([.B76]; &quot;= &quot;; [.A76])" office:value-type="string" office:string-value="0x4C= Basil" calcext:value-type="string">
            <text:p>0x4C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7])))" office:value-type="string" office:string-value="0x4D" calcext:value-type="string">
            <text:p>0x4D</text:p>
          </table:table-cell>
          <table:table-cell table:formula="of:=COM.MICROSOFT.CONCAT([.B77]; &quot;= &quot;; [.A77])" office:value-type="string" office:string-value="0x4D= Basil" calcext:value-type="string">
            <text:p>0x4D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8])))" office:value-type="string" office:string-value="0x4E" calcext:value-type="string">
            <text:p>0x4E</text:p>
          </table:table-cell>
          <table:table-cell table:formula="of:=COM.MICROSOFT.CONCAT([.B78]; &quot;= &quot;; [.A78])" office:value-type="string" office:string-value="0x4E= Basil" calcext:value-type="string">
            <text:p>0x4E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9])))" office:value-type="string" office:string-value="0x4F" calcext:value-type="string">
            <text:p>0x4F</text:p>
          </table:table-cell>
          <table:table-cell table:formula="of:=COM.MICROSOFT.CONCAT([.B79]; &quot;= &quot;; [.A79])" office:value-type="string" office:string-value="0x4F= Basil" calcext:value-type="string">
            <text:p>0x4F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0])))" office:value-type="string" office:string-value="0x50" calcext:value-type="string">
            <text:p>0x50</text:p>
          </table:table-cell>
          <table:table-cell table:formula="of:=COM.MICROSOFT.CONCAT([.B80]; &quot;= &quot;; [.A80])" office:value-type="string" office:string-value="0x50= Basil" calcext:value-type="string">
            <text:p>0x50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1])))" office:value-type="string" office:string-value="0x51" calcext:value-type="string">
            <text:p>0x51</text:p>
          </table:table-cell>
          <table:table-cell table:formula="of:=COM.MICROSOFT.CONCAT([.B81]; &quot;= &quot;; [.A81])" office:value-type="string" office:string-value="0x51= Basil" calcext:value-type="string">
            <text:p>0x51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2])))" office:value-type="string" office:string-value="0x52" calcext:value-type="string">
            <text:p>0x52</text:p>
          </table:table-cell>
          <table:table-cell table:formula="of:=COM.MICROSOFT.CONCAT([.B82]; &quot;= &quot;; [.A82])" office:value-type="string" office:string-value="0x52= Basil" calcext:value-type="string">
            <text:p>0x52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3])))" office:value-type="string" office:string-value="0x53" calcext:value-type="string">
            <text:p>0x53</text:p>
          </table:table-cell>
          <table:table-cell table:formula="of:=COM.MICROSOFT.CONCAT([.B83]; &quot;= &quot;; [.A83])" office:value-type="string" office:string-value="0x53= Basil" calcext:value-type="string">
            <text:p>0x53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4])))" office:value-type="string" office:string-value="0x54" calcext:value-type="string">
            <text:p>0x54</text:p>
          </table:table-cell>
          <table:table-cell table:formula="of:=COM.MICROSOFT.CONCAT([.B84]; &quot;= &quot;; [.A84])" office:value-type="string" office:string-value="0x54= Basil" calcext:value-type="string">
            <text:p>0x54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5])))" office:value-type="string" office:string-value="0x55" calcext:value-type="string">
            <text:p>0x55</text:p>
          </table:table-cell>
          <table:table-cell table:formula="of:=COM.MICROSOFT.CONCAT([.B85]; &quot;= &quot;; [.A85])" office:value-type="string" office:string-value="0x55= Basil" calcext:value-type="string">
            <text:p>0x55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6])))" office:value-type="string" office:string-value="0x56" calcext:value-type="string">
            <text:p>0x56</text:p>
          </table:table-cell>
          <table:table-cell table:formula="of:=COM.MICROSOFT.CONCAT([.B86]; &quot;= &quot;; [.A86])" office:value-type="string" office:string-value="0x56= Basil" calcext:value-type="string">
            <text:p>0x56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7])))" office:value-type="string" office:string-value="0x57" calcext:value-type="string">
            <text:p>0x57</text:p>
          </table:table-cell>
          <table:table-cell table:formula="of:=COM.MICROSOFT.CONCAT([.B87]; &quot;= &quot;; [.A87])" office:value-type="string" office:string-value="0x57= Basil" calcext:value-type="string">
            <text:p>0x57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8])))" office:value-type="string" office:string-value="0x58" calcext:value-type="string">
            <text:p>0x58</text:p>
          </table:table-cell>
          <table:table-cell table:formula="of:=COM.MICROSOFT.CONCAT([.B88]; &quot;= &quot;; [.A88])" office:value-type="string" office:string-value="0x58= Basil" calcext:value-type="string">
            <text:p>0x58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9])))" office:value-type="string" office:string-value="0x59" calcext:value-type="string">
            <text:p>0x59</text:p>
          </table:table-cell>
          <table:table-cell table:formula="of:=COM.MICROSOFT.CONCAT([.B89]; &quot;= &quot;; [.A89])" office:value-type="string" office:string-value="0x59= Basil" calcext:value-type="string">
            <text:p>0x59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0])))" office:value-type="string" office:string-value="0x5A" calcext:value-type="string">
            <text:p>0x5A</text:p>
          </table:table-cell>
          <table:table-cell table:formula="of:=COM.MICROSOFT.CONCAT([.B90]; &quot;= &quot;; [.A90])" office:value-type="string" office:string-value="0x5A= Basil" calcext:value-type="string">
            <text:p>0x5A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1])))" office:value-type="string" office:string-value="0x5B" calcext:value-type="string">
            <text:p>0x5B</text:p>
          </table:table-cell>
          <table:table-cell table:formula="of:=COM.MICROSOFT.CONCAT([.B91]; &quot;= &quot;; [.A91])" office:value-type="string" office:string-value="0x5B= Basil" calcext:value-type="string">
            <text:p>0x5B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2])))" office:value-type="string" office:string-value="0x5C" calcext:value-type="string">
            <text:p>0x5C</text:p>
          </table:table-cell>
          <table:table-cell table:formula="of:=COM.MICROSOFT.CONCAT([.B92]; &quot;= &quot;; [.A92])" office:value-type="string" office:string-value="0x5C= Basil" calcext:value-type="string">
            <text:p>0x5C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3])))" office:value-type="string" office:string-value="0x5D" calcext:value-type="string">
            <text:p>0x5D</text:p>
          </table:table-cell>
          <table:table-cell table:formula="of:=COM.MICROSOFT.CONCAT([.B93]; &quot;= &quot;; [.A93])" office:value-type="string" office:string-value="0x5D= Basil" calcext:value-type="string">
            <text:p>0x5D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4])))" office:value-type="string" office:string-value="0x5E" calcext:value-type="string">
            <text:p>0x5E</text:p>
          </table:table-cell>
          <table:table-cell table:formula="of:=COM.MICROSOFT.CONCAT([.B94]; &quot;= &quot;; [.A94])" office:value-type="string" office:string-value="0x5E= Basil" calcext:value-type="string">
            <text:p>0x5E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5])))" office:value-type="string" office:string-value="0x5F" calcext:value-type="string">
            <text:p>0x5F</text:p>
          </table:table-cell>
          <table:table-cell table:formula="of:=COM.MICROSOFT.CONCAT([.B95]; &quot;= &quot;; [.A95])" office:value-type="string" office:string-value="0x5F= Basil" calcext:value-type="string">
            <text:p>0x5F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6])))" office:value-type="string" office:string-value="0x60" calcext:value-type="string">
            <text:p>0x60</text:p>
          </table:table-cell>
          <table:table-cell table:formula="of:=COM.MICROSOFT.CONCAT([.B96]; &quot;= &quot;; [.A96])" office:value-type="string" office:string-value="0x60= Basil" calcext:value-type="string">
            <text:p>0x60= Basil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7])))" office:value-type="string" office:string-value="0x61" calcext:value-type="string">
            <text:p>0x61</text:p>
          </table:table-cell>
          <table:table-cell table:formula="of:=COM.MICROSOFT.CONCAT([.B97]; &quot;= &quot;; [.A97])" office:value-type="string" office:string-value="0x61= Hoax" calcext:value-type="string">
            <text:p>0x61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8])))" office:value-type="string" office:string-value="0x62" calcext:value-type="string">
            <text:p>0x62</text:p>
          </table:table-cell>
          <table:table-cell table:formula="of:=COM.MICROSOFT.CONCAT([.B98]; &quot;= &quot;; [.A98])" office:value-type="string" office:string-value="0x62= Hoax" calcext:value-type="string">
            <text:p>0x62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9])))" office:value-type="string" office:string-value="0x63" calcext:value-type="string">
            <text:p>0x63</text:p>
          </table:table-cell>
          <table:table-cell table:formula="of:=COM.MICROSOFT.CONCAT([.B99]; &quot;= &quot;; [.A99])" office:value-type="string" office:string-value="0x63= Hoax" calcext:value-type="string">
            <text:p>0x63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0])))" office:value-type="string" office:string-value="0x64" calcext:value-type="string">
            <text:p>0x64</text:p>
          </table:table-cell>
          <table:table-cell table:formula="of:=COM.MICROSOFT.CONCAT([.B100]; &quot;= &quot;; [.A100])" office:value-type="string" office:string-value="0x64= Hoax" calcext:value-type="string">
            <text:p>0x64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1])))" office:value-type="string" office:string-value="0x65" calcext:value-type="string">
            <text:p>0x65</text:p>
          </table:table-cell>
          <table:table-cell table:formula="of:=COM.MICROSOFT.CONCAT([.B101]; &quot;= &quot;; [.A101])" office:value-type="string" office:string-value="0x65= Hoax" calcext:value-type="string">
            <text:p>0x65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2])))" office:value-type="string" office:string-value="0x66" calcext:value-type="string">
            <text:p>0x66</text:p>
          </table:table-cell>
          <table:table-cell table:formula="of:=COM.MICROSOFT.CONCAT([.B102]; &quot;= &quot;; [.A102])" office:value-type="string" office:string-value="0x66= Hoax" calcext:value-type="string">
            <text:p>0x66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3])))" office:value-type="string" office:string-value="0x67" calcext:value-type="string">
            <text:p>0x67</text:p>
          </table:table-cell>
          <table:table-cell table:formula="of:=COM.MICROSOFT.CONCAT([.B103]; &quot;= &quot;; [.A103])" office:value-type="string" office:string-value="0x67= Hoax" calcext:value-type="string">
            <text:p>0x67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4])))" office:value-type="string" office:string-value="0x68" calcext:value-type="string">
            <text:p>0x68</text:p>
          </table:table-cell>
          <table:table-cell table:formula="of:=COM.MICROSOFT.CONCAT([.B104]; &quot;= &quot;; [.A104])" office:value-type="string" office:string-value="0x68= Hoax" calcext:value-type="string">
            <text:p>0x68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5])))" office:value-type="string" office:string-value="0x69" calcext:value-type="string">
            <text:p>0x69</text:p>
          </table:table-cell>
          <table:table-cell table:formula="of:=COM.MICROSOFT.CONCAT([.B105]; &quot;= &quot;; [.A105])" office:value-type="string" office:string-value="0x69= Hoax" calcext:value-type="string">
            <text:p>0x69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6])))" office:value-type="string" office:string-value="0x6A" calcext:value-type="string">
            <text:p>0x6A</text:p>
          </table:table-cell>
          <table:table-cell table:formula="of:=COM.MICROSOFT.CONCAT([.B106]; &quot;= &quot;; [.A106])" office:value-type="string" office:string-value="0x6A= Hoax" calcext:value-type="string">
            <text:p>0x6A= Hoax</text:p>
          </table:table-cell>
        </table:table-row>
        <table:table-row table:style-name="ro1">
          <table:table-cell office:value-type="string" calcext:value-type="string">
            <text:p>Behind Seles</text:p>
          </table:table-cell>
          <table:table-cell table:formula="of:=COM.MICROSOFT.CONCAT(&quot;0x&quot;; DEC2HEX(ROW([.A107])))" office:value-type="string" office:string-value="0x6B" calcext:value-type="string">
            <text:p>0x6B</text:p>
          </table:table-cell>
          <table:table-cell table:formula="of:=COM.MICROSOFT.CONCAT([.B107]; &quot;= &quot;; [.A107])" office:value-type="string" office:string-value="0x6B= Behind Seles" calcext:value-type="string">
            <text:p>0x6B= Behind Seles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8])))" office:value-type="string" office:string-value="0x6C" calcext:value-type="string">
            <text:p>0x6C</text:p>
          </table:table-cell>
          <table:table-cell table:formula="of:=COM.MICROSOFT.CONCAT([.B108]; &quot;= &quot;; [.A108])" office:value-type="string" office:string-value="0x6C= Marshland" calcext:value-type="string">
            <text:p>0x6C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9])))" office:value-type="string" office:string-value="0x6D" calcext:value-type="string">
            <text:p>0x6D</text:p>
          </table:table-cell>
          <table:table-cell table:formula="of:=COM.MICROSOFT.CONCAT([.B109]; &quot;= &quot;; [.A109])" office:value-type="string" office:string-value="0x6D= Marshland" calcext:value-type="string">
            <text:p>0x6D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0])))" office:value-type="string" office:string-value="0x6E" calcext:value-type="string">
            <text:p>0x6E</text:p>
          </table:table-cell>
          <table:table-cell table:formula="of:=COM.MICROSOFT.CONCAT([.B110]; &quot;= &quot;; [.A110])" office:value-type="string" office:string-value="0x6E= Marshland" calcext:value-type="string">
            <text:p>0x6E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1])))" office:value-type="string" office:string-value="0x6F" calcext:value-type="string">
            <text:p>0x6F</text:p>
          </table:table-cell>
          <table:table-cell table:formula="of:=COM.MICROSOFT.CONCAT([.B111]; &quot;= &quot;; [.A111])" office:value-type="string" office:string-value="0x6F= Marshland" calcext:value-type="string">
            <text:p>0x6F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2])))" office:value-type="string" office:string-value="0x70" calcext:value-type="string">
            <text:p>0x70</text:p>
          </table:table-cell>
          <table:table-cell table:formula="of:=COM.MICROSOFT.CONCAT([.B112]; &quot;= &quot;; [.A112])" office:value-type="string" office:string-value="0x70= Marshland" calcext:value-type="string">
            <text:p>0x70= Marshland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3])))" office:value-type="string" office:string-value="0x71" calcext:value-type="string">
            <text:p>0x71</text:p>
          </table:table-cell>
          <table:table-cell table:formula="of:=COM.MICROSOFT.CONCAT([.B113]; &quot;= &quot;; [.A113])" office:value-type="string" office:string-value="0x71= Hoax" calcext:value-type="string">
            <text:p>0x71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4])))" office:value-type="string" office:string-value="0x72" calcext:value-type="string">
            <text:p>0x72</text:p>
          </table:table-cell>
          <table:table-cell table:formula="of:=COM.MICROSOFT.CONCAT([.B114]; &quot;= &quot;; [.A114])" office:value-type="string" office:string-value="0x72= Hoax" calcext:value-type="string">
            <text:p>0x72= Hoax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5])))" office:value-type="string" office:string-value="0x73" calcext:value-type="string">
            <text:p>0x73</text:p>
          </table:table-cell>
          <table:table-cell table:formula="of:=COM.MICROSOFT.CONCAT([.B115]; &quot;= &quot;; [.A115])" office:value-type="string" office:string-value="0x73= Volcano Villude" calcext:value-type="string">
            <text:p>0x73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6])))" office:value-type="string" office:string-value="0x74" calcext:value-type="string">
            <text:p>0x74</text:p>
          </table:table-cell>
          <table:table-cell table:formula="of:=COM.MICROSOFT.CONCAT([.B116]; &quot;= &quot;; [.A116])" office:value-type="string" office:string-value="0x74= Volcano Villude" calcext:value-type="string">
            <text:p>0x74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7])))" office:value-type="string" office:string-value="0x75" calcext:value-type="string">
            <text:p>0x75</text:p>
          </table:table-cell>
          <table:table-cell table:formula="of:=COM.MICROSOFT.CONCAT([.B117]; &quot;= &quot;; [.A117])" office:value-type="string" office:string-value="0x75= Volcano Villude" calcext:value-type="string">
            <text:p>0x75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8])))" office:value-type="string" office:string-value="0x76" calcext:value-type="string">
            <text:p>0x76</text:p>
          </table:table-cell>
          <table:table-cell table:formula="of:=COM.MICROSOFT.CONCAT([.B118]; &quot;= &quot;; [.A118])" office:value-type="string" office:string-value="0x76= Volcano Villude" calcext:value-type="string">
            <text:p>0x76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9])))" office:value-type="string" office:string-value="0x77" calcext:value-type="string">
            <text:p>0x77</text:p>
          </table:table-cell>
          <table:table-cell table:formula="of:=COM.MICROSOFT.CONCAT([.B119]; &quot;= &quot;; [.A119])" office:value-type="string" office:string-value="0x77= Volcano Villude" calcext:value-type="string">
            <text:p>0x77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0])))" office:value-type="string" office:string-value="0x78" calcext:value-type="string">
            <text:p>0x78</text:p>
          </table:table-cell>
          <table:table-cell table:formula="of:=COM.MICROSOFT.CONCAT([.B120]; &quot;= &quot;; [.A120])" office:value-type="string" office:string-value="0x78= Volcano Villude" calcext:value-type="string">
            <text:p>0x78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1])))" office:value-type="string" office:string-value="0x79" calcext:value-type="string">
            <text:p>0x79</text:p>
          </table:table-cell>
          <table:table-cell table:formula="of:=COM.MICROSOFT.CONCAT([.B121]; &quot;= &quot;; [.A121])" office:value-type="string" office:string-value="0x79= Volcano Villude" calcext:value-type="string">
            <text:p>0x79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2])))" office:value-type="string" office:string-value="0x7A" calcext:value-type="string">
            <text:p>0x7A</text:p>
          </table:table-cell>
          <table:table-cell table:formula="of:=COM.MICROSOFT.CONCAT([.B122]; &quot;= &quot;; [.A122])" office:value-type="string" office:string-value="0x7A= Volcano Villude" calcext:value-type="string">
            <text:p>0x7A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3])))" office:value-type="string" office:string-value="0x7B" calcext:value-type="string">
            <text:p>0x7B</text:p>
          </table:table-cell>
          <table:table-cell table:formula="of:=COM.MICROSOFT.CONCAT([.B123]; &quot;= &quot;; [.A123])" office:value-type="string" office:string-value="0x7B= Volcano Villude" calcext:value-type="string">
            <text:p>0x7B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4])))" office:value-type="string" office:string-value="0x7C" calcext:value-type="string">
            <text:p>0x7C</text:p>
          </table:table-cell>
          <table:table-cell table:formula="of:=COM.MICROSOFT.CONCAT([.B124]; &quot;= &quot;; [.A124])" office:value-type="string" office:string-value="0x7C= Volcano Villude" calcext:value-type="string">
            <text:p>0x7C= Volcano Villude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125])))" office:value-type="string" office:string-value="0x7D" calcext:value-type="string">
            <text:p>0x7D</text:p>
          </table:table-cell>
          <table:table-cell table:formula="of:=COM.MICROSOFT.CONCAT([.B125]; &quot;= &quot;; [.A125])" office:value-type="string" office:string-value="0x7D= Crash" calcext:value-type="string">
            <text:p>0x7D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126])))" office:value-type="string" office:string-value="0x7E" calcext:value-type="string">
            <text:p>0x7E</text:p>
          </table:table-cell>
          <table:table-cell table:formula="of:=COM.MICROSOFT.CONCAT([.B126]; &quot;= &quot;; [.A126])" office:value-type="string" office:string-value="0x7E= Crash" calcext:value-type="string">
            <text:p>0x7E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127])))" office:value-type="string" office:string-value="0x7F" calcext:value-type="string">
            <text:p>0x7F</text:p>
          </table:table-cell>
          <table:table-cell table:formula="of:=COM.MICROSOFT.CONCAT([.B127]; &quot;= &quot;; [.A127])" office:value-type="string" office:string-value="0x7F= Crash" calcext:value-type="string">
            <text:p>0x7F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128])))" office:value-type="string" office:string-value="0x80" calcext:value-type="string">
            <text:p>0x80</text:p>
          </table:table-cell>
          <table:table-cell table:formula="of:=COM.MICROSOFT.CONCAT([.B128]; &quot;= &quot;; [.A128])" office:value-type="string" office:string-value="0x80= Crash" calcext:value-type="string">
            <text:p>0x80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129])))" office:value-type="string" office:string-value="0x81" calcext:value-type="string">
            <text:p>0x81</text:p>
          </table:table-cell>
          <table:table-cell table:formula="of:=COM.MICROSOFT.CONCAT([.B129]; &quot;= &quot;; [.A129])" office:value-type="string" office:string-value="0x81= Crash" calcext:value-type="string">
            <text:p>0x81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130])))" office:value-type="string" office:string-value="0x82" calcext:value-type="string">
            <text:p>0x82</text:p>
          </table:table-cell>
          <table:table-cell table:formula="of:=COM.MICROSOFT.CONCAT([.B130]; &quot;= &quot;; [.A130])" office:value-type="string" office:string-value="0x82= Crash" calcext:value-type="string">
            <text:p>0x82= Crash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1])))" office:value-type="string" office:string-value="0x83" calcext:value-type="string">
            <text:p>0x83</text:p>
          </table:table-cell>
          <table:table-cell table:formula="of:=COM.MICROSOFT.CONCAT([.B131]; &quot;= &quot;; [.A131])" office:value-type="string" office:string-value="0x83= Nest of Dragon" calcext:value-type="string">
            <text:p>0x83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2])))" office:value-type="string" office:string-value="0x84" calcext:value-type="string">
            <text:p>0x84</text:p>
          </table:table-cell>
          <table:table-cell table:formula="of:=COM.MICROSOFT.CONCAT([.B132]; &quot;= &quot;; [.A132])" office:value-type="string" office:string-value="0x84= Nest of Dragon" calcext:value-type="string">
            <text:p>0x84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3])))" office:value-type="string" office:string-value="0x85" calcext:value-type="string">
            <text:p>0x85</text:p>
          </table:table-cell>
          <table:table-cell table:formula="of:=COM.MICROSOFT.CONCAT([.B133]; &quot;= &quot;; [.A133])" office:value-type="string" office:string-value="0x85= Nest of Dragon" calcext:value-type="string">
            <text:p>0x85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4])))" office:value-type="string" office:string-value="0x86" calcext:value-type="string">
            <text:p>0x86</text:p>
          </table:table-cell>
          <table:table-cell table:formula="of:=COM.MICROSOFT.CONCAT([.B134]; &quot;= &quot;; [.A134])" office:value-type="string" office:string-value="0x86= Nest of Dragon" calcext:value-type="string">
            <text:p>0x86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5])))" office:value-type="string" office:string-value="0x87" calcext:value-type="string">
            <text:p>0x87</text:p>
          </table:table-cell>
          <table:table-cell table:formula="of:=COM.MICROSOFT.CONCAT([.B135]; &quot;= &quot;; [.A135])" office:value-type="string" office:string-value="0x87= Nest of Dragon" calcext:value-type="string">
            <text:p>0x87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6])))" office:value-type="string" office:string-value="0x88" calcext:value-type="string">
            <text:p>0x88</text:p>
          </table:table-cell>
          <table:table-cell table:formula="of:=COM.MICROSOFT.CONCAT([.B136]; &quot;= &quot;; [.A136])" office:value-type="string" office:string-value="0x88= Nest of Dragon" calcext:value-type="string">
            <text:p>0x88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7])))" office:value-type="string" office:string-value="0x89" calcext:value-type="string">
            <text:p>0x89</text:p>
          </table:table-cell>
          <table:table-cell table:formula="of:=COM.MICROSOFT.CONCAT([.B137]; &quot;= &quot;; [.A137])" office:value-type="string" office:string-value="0x89= Nest of Dragon" calcext:value-type="string">
            <text:p>0x89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8])))" office:value-type="string" office:string-value="0x8A" calcext:value-type="string">
            <text:p>0x8A</text:p>
          </table:table-cell>
          <table:table-cell table:formula="of:=COM.MICROSOFT.CONCAT([.B138]; &quot;= &quot;; [.A138])" office:value-type="string" office:string-value="0x8A= Nest of Dragon" calcext:value-type="string">
            <text:p>0x8A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9])))" office:value-type="string" office:string-value="0x8B" calcext:value-type="string">
            <text:p>0x8B</text:p>
          </table:table-cell>
          <table:table-cell table:formula="of:=COM.MICROSOFT.CONCAT([.B139]; &quot;= &quot;; [.A139])" office:value-type="string" office:string-value="0x8B= Nest of Dragon" calcext:value-type="string">
            <text:p>0x8B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40])))" office:value-type="string" office:string-value="0x8C" calcext:value-type="string">
            <text:p>0x8C</text:p>
          </table:table-cell>
          <table:table-cell table:formula="of:=COM.MICROSOFT.CONCAT([.B140]; &quot;= &quot;; [.A140])" office:value-type="string" office:string-value="0x8C= Nest of Dragon" calcext:value-type="string">
            <text:p>0x8C= Nest of Dragon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1])))" office:value-type="string" office:string-value="0x8D" calcext:value-type="string">
            <text:p>0x8D</text:p>
          </table:table-cell>
          <table:table-cell table:formula="of:=COM.MICROSOFT.CONCAT([.B141]; &quot;= &quot;; [.A141])" office:value-type="string" office:string-value="0x8D= Lohan " calcext:value-type="string">
            <text:p>0x8D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2])))" office:value-type="string" office:string-value="0x8E" calcext:value-type="string">
            <text:p>0x8E</text:p>
          </table:table-cell>
          <table:table-cell table:formula="of:=COM.MICROSOFT.CONCAT([.B142]; &quot;= &quot;; [.A142])" office:value-type="string" office:string-value="0x8E= Lohan " calcext:value-type="string">
            <text:p>0x8E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3])))" office:value-type="string" office:string-value="0x8F" calcext:value-type="string">
            <text:p>0x8F</text:p>
          </table:table-cell>
          <table:table-cell table:formula="of:=COM.MICROSOFT.CONCAT([.B143]; &quot;= &quot;; [.A143])" office:value-type="string" office:string-value="0x8F= Lohan " calcext:value-type="string">
            <text:p>0x8F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4])))" office:value-type="string" office:string-value="0x90" calcext:value-type="string">
            <text:p>0x90</text:p>
          </table:table-cell>
          <table:table-cell table:formula="of:=COM.MICROSOFT.CONCAT([.B144]; &quot;= &quot;; [.A144])" office:value-type="string" office:string-value="0x90= Lohan " calcext:value-type="string">
            <text:p>0x90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5])))" office:value-type="string" office:string-value="0x91" calcext:value-type="string">
            <text:p>0x91</text:p>
          </table:table-cell>
          <table:table-cell table:formula="of:=COM.MICROSOFT.CONCAT([.B145]; &quot;= &quot;; [.A145])" office:value-type="string" office:string-value="0x91= Lohan " calcext:value-type="string">
            <text:p>0x91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6])))" office:value-type="string" office:string-value="0x92" calcext:value-type="string">
            <text:p>0x92</text:p>
          </table:table-cell>
          <table:table-cell table:formula="of:=COM.MICROSOFT.CONCAT([.B146]; &quot;= &quot;; [.A146])" office:value-type="string" office:string-value="0x92= Lohan " calcext:value-type="string">
            <text:p>0x92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7])))" office:value-type="string" office:string-value="0x93" calcext:value-type="string">
            <text:p>0x93</text:p>
          </table:table-cell>
          <table:table-cell table:formula="of:=COM.MICROSOFT.CONCAT([.B147]; &quot;= &quot;; [.A147])" office:value-type="string" office:string-value="0x93= Lohan " calcext:value-type="string">
            <text:p>0x93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8])))" office:value-type="string" office:string-value="0x94" calcext:value-type="string">
            <text:p>0x94</text:p>
          </table:table-cell>
          <table:table-cell table:formula="of:=COM.MICROSOFT.CONCAT([.B148]; &quot;= &quot;; [.A148])" office:value-type="string" office:string-value="0x94= Lohan " calcext:value-type="string">
            <text:p>0x94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9])))" office:value-type="string" office:string-value="0x95" calcext:value-type="string">
            <text:p>0x95</text:p>
          </table:table-cell>
          <table:table-cell table:formula="of:=COM.MICROSOFT.CONCAT([.B149]; &quot;= &quot;; [.A149])" office:value-type="string" office:string-value="0x95= Lohan " calcext:value-type="string">
            <text:p>0x95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0])))" office:value-type="string" office:string-value="0x96" calcext:value-type="string">
            <text:p>0x96</text:p>
          </table:table-cell>
          <table:table-cell table:formula="of:=COM.MICROSOFT.CONCAT([.B150]; &quot;= &quot;; [.A150])" office:value-type="string" office:string-value="0x96= Lohan " calcext:value-type="string">
            <text:p>0x96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1])))" office:value-type="string" office:string-value="0x97" calcext:value-type="string">
            <text:p>0x97</text:p>
          </table:table-cell>
          <table:table-cell table:formula="of:=COM.MICROSOFT.CONCAT([.B151]; &quot;= &quot;; [.A151])" office:value-type="string" office:string-value="0x97= Lohan " calcext:value-type="string">
            <text:p>0x97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2])))" office:value-type="string" office:string-value="0x98" calcext:value-type="string">
            <text:p>0x98</text:p>
          </table:table-cell>
          <table:table-cell table:formula="of:=COM.MICROSOFT.CONCAT([.B152]; &quot;= &quot;; [.A152])" office:value-type="string" office:string-value="0x98= Lohan " calcext:value-type="string">
            <text:p>0x98= Lohan </text:p>
          </table:table-cell>
        </table:table-row>
        <table:table-row table:style-name="ro1">
          <table:table-cell office:value-type="string" calcext:value-type="string">
            <text:p>Monster Conquest</text:p>
          </table:table-cell>
          <table:table-cell table:formula="of:=COM.MICROSOFT.CONCAT(&quot;0x&quot;; DEC2HEX(ROW([.A153])))" office:value-type="string" office:string-value="0x99" calcext:value-type="string">
            <text:p>0x99</text:p>
          </table:table-cell>
          <table:table-cell table:formula="of:=COM.MICROSOFT.CONCAT([.B153]; &quot;= &quot;; [.A153])" office:value-type="string" office:string-value="0x99= Monster Conquest" calcext:value-type="string">
            <text:p>0x99= Monster Conquest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4])))" office:value-type="string" office:string-value="0x9A" calcext:value-type="string">
            <text:p>0x9A</text:p>
          </table:table-cell>
          <table:table-cell table:formula="of:=COM.MICROSOFT.CONCAT([.B154]; &quot;= &quot;; [.A154])" office:value-type="string" office:string-value="0x9A= Shrine of Shirley" calcext:value-type="string">
            <text:p>0x9A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5])))" office:value-type="string" office:string-value="0x9B" calcext:value-type="string">
            <text:p>0x9B</text:p>
          </table:table-cell>
          <table:table-cell table:formula="of:=COM.MICROSOFT.CONCAT([.B155]; &quot;= &quot;; [.A155])" office:value-type="string" office:string-value="0x9B= Shrine of Shirley" calcext:value-type="string">
            <text:p>0x9B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6])))" office:value-type="string" office:string-value="0x9C" calcext:value-type="string">
            <text:p>0x9C</text:p>
          </table:table-cell>
          <table:table-cell table:formula="of:=COM.MICROSOFT.CONCAT([.B156]; &quot;= &quot;; [.A156])" office:value-type="string" office:string-value="0x9C= Shrine of Shirley" calcext:value-type="string">
            <text:p>0x9C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7])))" office:value-type="string" office:string-value="0x9D" calcext:value-type="string">
            <text:p>0x9D</text:p>
          </table:table-cell>
          <table:table-cell table:formula="of:=COM.MICROSOFT.CONCAT([.B157]; &quot;= &quot;; [.A157])" office:value-type="string" office:string-value="0x9D= Shrine of Shirley" calcext:value-type="string">
            <text:p>0x9D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8])))" office:value-type="string" office:string-value="0x9E" calcext:value-type="string">
            <text:p>0x9E</text:p>
          </table:table-cell>
          <table:table-cell table:formula="of:=COM.MICROSOFT.CONCAT([.B158]; &quot;= &quot;; [.A158])" office:value-type="string" office:string-value="0x9E= Shrine of Shirley" calcext:value-type="string">
            <text:p>0x9E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9])))" office:value-type="string" office:string-value="0x9F" calcext:value-type="string">
            <text:p>0x9F</text:p>
          </table:table-cell>
          <table:table-cell table:formula="of:=COM.MICROSOFT.CONCAT([.B159]; &quot;= &quot;; [.A159])" office:value-type="string" office:string-value="0x9F= Shrine of Shirley" calcext:value-type="string">
            <text:p>0x9F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60])))" office:value-type="string" office:string-value="0xA0" calcext:value-type="string">
            <text:p>0xA0</text:p>
          </table:table-cell>
          <table:table-cell table:formula="of:=COM.MICROSOFT.CONCAT([.B160]; &quot;= &quot;; [.A160])" office:value-type="string" office:string-value="0xA0= Shrine of Shirley" calcext:value-type="string">
            <text:p>0xA0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61])))" office:value-type="string" office:string-value="0xA1" calcext:value-type="string">
            <text:p>0xA1</text:p>
          </table:table-cell>
          <table:table-cell table:formula="of:=COM.MICROSOFT.CONCAT([.B161]; &quot;= &quot;; [.A161])" office:value-type="string" office:string-value="0xA1= Shrine of Shirley" calcext:value-type="string">
            <text:p>0xA1= Shrine of Shirley</text:p>
          </table:table-cell>
        </table:table-row>
        <table:table-row table:style-name="ro1">
          <table:table-cell office:value-type="string" calcext:value-type="string">
            <text:p>Shrine of Shirley </text:p>
          </table:table-cell>
          <table:table-cell table:formula="of:=COM.MICROSOFT.CONCAT(&quot;0x&quot;; DEC2HEX(ROW([.A162])))" office:value-type="string" office:string-value="0xA2" calcext:value-type="string">
            <text:p>0xA2</text:p>
          </table:table-cell>
          <table:table-cell table:formula="of:=COM.MICROSOFT.CONCAT([.B162]; &quot;= &quot;; [.A162])" office:value-type="string" office:string-value="0xA2= Shrine of Shirley " calcext:value-type="string">
            <text:p>0xA2= Shrine of Shirley 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63])))" office:value-type="string" office:string-value="0xA3" calcext:value-type="string">
            <text:p>0xA3</text:p>
          </table:table-cell>
          <table:table-cell table:formula="of:=COM.MICROSOFT.CONCAT([.B163]; &quot;= &quot;; [.A163])" office:value-type="string" office:string-value="0xA3= Shrine of Shirley" calcext:value-type="string">
            <text:p>0xA3= Shrine of Shirley</text:p>
          </table:table-cell>
        </table:table-row>
        <table:table-row table:style-name="ro1">
          <table:table-cell office:value-type="string" calcext:value-type="string">
            <text:p>Shrine of Shirley </text:p>
          </table:table-cell>
          <table:table-cell table:formula="of:=COM.MICROSOFT.CONCAT(&quot;0x&quot;; DEC2HEX(ROW([.A164])))" office:value-type="string" office:string-value="0xA4" calcext:value-type="string">
            <text:p>0xA4</text:p>
          </table:table-cell>
          <table:table-cell table:formula="of:=COM.MICROSOFT.CONCAT([.B164]; &quot;= &quot;; [.A164])" office:value-type="string" office:string-value="0xA4= Shrine of Shirley " calcext:value-type="string">
            <text:p>0xA4= Shrine of Shirley 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65])))" office:value-type="string" office:string-value="0xA5" calcext:value-type="string">
            <text:p>0xA5</text:p>
          </table:table-cell>
          <table:table-cell table:formula="of:=COM.MICROSOFT.CONCAT([.B165]; &quot;= &quot;; [.A165])" office:value-type="string" office:string-value="0xA5= Shrine of Shirley" calcext:value-type="string">
            <text:p>0xA5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66])))" office:value-type="string" office:string-value="0xA6" calcext:value-type="string">
            <text:p>0xA6</text:p>
          </table:table-cell>
          <table:table-cell table:formula="of:=COM.MICROSOFT.CONCAT([.B166]; &quot;= &quot;; [.A166])" office:value-type="string" office:string-value="0xA6= Shrine of Shirley" calcext:value-type="string">
            <text:p>0xA6= Shrine of Shirley</text:p>
          </table:table-cell>
        </table:table-row>
        <table:table-row table:style-name="ro1">
          <table:table-cell office:value-type="string" calcext:value-type="string">
            <text:p>Shrine of Shirley </text:p>
          </table:table-cell>
          <table:table-cell table:formula="of:=COM.MICROSOFT.CONCAT(&quot;0x&quot;; DEC2HEX(ROW([.A167])))" office:value-type="string" office:string-value="0xA7" calcext:value-type="string">
            <text:p>0xA7</text:p>
          </table:table-cell>
          <table:table-cell table:formula="of:=COM.MICROSOFT.CONCAT([.B167]; &quot;= &quot;; [.A167])" office:value-type="string" office:string-value="0xA7= Shrine of Shirley " calcext:value-type="string">
            <text:p>0xA7= Shrine of Shirley 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168])))" office:value-type="string" office:string-value="0xA8" calcext:value-type="string">
            <text:p>0xA8</text:p>
          </table:table-cell>
          <table:table-cell table:formula="of:=COM.MICROSOFT.CONCAT([.B168]; &quot;= &quot;; [.A168])" office:value-type="string" office:string-value="0xA8= Freeze" calcext:value-type="string">
            <text:p>0xA8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169])))" office:value-type="string" office:string-value="0xA9" calcext:value-type="string">
            <text:p>0xA9</text:p>
          </table:table-cell>
          <table:table-cell table:formula="of:=COM.MICROSOFT.CONCAT([.B169]; &quot;= &quot;; [.A169])" office:value-type="string" office:string-value="0xA9= Freeze" calcext:value-type="string">
            <text:p>0xA9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170])))" office:value-type="string" office:string-value="0xAA" calcext:value-type="string">
            <text:p>0xAA</text:p>
          </table:table-cell>
          <table:table-cell table:formula="of:=COM.MICROSOFT.CONCAT([.B170]; &quot;= &quot;; [.A170])" office:value-type="string" office:string-value="0xAA= Freeze" calcext:value-type="string">
            <text:p>0xAA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171])))" office:value-type="string" office:string-value="0xAB" calcext:value-type="string">
            <text:p>0xAB</text:p>
          </table:table-cell>
          <table:table-cell table:formula="of:=COM.MICROSOFT.CONCAT([.B171]; &quot;= &quot;; [.A171])" office:value-type="string" office:string-value="0xAB= Freeze" calcext:value-type="string">
            <text:p>0xAB= Freeze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2])))" office:value-type="string" office:string-value="0xAC" calcext:value-type="string">
            <text:p>0xAC</text:p>
          </table:table-cell>
          <table:table-cell table:formula="of:=COM.MICROSOFT.CONCAT([.B172]; &quot;= &quot;; [.A172])" office:value-type="string" office:string-value="0xAC= Kanzas" calcext:value-type="string">
            <text:p>0xAC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3])))" office:value-type="string" office:string-value="0xAD" calcext:value-type="string">
            <text:p>0xAD</text:p>
          </table:table-cell>
          <table:table-cell table:formula="of:=COM.MICROSOFT.CONCAT([.B173]; &quot;= &quot;; [.A173])" office:value-type="string" office:string-value="0xAD= Kanzas" calcext:value-type="string">
            <text:p>0xAD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4])))" office:value-type="string" office:string-value="0xAE" calcext:value-type="string">
            <text:p>0xAE</text:p>
          </table:table-cell>
          <table:table-cell table:formula="of:=COM.MICROSOFT.CONCAT([.B174]; &quot;= &quot;; [.A174])" office:value-type="string" office:string-value="0xAE= Kanzas" calcext:value-type="string">
            <text:p>0xAE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5])))" office:value-type="string" office:string-value="0xAF" calcext:value-type="string">
            <text:p>0xAF</text:p>
          </table:table-cell>
          <table:table-cell table:formula="of:=COM.MICROSOFT.CONCAT([.B175]; &quot;= &quot;; [.A175])" office:value-type="string" office:string-value="0xAF= Kanzas" calcext:value-type="string">
            <text:p>0xAF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6])))" office:value-type="string" office:string-value="0xB0" calcext:value-type="string">
            <text:p>0xB0</text:p>
          </table:table-cell>
          <table:table-cell table:formula="of:=COM.MICROSOFT.CONCAT([.B176]; &quot;= &quot;; [.A176])" office:value-type="string" office:string-value="0xB0= Kanzas" calcext:value-type="string">
            <text:p>0xB0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7])))" office:value-type="string" office:string-value="0xB1" calcext:value-type="string">
            <text:p>0xB1</text:p>
          </table:table-cell>
          <table:table-cell table:formula="of:=COM.MICROSOFT.CONCAT([.B177]; &quot;= &quot;; [.A177])" office:value-type="string" office:string-value="0xB1= Kanzas" calcext:value-type="string">
            <text:p>0xB1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8])))" office:value-type="string" office:string-value="0xB2" calcext:value-type="string">
            <text:p>0xB2</text:p>
          </table:table-cell>
          <table:table-cell table:formula="of:=COM.MICROSOFT.CONCAT([.B178]; &quot;= &quot;; [.A178])" office:value-type="string" office:string-value="0xB2= Kanzas" calcext:value-type="string">
            <text:p>0xB2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9])))" office:value-type="string" office:string-value="0xB3" calcext:value-type="string">
            <text:p>0xB3</text:p>
          </table:table-cell>
          <table:table-cell table:formula="of:=COM.MICROSOFT.CONCAT([.B179]; &quot;= &quot;; [.A179])" office:value-type="string" office:string-value="0xB3= Kanzas" calcext:value-type="string">
            <text:p>0xB3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0])))" office:value-type="string" office:string-value="0xB4" calcext:value-type="string">
            <text:p>0xB4</text:p>
          </table:table-cell>
          <table:table-cell table:formula="of:=COM.MICROSOFT.CONCAT([.B180]; &quot;= &quot;; [.A180])" office:value-type="string" office:string-value="0xB4= Kanzas" calcext:value-type="string">
            <text:p>0xB4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1])))" office:value-type="string" office:string-value="0xB5" calcext:value-type="string">
            <text:p>0xB5</text:p>
          </table:table-cell>
          <table:table-cell table:formula="of:=COM.MICROSOFT.CONCAT([.B181]; &quot;= &quot;; [.A181])" office:value-type="string" office:string-value="0xB5= Kanzas" calcext:value-type="string">
            <text:p>0xB5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2])))" office:value-type="string" office:string-value="0xB6" calcext:value-type="string">
            <text:p>0xB6</text:p>
          </table:table-cell>
          <table:table-cell table:formula="of:=COM.MICROSOFT.CONCAT([.B182]; &quot;= &quot;; [.A182])" office:value-type="string" office:string-value="0xB6= Kanzas" calcext:value-type="string">
            <text:p>0xB6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3])))" office:value-type="string" office:string-value="0xB7" calcext:value-type="string">
            <text:p>0xB7</text:p>
          </table:table-cell>
          <table:table-cell table:formula="of:=COM.MICROSOFT.CONCAT([.B183]; &quot;= &quot;; [.A183])" office:value-type="string" office:string-value="0xB7= Kanzas" calcext:value-type="string">
            <text:p>0xB7= Kanzas</text:p>
          </table:table-cell>
        </table:table-row>
        <table:table-row table:style-name="ro1">
          <table:table-cell office:value-type="string" calcext:value-type="string">
            <text:p>Kanzas </text:p>
          </table:table-cell>
          <table:table-cell table:formula="of:=COM.MICROSOFT.CONCAT(&quot;0x&quot;; DEC2HEX(ROW([.A184])))" office:value-type="string" office:string-value="0xB8" calcext:value-type="string">
            <text:p>0xB8</text:p>
          </table:table-cell>
          <table:table-cell table:formula="of:=COM.MICROSOFT.CONCAT([.B184]; &quot;= &quot;; [.A184])" office:value-type="string" office:string-value="0xB8= Kanzas " calcext:value-type="string">
            <text:p>0xB8= Kanzas 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185])))" office:value-type="string" office:string-value="0xB9" calcext:value-type="string">
            <text:p>0xB9</text:p>
          </table:table-cell>
          <table:table-cell table:formula="of:=COM.MICROSOFT.CONCAT([.B185]; &quot;= &quot;; [.A185])" office:value-type="string" office:string-value="0xB9= Freeze" calcext:value-type="string">
            <text:p>0xB9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186])))" office:value-type="string" office:string-value="0xBA" calcext:value-type="string">
            <text:p>0xBA</text:p>
          </table:table-cell>
          <table:table-cell table:formula="of:=COM.MICROSOFT.CONCAT([.B186]; &quot;= &quot;; [.A186])" office:value-type="string" office:string-value="0xBA= Freeze" calcext:value-type="string">
            <text:p>0xBA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187])))" office:value-type="string" office:string-value="0xBB" calcext:value-type="string">
            <text:p>0xBB</text:p>
          </table:table-cell>
          <table:table-cell table:formula="of:=COM.MICROSOFT.CONCAT([.B187]; &quot;= &quot;; [.A187])" office:value-type="string" office:string-value="0xBB= Freeze" calcext:value-type="string">
            <text:p>0xBB= Freeze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8])))" office:value-type="string" office:string-value="0xBC" calcext:value-type="string">
            <text:p>0xBC</text:p>
          </table:table-cell>
          <table:table-cell table:formula="of:=COM.MICROSOFT.CONCAT([.B188]; &quot;= &quot;; [.A188])" office:value-type="string" office:string-value="0xBC= Kanzas" calcext:value-type="string">
            <text:p>0xBC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9])))" office:value-type="string" office:string-value="0xBD" calcext:value-type="string">
            <text:p>0xBD</text:p>
          </table:table-cell>
          <table:table-cell table:formula="of:=COM.MICROSOFT.CONCAT([.B189]; &quot;= &quot;; [.A189])" office:value-type="string" office:string-value="0xBD= Kanzas" calcext:value-type="string">
            <text:p>0xBD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0])))" office:value-type="string" office:string-value="0xBE" calcext:value-type="string">
            <text:p>0xBE</text:p>
          </table:table-cell>
          <table:table-cell table:formula="of:=COM.MICROSOFT.CONCAT([.B190]; &quot;= &quot;; [.A190])" office:value-type="string" office:string-value="0xBE= Kanzas" calcext:value-type="string">
            <text:p>0xBE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1])))" office:value-type="string" office:string-value="0xBF" calcext:value-type="string">
            <text:p>0xBF</text:p>
          </table:table-cell>
          <table:table-cell table:formula="of:=COM.MICROSOFT.CONCAT([.B191]; &quot;= &quot;; [.A191])" office:value-type="string" office:string-value="0xBF= Kanzas" calcext:value-type="string">
            <text:p>0xBF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2])))" office:value-type="string" office:string-value="0xC0" calcext:value-type="string">
            <text:p>0xC0</text:p>
          </table:table-cell>
          <table:table-cell table:formula="of:=COM.MICROSOFT.CONCAT([.B192]; &quot;= &quot;; [.A192])" office:value-type="string" office:string-value="0xC0= Kanzas" calcext:value-type="string">
            <text:p>0xC0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3])))" office:value-type="string" office:string-value="0xC1" calcext:value-type="string">
            <text:p>0xC1</text:p>
          </table:table-cell>
          <table:table-cell table:formula="of:=COM.MICROSOFT.CONCAT([.B193]; &quot;= &quot;; [.A193])" office:value-type="string" office:string-value="0xC1= Kanzas" calcext:value-type="string">
            <text:p>0xC1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4])))" office:value-type="string" office:string-value="0xC2" calcext:value-type="string">
            <text:p>0xC2</text:p>
          </table:table-cell>
          <table:table-cell table:formula="of:=COM.MICROSOFT.CONCAT([.B194]; &quot;= &quot;; [.A194])" office:value-type="string" office:string-value="0xC2= Kanzas" calcext:value-type="string">
            <text:p>0xC2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5])))" office:value-type="string" office:string-value="0xC3" calcext:value-type="string">
            <text:p>0xC3</text:p>
          </table:table-cell>
          <table:table-cell table:formula="of:=COM.MICROSOFT.CONCAT([.B195]; &quot;= &quot;; [.A195])" office:value-type="string" office:string-value="0xC3= Kanzas" calcext:value-type="string">
            <text:p>0xC3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6])))" office:value-type="string" office:string-value="0xC4" calcext:value-type="string">
            <text:p>0xC4</text:p>
          </table:table-cell>
          <table:table-cell table:formula="of:=COM.MICROSOFT.CONCAT([.B196]; &quot;= &quot;; [.A196])" office:value-type="string" office:string-value="0xC4= Kanzas" calcext:value-type="string">
            <text:p>0xC4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7])))" office:value-type="string" office:string-value="0xC5" calcext:value-type="string">
            <text:p>0xC5</text:p>
          </table:table-cell>
          <table:table-cell table:formula="of:=COM.MICROSOFT.CONCAT([.B197]; &quot;= &quot;; [.A197])" office:value-type="string" office:string-value="0xC5= Kanzas" calcext:value-type="string">
            <text:p>0xC5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8])))" office:value-type="string" office:string-value="0xC6" calcext:value-type="string">
            <text:p>0xC6</text:p>
          </table:table-cell>
          <table:table-cell table:formula="of:=COM.MICROSOFT.CONCAT([.B198]; &quot;= &quot;; [.A198])" office:value-type="string" office:string-value="0xC6= Kanzas" calcext:value-type="string">
            <text:p>0xC6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9])))" office:value-type="string" office:string-value="0xC7" calcext:value-type="string">
            <text:p>0xC7</text:p>
          </table:table-cell>
          <table:table-cell table:formula="of:=COM.MICROSOFT.CONCAT([.B199]; &quot;= &quot;; [.A199])" office:value-type="string" office:string-value="0xC7= Kanzas" calcext:value-type="string">
            <text:p>0xC7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200])))" office:value-type="string" office:string-value="0xC8" calcext:value-type="string">
            <text:p>0xC8</text:p>
          </table:table-cell>
          <table:table-cell table:formula="of:=COM.MICROSOFT.CONCAT([.B200]; &quot;= &quot;; [.A200])" office:value-type="string" office:string-value="0xC8= Kanzas" calcext:value-type="string">
            <text:p>0xC8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201])))" office:value-type="string" office:string-value="0xC9" calcext:value-type="string">
            <text:p>0xC9</text:p>
          </table:table-cell>
          <table:table-cell table:formula="of:=COM.MICROSOFT.CONCAT([.B201]; &quot;= &quot;; [.A201])" office:value-type="string" office:string-value="0xC9= Kanzas" calcext:value-type="string">
            <text:p>0xC9= Kanza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2])))" office:value-type="string" office:string-value="0xCA" calcext:value-type="string">
            <text:p>0xCA</text:p>
          </table:table-cell>
          <table:table-cell table:formula="of:=COM.MICROSOFT.CONCAT([.B202]; &quot;= &quot;; [.A202])" office:value-type="string" office:string-value="0xCA= Fletz" calcext:value-type="string">
            <text:p>0xCA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3])))" office:value-type="string" office:string-value="0xCB" calcext:value-type="string">
            <text:p>0xCB</text:p>
          </table:table-cell>
          <table:table-cell table:formula="of:=COM.MICROSOFT.CONCAT([.B203]; &quot;= &quot;; [.A203])" office:value-type="string" office:string-value="0xCB= Fletz" calcext:value-type="string">
            <text:p>0xCB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4])))" office:value-type="string" office:string-value="0xCC" calcext:value-type="string">
            <text:p>0xCC</text:p>
          </table:table-cell>
          <table:table-cell table:formula="of:=COM.MICROSOFT.CONCAT([.B204]; &quot;= &quot;; [.A204])" office:value-type="string" office:string-value="0xCC= Fletz" calcext:value-type="string">
            <text:p>0xCC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5])))" office:value-type="string" office:string-value="0xCD" calcext:value-type="string">
            <text:p>0xCD</text:p>
          </table:table-cell>
          <table:table-cell table:formula="of:=COM.MICROSOFT.CONCAT([.B205]; &quot;= &quot;; [.A205])" office:value-type="string" office:string-value="0xCD= Fletz" calcext:value-type="string">
            <text:p>0xCD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6])))" office:value-type="string" office:string-value="0xCE" calcext:value-type="string">
            <text:p>0xCE</text:p>
          </table:table-cell>
          <table:table-cell table:formula="of:=COM.MICROSOFT.CONCAT([.B206]; &quot;= &quot;; [.A206])" office:value-type="string" office:string-value="0xCE= Fletz" calcext:value-type="string">
            <text:p>0xCE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7])))" office:value-type="string" office:string-value="0xCF" calcext:value-type="string">
            <text:p>0xCF</text:p>
          </table:table-cell>
          <table:table-cell table:formula="of:=COM.MICROSOFT.CONCAT([.B207]; &quot;= &quot;; [.A207])" office:value-type="string" office:string-value="0xCF= Fletz" calcext:value-type="string">
            <text:p>0xCF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8])))" office:value-type="string" office:string-value="0xD0" calcext:value-type="string">
            <text:p>0xD0</text:p>
          </table:table-cell>
          <table:table-cell table:formula="of:=COM.MICROSOFT.CONCAT([.B208]; &quot;= &quot;; [.A208])" office:value-type="string" office:string-value="0xD0= Fletz" calcext:value-type="string">
            <text:p>0xD0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9])))" office:value-type="string" office:string-value="0xD1" calcext:value-type="string">
            <text:p>0xD1</text:p>
          </table:table-cell>
          <table:table-cell table:formula="of:=COM.MICROSOFT.CONCAT([.B209]; &quot;= &quot;; [.A209])" office:value-type="string" office:string-value="0xD1= Fletz" calcext:value-type="string">
            <text:p>0xD1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0])))" office:value-type="string" office:string-value="0xD2" calcext:value-type="string">
            <text:p>0xD2</text:p>
          </table:table-cell>
          <table:table-cell table:formula="of:=COM.MICROSOFT.CONCAT([.B210]; &quot;= &quot;; [.A210])" office:value-type="string" office:string-value="0xD2= Fletz" calcext:value-type="string">
            <text:p>0xD2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1])))" office:value-type="string" office:string-value="0xD3" calcext:value-type="string">
            <text:p>0xD3</text:p>
          </table:table-cell>
          <table:table-cell table:formula="of:=COM.MICROSOFT.CONCAT([.B211]; &quot;= &quot;; [.A211])" office:value-type="string" office:string-value="0xD3= Fletz" calcext:value-type="string">
            <text:p>0xD3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2])))" office:value-type="string" office:string-value="0xD4" calcext:value-type="string">
            <text:p>0xD4</text:p>
          </table:table-cell>
          <table:table-cell table:formula="of:=COM.MICROSOFT.CONCAT([.B212]; &quot;= &quot;; [.A212])" office:value-type="string" office:string-value="0xD4= Fletz" calcext:value-type="string">
            <text:p>0xD4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3])))" office:value-type="string" office:string-value="0xD5" calcext:value-type="string">
            <text:p>0xD5</text:p>
          </table:table-cell>
          <table:table-cell table:formula="of:=COM.MICROSOFT.CONCAT([.B213]; &quot;= &quot;; [.A213])" office:value-type="string" office:string-value="0xD5= Fletz" calcext:value-type="string">
            <text:p>0xD5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4])))" office:value-type="string" office:string-value="0xD6" calcext:value-type="string">
            <text:p>0xD6</text:p>
          </table:table-cell>
          <table:table-cell table:formula="of:=COM.MICROSOFT.CONCAT([.B214]; &quot;= &quot;; [.A214])" office:value-type="string" office:string-value="0xD6= Fletz" calcext:value-type="string">
            <text:p>0xD6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5])))" office:value-type="string" office:string-value="0xD7" calcext:value-type="string">
            <text:p>0xD7</text:p>
          </table:table-cell>
          <table:table-cell table:formula="of:=COM.MICROSOFT.CONCAT([.B215]; &quot;= &quot;; [.A215])" office:value-type="string" office:string-value="0xD7= Fletz" calcext:value-type="string">
            <text:p>0xD7= Fletz</text:p>
          </table:table-cell>
        </table:table-row>
        <table:table-row table:style-name="ro1">
          <table:table-cell office:value-type="string" calcext:value-type="string">
            <text:p>Fletz </text:p>
          </table:table-cell>
          <table:table-cell table:formula="of:=COM.MICROSOFT.CONCAT(&quot;0x&quot;; DEC2HEX(ROW([.A216])))" office:value-type="string" office:string-value="0xD8" calcext:value-type="string">
            <text:p>0xD8</text:p>
          </table:table-cell>
          <table:table-cell table:formula="of:=COM.MICROSOFT.CONCAT([.B216]; &quot;= &quot;; [.A216])" office:value-type="string" office:string-value="0xD8= Fletz " calcext:value-type="string">
            <text:p>0xD8= Fletz 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7])))" office:value-type="string" office:string-value="0xD9" calcext:value-type="string">
            <text:p>0xD9</text:p>
          </table:table-cell>
          <table:table-cell table:formula="of:=COM.MICROSOFT.CONCAT([.B217]; &quot;= &quot;; [.A217])" office:value-type="string" office:string-value="0xD9= Fletz" calcext:value-type="string">
            <text:p>0xD9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8])))" office:value-type="string" office:string-value="0xDA" calcext:value-type="string">
            <text:p>0xDA</text:p>
          </table:table-cell>
          <table:table-cell table:formula="of:=COM.MICROSOFT.CONCAT([.B218]; &quot;= &quot;; [.A218])" office:value-type="string" office:string-value="0xDA= Fletz" calcext:value-type="string">
            <text:p>0xDA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9])))" office:value-type="string" office:string-value="0xDB" calcext:value-type="string">
            <text:p>0xDB</text:p>
          </table:table-cell>
          <table:table-cell table:formula="of:=COM.MICROSOFT.CONCAT([.B219]; &quot;= &quot;; [.A219])" office:value-type="string" office:string-value="0xDB= Fletz" calcext:value-type="string">
            <text:p>0xDB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0])))" office:value-type="string" office:string-value="0xDC" calcext:value-type="string">
            <text:p>0xDC</text:p>
          </table:table-cell>
          <table:table-cell table:formula="of:=COM.MICROSOFT.CONCAT([.B220]; &quot;= &quot;; [.A220])" office:value-type="string" office:string-value="0xDC= Fletz" calcext:value-type="string">
            <text:p>0xDC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1])))" office:value-type="string" office:string-value="0xDD" calcext:value-type="string">
            <text:p>0xDD</text:p>
          </table:table-cell>
          <table:table-cell table:formula="of:=COM.MICROSOFT.CONCAT([.B221]; &quot;= &quot;; [.A221])" office:value-type="string" office:string-value="0xDD= Fletz" calcext:value-type="string">
            <text:p>0xDD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2])))" office:value-type="string" office:string-value="0xDE" calcext:value-type="string">
            <text:p>0xDE</text:p>
          </table:table-cell>
          <table:table-cell table:formula="of:=COM.MICROSOFT.CONCAT([.B222]; &quot;= &quot;; [.A222])" office:value-type="string" office:string-value="0xDE= Fletz" calcext:value-type="string">
            <text:p>0xDE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3])))" office:value-type="string" office:string-value="0xDF" calcext:value-type="string">
            <text:p>0xDF</text:p>
          </table:table-cell>
          <table:table-cell table:formula="of:=COM.MICROSOFT.CONCAT([.B223]; &quot;= &quot;; [.A223])" office:value-type="string" office:string-value="0xDF= Fletz" calcext:value-type="string">
            <text:p>0xDF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4])))" office:value-type="string" office:string-value="0xE0" calcext:value-type="string">
            <text:p>0xE0</text:p>
          </table:table-cell>
          <table:table-cell table:formula="of:=COM.MICROSOFT.CONCAT([.B224]; &quot;= &quot;; [.A224])" office:value-type="string" office:string-value="0xE0= Fletz" calcext:value-type="string">
            <text:p>0xE0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5])))" office:value-type="string" office:string-value="0xE1" calcext:value-type="string">
            <text:p>0xE1</text:p>
          </table:table-cell>
          <table:table-cell table:formula="of:=COM.MICROSOFT.CONCAT([.B225]; &quot;= &quot;; [.A225])" office:value-type="string" office:string-value="0xE1= Fletz" calcext:value-type="string">
            <text:p>0xE1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6])))" office:value-type="string" office:string-value="0xE2" calcext:value-type="string">
            <text:p>0xE2</text:p>
          </table:table-cell>
          <table:table-cell table:formula="of:=COM.MICROSOFT.CONCAT([.B226]; &quot;= &quot;; [.A226])" office:value-type="string" office:string-value="0xE2= Fletz" calcext:value-type="string">
            <text:p>0xE2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7])))" office:value-type="string" office:string-value="0xE3" calcext:value-type="string">
            <text:p>0xE3</text:p>
          </table:table-cell>
          <table:table-cell table:formula="of:=COM.MICROSOFT.CONCAT([.B227]; &quot;= &quot;; [.A227])" office:value-type="string" office:string-value="0xE3= Fletz" calcext:value-type="string">
            <text:p>0xE3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8])))" office:value-type="string" office:string-value="0xE4" calcext:value-type="string">
            <text:p>0xE4</text:p>
          </table:table-cell>
          <table:table-cell table:formula="of:=COM.MICROSOFT.CONCAT([.B228]; &quot;= &quot;; [.A228])" office:value-type="string" office:string-value="0xE4= Fletz" calcext:value-type="string">
            <text:p>0xE4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9])))" office:value-type="string" office:string-value="0xE5" calcext:value-type="string">
            <text:p>0xE5</text:p>
          </table:table-cell>
          <table:table-cell table:formula="of:=COM.MICROSOFT.CONCAT([.B229]; &quot;= &quot;; [.A229])" office:value-type="string" office:string-value="0xE5= Fletz" calcext:value-type="string">
            <text:p>0xE5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0])))" office:value-type="string" office:string-value="0xE6" calcext:value-type="string">
            <text:p>0xE6</text:p>
          </table:table-cell>
          <table:table-cell table:formula="of:=COM.MICROSOFT.CONCAT([.B230]; &quot;= &quot;; [.A230])" office:value-type="string" office:string-value="0xE6= Fletz" calcext:value-type="string">
            <text:p>0xE6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1])))" office:value-type="string" office:string-value="0xE7" calcext:value-type="string">
            <text:p>0xE7</text:p>
          </table:table-cell>
          <table:table-cell table:formula="of:=COM.MICROSOFT.CONCAT([.B231]; &quot;= &quot;; [.A231])" office:value-type="string" office:string-value="0xE7= Fletz" calcext:value-type="string">
            <text:p>0xE7= Fletz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2])))" office:value-type="string" office:string-value="0xE8" calcext:value-type="string">
            <text:p>0xE8</text:p>
          </table:table-cell>
          <table:table-cell table:formula="of:=COM.MICROSOFT.CONCAT([.B232]; &quot;= &quot;; [.A232])" office:value-type="string" office:string-value="0xE8= Barrens" calcext:value-type="string">
            <text:p>0xE8= 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3])))" office:value-type="string" office:string-value="0xE9" calcext:value-type="string">
            <text:p>0xE9</text:p>
          </table:table-cell>
          <table:table-cell table:formula="of:=COM.MICROSOFT.CONCAT([.B233]; &quot;= &quot;; [.A233])" office:value-type="string" office:string-value="0xE9= Barrens" calcext:value-type="string">
            <text:p>0xE9= 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4])))" office:value-type="string" office:string-value="0xEA" calcext:value-type="string">
            <text:p>0xEA</text:p>
          </table:table-cell>
          <table:table-cell table:formula="of:=COM.MICROSOFT.CONCAT([.B234]; &quot;= &quot;; [.A234])" office:value-type="string" office:string-value="0xEA= Barrens" calcext:value-type="string">
            <text:p>0xEA= Barren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5])))" office:value-type="string" office:string-value="0xEB" calcext:value-type="string">
            <text:p>0xEB</text:p>
          </table:table-cell>
          <table:table-cell table:formula="of:=COM.MICROSOFT.CONCAT([.B235]; &quot;= &quot;; [.A235])" office:value-type="string" office:string-value="0xEB= Fletz" calcext:value-type="string">
            <text:p>0xEB= Fletz</text:p>
          </table:table-cell>
        </table:table-row>
        <table:table-row table:style-name="ro1">
          <table:table-cell office:value-type="string" calcext:value-type="string">
            <text:p>Telescope</text:p>
          </table:table-cell>
          <table:table-cell table:formula="of:=COM.MICROSOFT.CONCAT(&quot;0x&quot;; DEC2HEX(ROW([.A236])))" office:value-type="string" office:string-value="0xEC" calcext:value-type="string">
            <text:p>0xEC</text:p>
          </table:table-cell>
          <table:table-cell table:formula="of:=COM.MICROSOFT.CONCAT([.B236]; &quot;= &quot;; [.A236])" office:value-type="string" office:string-value="0xEC= Telescope" calcext:value-type="string">
            <text:p>0xEC= Telescope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7])))" office:value-type="string" office:string-value="0xED" calcext:value-type="string">
            <text:p>0xED</text:p>
          </table:table-cell>
          <table:table-cell table:formula="of:=COM.MICROSOFT.CONCAT([.B237]; &quot;= &quot;; [.A237])" office:value-type="string" office:string-value="0xED= Fletz" calcext:value-type="string">
            <text:p>0xED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8])))" office:value-type="string" office:string-value="0xEE" calcext:value-type="string">
            <text:p>0xEE</text:p>
          </table:table-cell>
          <table:table-cell table:formula="of:=COM.MICROSOFT.CONCAT([.B238]; &quot;= &quot;; [.A238])" office:value-type="string" office:string-value="0xEE= Fletz" calcext:value-type="string">
            <text:p>0xEE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9])))" office:value-type="string" office:string-value="0xEF" calcext:value-type="string">
            <text:p>0xEF</text:p>
          </table:table-cell>
          <table:table-cell table:formula="of:=COM.MICROSOFT.CONCAT([.B239]; &quot;= &quot;; [.A239])" office:value-type="string" office:string-value="0xEF= Fletz" calcext:value-type="string">
            <text:p>0xEF= Fletz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0])))" office:value-type="string" office:string-value="0xF0" calcext:value-type="string">
            <text:p>0xF0</text:p>
          </table:table-cell>
          <table:table-cell table:formula="of:=COM.MICROSOFT.CONCAT([.B240]; &quot;= &quot;; [.A240])" office:value-type="string" office:string-value="0xF0= Donau" calcext:value-type="string">
            <text:p>0xF0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1])))" office:value-type="string" office:string-value="0xF1" calcext:value-type="string">
            <text:p>0xF1</text:p>
          </table:table-cell>
          <table:table-cell table:formula="of:=COM.MICROSOFT.CONCAT([.B241]; &quot;= &quot;; [.A241])" office:value-type="string" office:string-value="0xF1= Donau" calcext:value-type="string">
            <text:p>0xF1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2])))" office:value-type="string" office:string-value="0xF2" calcext:value-type="string">
            <text:p>0xF2</text:p>
          </table:table-cell>
          <table:table-cell table:formula="of:=COM.MICROSOFT.CONCAT([.B242]; &quot;= &quot;; [.A242])" office:value-type="string" office:string-value="0xF2= Donau" calcext:value-type="string">
            <text:p>0xF2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3])))" office:value-type="string" office:string-value="0xF3" calcext:value-type="string">
            <text:p>0xF3</text:p>
          </table:table-cell>
          <table:table-cell table:formula="of:=COM.MICROSOFT.CONCAT([.B243]; &quot;= &quot;; [.A243])" office:value-type="string" office:string-value="0xF3= Donau" calcext:value-type="string">
            <text:p>0xF3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4])))" office:value-type="string" office:string-value="0xF4" calcext:value-type="string">
            <text:p>0xF4</text:p>
          </table:table-cell>
          <table:table-cell table:formula="of:=COM.MICROSOFT.CONCAT([.B244]; &quot;= &quot;; [.A244])" office:value-type="string" office:string-value="0xF4= Donau" calcext:value-type="string">
            <text:p>0xF4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5])))" office:value-type="string" office:string-value="0xF5" calcext:value-type="string">
            <text:p>0xF5</text:p>
          </table:table-cell>
          <table:table-cell table:formula="of:=COM.MICROSOFT.CONCAT([.B245]; &quot;= &quot;; [.A245])" office:value-type="string" office:string-value="0xF5= Donau" calcext:value-type="string">
            <text:p>0xF5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6])))" office:value-type="string" office:string-value="0xF6" calcext:value-type="string">
            <text:p>0xF6</text:p>
          </table:table-cell>
          <table:table-cell table:formula="of:=COM.MICROSOFT.CONCAT([.B246]; &quot;= &quot;; [.A246])" office:value-type="string" office:string-value="0xF6= Donau" calcext:value-type="string">
            <text:p>0xF6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7])))" office:value-type="string" office:string-value="0xF7" calcext:value-type="string">
            <text:p>0xF7</text:p>
          </table:table-cell>
          <table:table-cell table:formula="of:=COM.MICROSOFT.CONCAT([.B247]; &quot;= &quot;; [.A247])" office:value-type="string" office:string-value="0xF7= Donau" calcext:value-type="string">
            <text:p>0xF7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8])))" office:value-type="string" office:string-value="0xF8" calcext:value-type="string">
            <text:p>0xF8</text:p>
          </table:table-cell>
          <table:table-cell table:formula="of:=COM.MICROSOFT.CONCAT([.B248]; &quot;= &quot;; [.A248])" office:value-type="string" office:string-value="0xF8= Donau" calcext:value-type="string">
            <text:p>0xF8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9])))" office:value-type="string" office:string-value="0xF9" calcext:value-type="string">
            <text:p>0xF9</text:p>
          </table:table-cell>
          <table:table-cell table:formula="of:=COM.MICROSOFT.CONCAT([.B249]; &quot;= &quot;; [.A249])" office:value-type="string" office:string-value="0xF9= Donau" calcext:value-type="string">
            <text:p>0xF9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0])))" office:value-type="string" office:string-value="0xFA" calcext:value-type="string">
            <text:p>0xFA</text:p>
          </table:table-cell>
          <table:table-cell table:formula="of:=COM.MICROSOFT.CONCAT([.B250]; &quot;= &quot;; [.A250])" office:value-type="string" office:string-value="0xFA= Donau" calcext:value-type="string">
            <text:p>0xFA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1])))" office:value-type="string" office:string-value="0xFB" calcext:value-type="string">
            <text:p>0xFB</text:p>
          </table:table-cell>
          <table:table-cell table:formula="of:=COM.MICROSOFT.CONCAT([.B251]; &quot;= &quot;; [.A251])" office:value-type="string" office:string-value="0xFB= Donau" calcext:value-type="string">
            <text:p>0xFB= Donau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2])))" office:value-type="string" office:string-value="0xFC" calcext:value-type="string">
            <text:p>0xFC</text:p>
          </table:table-cell>
          <table:table-cell table:formula="of:=COM.MICROSOFT.CONCAT([.B252]; &quot;= &quot;; [.A252])" office:value-type="string" office:string-value="0xFC= Valley" calcext:value-type="string">
            <text:p>0xFC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3])))" office:value-type="string" office:string-value="0xFD" calcext:value-type="string">
            <text:p>0xFD</text:p>
          </table:table-cell>
          <table:table-cell table:formula="of:=COM.MICROSOFT.CONCAT([.B253]; &quot;= &quot;; [.A253])" office:value-type="string" office:string-value="0xFD= Valley" calcext:value-type="string">
            <text:p>0xFD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4])))" office:value-type="string" office:string-value="0xFE" calcext:value-type="string">
            <text:p>0xFE</text:p>
          </table:table-cell>
          <table:table-cell table:formula="of:=COM.MICROSOFT.CONCAT([.B254]; &quot;= &quot;; [.A254])" office:value-type="string" office:string-value="0xFE= Valley" calcext:value-type="string">
            <text:p>0xFE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5])))" office:value-type="string" office:string-value="0xFF" calcext:value-type="string">
            <text:p>0xFF</text:p>
          </table:table-cell>
          <table:table-cell table:formula="of:=COM.MICROSOFT.CONCAT([.B255]; &quot;= &quot;; [.A255])" office:value-type="string" office:string-value="0xFF= Valley" calcext:value-type="string">
            <text:p>0xFF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6])))" office:value-type="string" office:string-value="0x100" calcext:value-type="string">
            <text:p>0x100</text:p>
          </table:table-cell>
          <table:table-cell table:formula="of:=COM.MICROSOFT.CONCAT([.B256]; &quot;= &quot;; [.A256])" office:value-type="string" office:string-value="0x100= Valley" calcext:value-type="string">
            <text:p>0x100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7])))" office:value-type="string" office:string-value="0x101" calcext:value-type="string">
            <text:p>0x101</text:p>
          </table:table-cell>
          <table:table-cell table:formula="of:=COM.MICROSOFT.CONCAT([.B257]; &quot;= &quot;; [.A257])" office:value-type="string" office:string-value="0x101= Valley" calcext:value-type="string">
            <text:p>0x101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8])))" office:value-type="string" office:string-value="0x102" calcext:value-type="string">
            <text:p>0x102</text:p>
          </table:table-cell>
          <table:table-cell table:formula="of:=COM.MICROSOFT.CONCAT([.B258]; &quot;= &quot;; [.A258])" office:value-type="string" office:string-value="0x102= Valley" calcext:value-type="string">
            <text:p>0x102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9])))" office:value-type="string" office:string-value="0x103" calcext:value-type="string">
            <text:p>0x103</text:p>
          </table:table-cell>
          <table:table-cell table:formula="of:=COM.MICROSOFT.CONCAT([.B259]; &quot;= &quot;; [.A259])" office:value-type="string" office:string-value="0x103= Valley" calcext:value-type="string">
            <text:p>0x103= Valley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60])))" office:value-type="string" office:string-value="0x104" calcext:value-type="string">
            <text:p>0x104</text:p>
          </table:table-cell>
          <table:table-cell table:formula="of:=COM.MICROSOFT.CONCAT([.B260]; &quot;= &quot;; [.A260])" office:value-type="string" office:string-value="0x104= Donau" calcext:value-type="string">
            <text:p>0x104= Donau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61])))" office:value-type="string" office:string-value="0x105" calcext:value-type="string">
            <text:p>0x105</text:p>
          </table:table-cell>
          <table:table-cell table:formula="of:=COM.MICROSOFT.CONCAT([.B261]; &quot;= &quot;; [.A261])" office:value-type="string" office:string-value="0x105= Fletz" calcext:value-type="string">
            <text:p>0x105= Fletz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2])))" office:value-type="string" office:string-value="0x106" calcext:value-type="string">
            <text:p>0x106</text:p>
          </table:table-cell>
          <table:table-cell table:formula="of:=COM.MICROSOFT.CONCAT([.B262]; &quot;= &quot;; [.A262])" office:value-type="string" office:string-value="0x106= Giganto" calcext:value-type="string">
            <text:p>0x106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3])))" office:value-type="string" office:string-value="0x107" calcext:value-type="string">
            <text:p>0x107</text:p>
          </table:table-cell>
          <table:table-cell table:formula="of:=COM.MICROSOFT.CONCAT([.B263]; &quot;= &quot;; [.A263])" office:value-type="string" office:string-value="0x107= Giganto" calcext:value-type="string">
            <text:p>0x107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4])))" office:value-type="string" office:string-value="0x108" calcext:value-type="string">
            <text:p>0x108</text:p>
          </table:table-cell>
          <table:table-cell table:formula="of:=COM.MICROSOFT.CONCAT([.B264]; &quot;= &quot;; [.A264])" office:value-type="string" office:string-value="0x108= Giganto" calcext:value-type="string">
            <text:p>0x108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5])))" office:value-type="string" office:string-value="0x109" calcext:value-type="string">
            <text:p>0x109</text:p>
          </table:table-cell>
          <table:table-cell table:formula="of:=COM.MICROSOFT.CONCAT([.B265]; &quot;= &quot;; [.A265])" office:value-type="string" office:string-value="0x109= Giganto" calcext:value-type="string">
            <text:p>0x109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6])))" office:value-type="string" office:string-value="0x10A" calcext:value-type="string">
            <text:p>0x10A</text:p>
          </table:table-cell>
          <table:table-cell table:formula="of:=COM.MICROSOFT.CONCAT([.B266]; &quot;= &quot;; [.A266])" office:value-type="string" office:string-value="0x10A= Giganto" calcext:value-type="string">
            <text:p>0x10A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7])))" office:value-type="string" office:string-value="0x10B" calcext:value-type="string">
            <text:p>0x10B</text:p>
          </table:table-cell>
          <table:table-cell table:formula="of:=COM.MICROSOFT.CONCAT([.B267]; &quot;= &quot;; [.A267])" office:value-type="string" office:string-value="0x10B= Giganto" calcext:value-type="string">
            <text:p>0x10B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8])))" office:value-type="string" office:string-value="0x10C" calcext:value-type="string">
            <text:p>0x10C</text:p>
          </table:table-cell>
          <table:table-cell table:formula="of:=COM.MICROSOFT.CONCAT([.B268]; &quot;= &quot;; [.A268])" office:value-type="string" office:string-value="0x10C= Giganto" calcext:value-type="string">
            <text:p>0x10C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9])))" office:value-type="string" office:string-value="0x10D" calcext:value-type="string">
            <text:p>0x10D</text:p>
          </table:table-cell>
          <table:table-cell table:formula="of:=COM.MICROSOFT.CONCAT([.B269]; &quot;= &quot;; [.A269])" office:value-type="string" office:string-value="0x10D= Giganto" calcext:value-type="string">
            <text:p>0x10D= Giganto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270])))" office:value-type="string" office:string-value="0x10E" calcext:value-type="string">
            <text:p>0x10E</text:p>
          </table:table-cell>
          <table:table-cell table:formula="of:=COM.MICROSOFT.CONCAT([.B270]; &quot;= &quot;; [.A270])" office:value-type="string" office:string-value="0x10E= Crash" calcext:value-type="string">
            <text:p>0x10E= Crash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271])))" office:value-type="string" office:string-value="0x10F" calcext:value-type="string">
            <text:p>0x10F</text:p>
          </table:table-cell>
          <table:table-cell table:formula="of:=COM.MICROSOFT.CONCAT([.B271]; &quot;= &quot;; [.A271])" office:value-type="string" office:string-value="0x10F= Freeze" calcext:value-type="string">
            <text:p>0x10F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272])))" office:value-type="string" office:string-value="0x110" calcext:value-type="string">
            <text:p>0x110</text:p>
          </table:table-cell>
          <table:table-cell table:formula="of:=COM.MICROSOFT.CONCAT([.B272]; &quot;= &quot;; [.A272])" office:value-type="string" office:string-value="0x110= Freeze" calcext:value-type="string">
            <text:p>0x110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273])))" office:value-type="string" office:string-value="0x111" calcext:value-type="string">
            <text:p>0x111</text:p>
          </table:table-cell>
          <table:table-cell table:formula="of:=COM.MICROSOFT.CONCAT([.B273]; &quot;= &quot;; [.A273])" office:value-type="string" office:string-value="0x111= Freeze" calcext:value-type="string">
            <text:p>0x111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274])))" office:value-type="string" office:string-value="0x112" calcext:value-type="string">
            <text:p>0x112</text:p>
          </table:table-cell>
          <table:table-cell table:formula="of:=COM.MICROSOFT.CONCAT([.B274]; &quot;= &quot;; [.A274])" office:value-type="string" office:string-value="0x112= Freeze" calcext:value-type="string">
            <text:p>0x112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275])))" office:value-type="string" office:string-value="0x113" calcext:value-type="string">
            <text:p>0x113</text:p>
          </table:table-cell>
          <table:table-cell table:formula="of:=COM.MICROSOFT.CONCAT([.B275]; &quot;= &quot;; [.A275])" office:value-type="string" office:string-value="0x113= Freeze" calcext:value-type="string">
            <text:p>0x113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276])))" office:value-type="string" office:string-value="0x114" calcext:value-type="string">
            <text:p>0x114</text:p>
          </table:table-cell>
          <table:table-cell table:formula="of:=COM.MICROSOFT.CONCAT([.B276]; &quot;= &quot;; [.A276])" office:value-type="string" office:string-value="0x114= Freeze" calcext:value-type="string">
            <text:p>0x114= Freeze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77])))" office:value-type="string" office:string-value="0x115" calcext:value-type="string">
            <text:p>0x115</text:p>
          </table:table-cell>
          <table:table-cell table:formula="of:=COM.MICROSOFT.CONCAT([.B277]; &quot;= &quot;; [.A277])" office:value-type="string" office:string-value="0x115= Ship " calcext:value-type="string">
            <text:p>0x115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78])))" office:value-type="string" office:string-value="0x116" calcext:value-type="string">
            <text:p>0x116</text:p>
          </table:table-cell>
          <table:table-cell table:formula="of:=COM.MICROSOFT.CONCAT([.B278]; &quot;= &quot;; [.A278])" office:value-type="string" office:string-value="0x116= Ship " calcext:value-type="string">
            <text:p>0x116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79])))" office:value-type="string" office:string-value="0x117" calcext:value-type="string">
            <text:p>0x117</text:p>
          </table:table-cell>
          <table:table-cell table:formula="of:=COM.MICROSOFT.CONCAT([.B279]; &quot;= &quot;; [.A279])" office:value-type="string" office:string-value="0x117= Ship " calcext:value-type="string">
            <text:p>0x117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0])))" office:value-type="string" office:string-value="0x118" calcext:value-type="string">
            <text:p>0x118</text:p>
          </table:table-cell>
          <table:table-cell table:formula="of:=COM.MICROSOFT.CONCAT([.B280]; &quot;= &quot;; [.A280])" office:value-type="string" office:string-value="0x118= Ship " calcext:value-type="string">
            <text:p>0x118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1])))" office:value-type="string" office:string-value="0x119" calcext:value-type="string">
            <text:p>0x119</text:p>
          </table:table-cell>
          <table:table-cell table:formula="of:=COM.MICROSOFT.CONCAT([.B281]; &quot;= &quot;; [.A281])" office:value-type="string" office:string-value="0x119= Ship " calcext:value-type="string">
            <text:p>0x119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2])))" office:value-type="string" office:string-value="0x11A" calcext:value-type="string">
            <text:p>0x11A</text:p>
          </table:table-cell>
          <table:table-cell table:formula="of:=COM.MICROSOFT.CONCAT([.B282]; &quot;= &quot;; [.A282])" office:value-type="string" office:string-value="0x11A= Ship " calcext:value-type="string">
            <text:p>0x11A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3])))" office:value-type="string" office:string-value="0x11B" calcext:value-type="string">
            <text:p>0x11B</text:p>
          </table:table-cell>
          <table:table-cell table:formula="of:=COM.MICROSOFT.CONCAT([.B283]; &quot;= &quot;; [.A283])" office:value-type="string" office:string-value="0x11B= Ship " calcext:value-type="string">
            <text:p>0x11B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4])))" office:value-type="string" office:string-value="0x11C" calcext:value-type="string">
            <text:p>0x11C</text:p>
          </table:table-cell>
          <table:table-cell table:formula="of:=COM.MICROSOFT.CONCAT([.B284]; &quot;= &quot;; [.A284])" office:value-type="string" office:string-value="0x11C= Ship " calcext:value-type="string">
            <text:p>0x11C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5])))" office:value-type="string" office:string-value="0x11D" calcext:value-type="string">
            <text:p>0x11D</text:p>
          </table:table-cell>
          <table:table-cell table:formula="of:=COM.MICROSOFT.CONCAT([.B285]; &quot;= &quot;; [.A285])" office:value-type="string" office:string-value="0x11D= Ship " calcext:value-type="string">
            <text:p>0x11D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6])))" office:value-type="string" office:string-value="0x11E" calcext:value-type="string">
            <text:p>0x11E</text:p>
          </table:table-cell>
          <table:table-cell table:formula="of:=COM.MICROSOFT.CONCAT([.B286]; &quot;= &quot;; [.A286])" office:value-type="string" office:string-value="0x11E= Ship " calcext:value-type="string">
            <text:p>0x11E= Ship 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table:formula="of:=COM.MICROSOFT.CONCAT(&quot;0x&quot;; DEC2HEX(ROW([.A287])))" office:value-type="string" office:string-value="0x11F" calcext:value-type="string">
            <text:p>0x11F</text:p>
          </table:table-cell>
          <table:table-cell table:formula="of:=COM.MICROSOFT.CONCAT([.B287]; &quot;= &quot;; [.A287])" office:value-type="string" office:string-value="0x11F= Ship" calcext:value-type="string">
            <text:p>0x11F= Ship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8])))" office:value-type="string" office:string-value="0x120" calcext:value-type="string">
            <text:p>0x120</text:p>
          </table:table-cell>
          <table:table-cell table:formula="of:=COM.MICROSOFT.CONCAT([.B288]; &quot;= &quot;; [.A288])" office:value-type="string" office:string-value="0x120= Ship " calcext:value-type="string">
            <text:p>0x120= Ship 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89])))" office:value-type="string" office:string-value="0x121" calcext:value-type="string">
            <text:p>0x121</text:p>
          </table:table-cell>
          <table:table-cell table:formula="of:=COM.MICROSOFT.CONCAT([.B289]; &quot;= &quot;; [.A289])" office:value-type="string" office:string-value="0x121= Phantom" calcext:value-type="string">
            <text:p>0x121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0])))" office:value-type="string" office:string-value="0x122" calcext:value-type="string">
            <text:p>0x122</text:p>
          </table:table-cell>
          <table:table-cell table:formula="of:=COM.MICROSOFT.CONCAT([.B290]; &quot;= &quot;; [.A290])" office:value-type="string" office:string-value="0x122= Phantom" calcext:value-type="string">
            <text:p>0x122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1])))" office:value-type="string" office:string-value="0x123" calcext:value-type="string">
            <text:p>0x123</text:p>
          </table:table-cell>
          <table:table-cell table:formula="of:=COM.MICROSOFT.CONCAT([.B291]; &quot;= &quot;; [.A291])" office:value-type="string" office:string-value="0x123= Phantom" calcext:value-type="string">
            <text:p>0x123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2])))" office:value-type="string" office:string-value="0x124" calcext:value-type="string">
            <text:p>0x124</text:p>
          </table:table-cell>
          <table:table-cell table:formula="of:=COM.MICROSOFT.CONCAT([.B292]; &quot;= &quot;; [.A292])" office:value-type="string" office:string-value="0x124= Phantom" calcext:value-type="string">
            <text:p>0x124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3])))" office:value-type="string" office:string-value="0x125" calcext:value-type="string">
            <text:p>0x125</text:p>
          </table:table-cell>
          <table:table-cell table:formula="of:=COM.MICROSOFT.CONCAT([.B293]; &quot;= &quot;; [.A293])" office:value-type="string" office:string-value="0x125= Phantom" calcext:value-type="string">
            <text:p>0x125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4])))" office:value-type="string" office:string-value="0x126" calcext:value-type="string">
            <text:p>0x126</text:p>
          </table:table-cell>
          <table:table-cell table:formula="of:=COM.MICROSOFT.CONCAT([.B294]; &quot;= &quot;; [.A294])" office:value-type="string" office:string-value="0x126= Phantom" calcext:value-type="string">
            <text:p>0x126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5])))" office:value-type="string" office:string-value="0x127" calcext:value-type="string">
            <text:p>0x127</text:p>
          </table:table-cell>
          <table:table-cell table:formula="of:=COM.MICROSOFT.CONCAT([.B295]; &quot;= &quot;; [.A295])" office:value-type="string" office:string-value="0x127= Phantom" calcext:value-type="string">
            <text:p>0x127= Phantom</text:p>
          </table:table-cell>
        </table:table-row>
        <table:table-row table:style-name="ro1">
          <table:table-cell office:value-type="string" calcext:value-type="string">
            <text:p>Phantom </text:p>
          </table:table-cell>
          <table:table-cell table:formula="of:=COM.MICROSOFT.CONCAT(&quot;0x&quot;; DEC2HEX(ROW([.A296])))" office:value-type="string" office:string-value="0x128" calcext:value-type="string">
            <text:p>0x128</text:p>
          </table:table-cell>
          <table:table-cell table:formula="of:=COM.MICROSOFT.CONCAT([.B296]; &quot;= &quot;; [.A296])" office:value-type="string" office:string-value="0x128= Phantom " calcext:value-type="string">
            <text:p>0x128= Phantom 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7])))" office:value-type="string" office:string-value="0x129" calcext:value-type="string">
            <text:p>0x129</text:p>
          </table:table-cell>
          <table:table-cell table:formula="of:=COM.MICROSOFT.CONCAT([.B297]; &quot;= &quot;; [.A297])" office:value-type="string" office:string-value="0x129= Phantom" calcext:value-type="string">
            <text:p>0x129= Phantom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298])))" office:value-type="string" office:string-value="0x12A" calcext:value-type="string">
            <text:p>0x12A</text:p>
          </table:table-cell>
          <table:table-cell table:formula="of:=COM.MICROSOFT.CONCAT([.B298]; &quot;= &quot;; [.A298])" office:value-type="string" office:string-value="0x12A= Lideria" calcext:value-type="string">
            <text:p>0x12A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299])))" office:value-type="string" office:string-value="0x12B" calcext:value-type="string">
            <text:p>0x12B</text:p>
          </table:table-cell>
          <table:table-cell table:formula="of:=COM.MICROSOFT.CONCAT([.B299]; &quot;= &quot;; [.A299])" office:value-type="string" office:string-value="0x12B= Lideria" calcext:value-type="string">
            <text:p>0x12B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00])))" office:value-type="string" office:string-value="0x12C" calcext:value-type="string">
            <text:p>0x12C</text:p>
          </table:table-cell>
          <table:table-cell table:formula="of:=COM.MICROSOFT.CONCAT([.B300]; &quot;= &quot;; [.A300])" office:value-type="string" office:string-value="0x12C= Lideria" calcext:value-type="string">
            <text:p>0x12C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01])))" office:value-type="string" office:string-value="0x12D" calcext:value-type="string">
            <text:p>0x12D</text:p>
          </table:table-cell>
          <table:table-cell table:formula="of:=COM.MICROSOFT.CONCAT([.B301]; &quot;= &quot;; [.A301])" office:value-type="string" office:string-value="0x12D= Lideria" calcext:value-type="string">
            <text:p>0x12D= Lideria</text:p>
          </table:table-cell>
        </table:table-row>
        <table:table-row table:style-name="ro1">
          <table:table-cell office:value-type="string" calcext:value-type="string">
            <text:p>Cavern Entrance</text:p>
          </table:table-cell>
          <table:table-cell table:formula="of:=COM.MICROSOFT.CONCAT(&quot;0x&quot;; DEC2HEX(ROW([.A302])))" office:value-type="string" office:string-value="0x12E" calcext:value-type="string">
            <text:p>0x12E</text:p>
          </table:table-cell>
          <table:table-cell table:formula="of:=COM.MICROSOFT.CONCAT([.B302]; &quot;= &quot;; [.A302])" office:value-type="string" office:string-value="0x12E= Cavern Entrance" calcext:value-type="string">
            <text:p>0x12E= Cavern Entrance</text:p>
          </table:table-cell>
        </table:table-row>
        <table:table-row table:style-name="ro1">
          <table:table-cell office:value-type="string" calcext:value-type="string">
            <text:p>Cavern Entrance</text:p>
          </table:table-cell>
          <table:table-cell table:formula="of:=COM.MICROSOFT.CONCAT(&quot;0x&quot;; DEC2HEX(ROW([.A303])))" office:value-type="string" office:string-value="0x12F" calcext:value-type="string">
            <text:p>0x12F</text:p>
          </table:table-cell>
          <table:table-cell table:formula="of:=COM.MICROSOFT.CONCAT([.B303]; &quot;= &quot;; [.A303])" office:value-type="string" office:string-value="0x12F= Cavern Entrance" calcext:value-type="string">
            <text:p>0x12F= Cavern Entrance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04])))" office:value-type="string" office:string-value="0x130" calcext:value-type="string">
            <text:p>0x130</text:p>
          </table:table-cell>
          <table:table-cell table:formula="of:=COM.MICROSOFT.CONCAT([.B304]; &quot;= &quot;; [.A304])" office:value-type="string" office:string-value="0x130= Cavern" calcext:value-type="string">
            <text:p>0x130= Cavern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05])))" office:value-type="string" office:string-value="0x131" calcext:value-type="string">
            <text:p>0x131</text:p>
          </table:table-cell>
          <table:table-cell table:formula="of:=COM.MICROSOFT.CONCAT([.B305]; &quot;= &quot;; [.A305])" office:value-type="string" office:string-value="0x131= Cavern" calcext:value-type="string">
            <text:p>0x131= Cavern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06])))" office:value-type="string" office:string-value="0x132" calcext:value-type="string">
            <text:p>0x132</text:p>
          </table:table-cell>
          <table:table-cell table:formula="of:=COM.MICROSOFT.CONCAT([.B306]; &quot;= &quot;; [.A306])" office:value-type="string" office:string-value="0x132= Cavern" calcext:value-type="string">
            <text:p>0x132= Cavern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307])))" office:value-type="string" office:string-value="0x133" calcext:value-type="string">
            <text:p>0x133</text:p>
          </table:table-cell>
          <table:table-cell table:formula="of:=COM.MICROSOFT.CONCAT([.B307]; &quot;= &quot;; [.A307])" office:value-type="string" office:string-value="0x133= Crash" calcext:value-type="string">
            <text:p>0x133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308])))" office:value-type="string" office:string-value="0x134" calcext:value-type="string">
            <text:p>0x134</text:p>
          </table:table-cell>
          <table:table-cell table:formula="of:=COM.MICROSOFT.CONCAT([.B308]; &quot;= &quot;; [.A308])" office:value-type="string" office:string-value="0x134= Crash" calcext:value-type="string">
            <text:p>0x134= Crash</text:p>
          </table:table-cell>
        </table:table-row>
        <table:table-row table:style-name="ro1">
          <table:table-cell office:value-type="string" calcext:value-type="string">
            <text:p>Cave Scene</text:p>
          </table:table-cell>
          <table:table-cell table:formula="of:=COM.MICROSOFT.CONCAT(&quot;0x&quot;; DEC2HEX(ROW([.A309])))" office:value-type="string" office:string-value="0x135" calcext:value-type="string">
            <text:p>0x135</text:p>
          </table:table-cell>
          <table:table-cell table:formula="of:=COM.MICROSOFT.CONCAT([.B309]; &quot;= &quot;; [.A309])" office:value-type="string" office:string-value="0x135= Cave Scene" calcext:value-type="string">
            <text:p>0x135= Cave Scene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0])))" office:value-type="string" office:string-value="0x136" calcext:value-type="string">
            <text:p>0x136</text:p>
          </table:table-cell>
          <table:table-cell table:formula="of:=COM.MICROSOFT.CONCAT([.B310]; &quot;= &quot;; [.A310])" office:value-type="string" office:string-value="0x136= Fueno" calcext:value-type="string">
            <text:p>0x136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1])))" office:value-type="string" office:string-value="0x137" calcext:value-type="string">
            <text:p>0x137</text:p>
          </table:table-cell>
          <table:table-cell table:formula="of:=COM.MICROSOFT.CONCAT([.B311]; &quot;= &quot;; [.A311])" office:value-type="string" office:string-value="0x137= Fueno" calcext:value-type="string">
            <text:p>0x137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2])))" office:value-type="string" office:string-value="0x138" calcext:value-type="string">
            <text:p>0x138</text:p>
          </table:table-cell>
          <table:table-cell table:formula="of:=COM.MICROSOFT.CONCAT([.B312]; &quot;= &quot;; [.A312])" office:value-type="string" office:string-value="0x138= Fueno" calcext:value-type="string">
            <text:p>0x138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3])))" office:value-type="string" office:string-value="0x139" calcext:value-type="string">
            <text:p>0x139</text:p>
          </table:table-cell>
          <table:table-cell table:formula="of:=COM.MICROSOFT.CONCAT([.B313]; &quot;= &quot;; [.A313])" office:value-type="string" office:string-value="0x139= Fueno" calcext:value-type="string">
            <text:p>0x139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4])))" office:value-type="string" office:string-value="0x13A" calcext:value-type="string">
            <text:p>0x13A</text:p>
          </table:table-cell>
          <table:table-cell table:formula="of:=COM.MICROSOFT.CONCAT([.B314]; &quot;= &quot;; [.A314])" office:value-type="string" office:string-value="0x13A= Fueno" calcext:value-type="string">
            <text:p>0x13A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5])))" office:value-type="string" office:string-value="0x13B" calcext:value-type="string">
            <text:p>0x13B</text:p>
          </table:table-cell>
          <table:table-cell table:formula="of:=COM.MICROSOFT.CONCAT([.B315]; &quot;= &quot;; [.A315])" office:value-type="string" office:string-value="0x13B= Fueno" calcext:value-type="string">
            <text:p>0x13B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6])))" office:value-type="string" office:string-value="0x13C" calcext:value-type="string">
            <text:p>0x13C</text:p>
          </table:table-cell>
          <table:table-cell table:formula="of:=COM.MICROSOFT.CONCAT([.B316]; &quot;= &quot;; [.A316])" office:value-type="string" office:string-value="0x13C= Fueno" calcext:value-type="string">
            <text:p>0x13C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7])))" office:value-type="string" office:string-value="0x13D" calcext:value-type="string">
            <text:p>0x13D</text:p>
          </table:table-cell>
          <table:table-cell table:formula="of:=COM.MICROSOFT.CONCAT([.B317]; &quot;= &quot;; [.A317])" office:value-type="string" office:string-value="0x13D= Fueno" calcext:value-type="string">
            <text:p>0x13D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8])))" office:value-type="string" office:string-value="0x13E" calcext:value-type="string">
            <text:p>0x13E</text:p>
          </table:table-cell>
          <table:table-cell table:formula="of:=COM.MICROSOFT.CONCAT([.B318]; &quot;= &quot;; [.A318])" office:value-type="string" office:string-value="0x13E= Fueno" calcext:value-type="string">
            <text:p>0x13E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9])))" office:value-type="string" office:string-value="0x13F" calcext:value-type="string">
            <text:p>0x13F</text:p>
          </table:table-cell>
          <table:table-cell table:formula="of:=COM.MICROSOFT.CONCAT([.B319]; &quot;= &quot;; [.A319])" office:value-type="string" office:string-value="0x13F= Fueno" calcext:value-type="string">
            <text:p>0x13F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20])))" office:value-type="string" office:string-value="0x140" calcext:value-type="string">
            <text:p>0x140</text:p>
          </table:table-cell>
          <table:table-cell table:formula="of:=COM.MICROSOFT.CONCAT([.B320]; &quot;= &quot;; [.A320])" office:value-type="string" office:string-value="0x140= Fueno" calcext:value-type="string">
            <text:p>0x140= Fueno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321])))" office:value-type="string" office:string-value="0x141" calcext:value-type="string">
            <text:p>0x141</text:p>
          </table:table-cell>
          <table:table-cell table:formula="of:=COM.MICROSOFT.CONCAT([.B321]; &quot;= &quot;; [.A321])" office:value-type="string" office:string-value="0x141= Freeze" calcext:value-type="string">
            <text:p>0x141= Freeze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322])))" office:value-type="string" office:string-value="0x142" calcext:value-type="string">
            <text:p>0x142</text:p>
          </table:table-cell>
          <table:table-cell table:formula="of:=COM.MICROSOFT.CONCAT([.B322]; &quot;= &quot;; [.A322])" office:value-type="string" office:string-value="0x142= Phantom" calcext:value-type="string">
            <text:p>0x142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323])))" office:value-type="string" office:string-value="0x143" calcext:value-type="string">
            <text:p>0x143</text:p>
          </table:table-cell>
          <table:table-cell table:formula="of:=COM.MICROSOFT.CONCAT([.B323]; &quot;= &quot;; [.A323])" office:value-type="string" office:string-value="0x143= Phantom" calcext:value-type="string">
            <text:p>0x143= Phantom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24])))" office:value-type="string" office:string-value="0x144" calcext:value-type="string">
            <text:p>0x144</text:p>
          </table:table-cell>
          <table:table-cell table:formula="of:=COM.MICROSOFT.CONCAT([.B324]; &quot;= &quot;; [.A324])" office:value-type="string" office:string-value="0x144= Cavern" calcext:value-type="string">
            <text:p>0x144= Cavern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25])))" office:value-type="string" office:string-value="0x145" calcext:value-type="string">
            <text:p>0x145</text:p>
          </table:table-cell>
          <table:table-cell table:formula="of:=COM.MICROSOFT.CONCAT([.B325]; &quot;= &quot;; [.A325])" office:value-type="string" office:string-value="0x145= Cavern" calcext:value-type="string">
            <text:p>0x145= Cavern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26])))" office:value-type="string" office:string-value="0x146" calcext:value-type="string">
            <text:p>0x146</text:p>
          </table:table-cell>
          <table:table-cell table:formula="of:=COM.MICROSOFT.CONCAT([.B326]; &quot;= &quot;; [.A326])" office:value-type="string" office:string-value="0x146= Cavern" calcext:value-type="string">
            <text:p>0x146= Cavern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327])))" office:value-type="string" office:string-value="0x147" calcext:value-type="string">
            <text:p>0x147</text:p>
          </table:table-cell>
          <table:table-cell table:formula="of:=COM.MICROSOFT.CONCAT([.B327]; &quot;= &quot;; [.A327])" office:value-type="string" office:string-value="0x147= Freeze" calcext:value-type="string">
            <text:p>0x147= Freeze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formula="of:=COM.MICROSOFT.CONCAT(&quot;0x&quot;; DEC2HEX(ROW([.A328])))" office:value-type="string" office:string-value="0x148" calcext:value-type="string">
            <text:p>0x148</text:p>
          </table:table-cell>
          <table:table-cell table:formula="of:=COM.MICROSOFT.CONCAT([.B328]; &quot;= &quot;; [.A328])" office:value-type="string" office:string-value="0x148= Black" calcext:value-type="string">
            <text:p>0x148= Black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29])))" office:value-type="string" office:string-value="0x149" calcext:value-type="string">
            <text:p>0x149</text:p>
          </table:table-cell>
          <table:table-cell table:formula="of:=COM.MICROSOFT.CONCAT([.B329]; &quot;= &quot;; [.A329])" office:value-type="string" office:string-value="0x149= Furni" calcext:value-type="string">
            <text:p>0x149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0])))" office:value-type="string" office:string-value="0x14A" calcext:value-type="string">
            <text:p>0x14A</text:p>
          </table:table-cell>
          <table:table-cell table:formula="of:=COM.MICROSOFT.CONCAT([.B330]; &quot;= &quot;; [.A330])" office:value-type="string" office:string-value="0x14A= Furni" calcext:value-type="string">
            <text:p>0x14A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1])))" office:value-type="string" office:string-value="0x14B" calcext:value-type="string">
            <text:p>0x14B</text:p>
          </table:table-cell>
          <table:table-cell table:formula="of:=COM.MICROSOFT.CONCAT([.B331]; &quot;= &quot;; [.A331])" office:value-type="string" office:string-value="0x14B= Furni" calcext:value-type="string">
            <text:p>0x14B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2])))" office:value-type="string" office:string-value="0x14C" calcext:value-type="string">
            <text:p>0x14C</text:p>
          </table:table-cell>
          <table:table-cell table:formula="of:=COM.MICROSOFT.CONCAT([.B332]; &quot;= &quot;; [.A332])" office:value-type="string" office:string-value="0x14C= Furni" calcext:value-type="string">
            <text:p>0x14C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3])))" office:value-type="string" office:string-value="0x14D" calcext:value-type="string">
            <text:p>0x14D</text:p>
          </table:table-cell>
          <table:table-cell table:formula="of:=COM.MICROSOFT.CONCAT([.B333]; &quot;= &quot;; [.A333])" office:value-type="string" office:string-value="0x14D= Furni" calcext:value-type="string">
            <text:p>0x14D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4])))" office:value-type="string" office:string-value="0x14E" calcext:value-type="string">
            <text:p>0x14E</text:p>
          </table:table-cell>
          <table:table-cell table:formula="of:=COM.MICROSOFT.CONCAT([.B334]; &quot;= &quot;; [.A334])" office:value-type="string" office:string-value="0x14E= Furni" calcext:value-type="string">
            <text:p>0x14E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5])))" office:value-type="string" office:string-value="0x14F" calcext:value-type="string">
            <text:p>0x14F</text:p>
          </table:table-cell>
          <table:table-cell table:formula="of:=COM.MICROSOFT.CONCAT([.B335]; &quot;= &quot;; [.A335])" office:value-type="string" office:string-value="0x14F= Furni" calcext:value-type="string">
            <text:p>0x14F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6])))" office:value-type="string" office:string-value="0x150" calcext:value-type="string">
            <text:p>0x150</text:p>
          </table:table-cell>
          <table:table-cell table:formula="of:=COM.MICROSOFT.CONCAT([.B336]; &quot;= &quot;; [.A336])" office:value-type="string" office:string-value="0x150= Furni" calcext:value-type="string">
            <text:p>0x150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7])))" office:value-type="string" office:string-value="0x151" calcext:value-type="string">
            <text:p>0x151</text:p>
          </table:table-cell>
          <table:table-cell table:formula="of:=COM.MICROSOFT.CONCAT([.B337]; &quot;= &quot;; [.A337])" office:value-type="string" office:string-value="0x151= Furni" calcext:value-type="string">
            <text:p>0x151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8])))" office:value-type="string" office:string-value="0x152" calcext:value-type="string">
            <text:p>0x152</text:p>
          </table:table-cell>
          <table:table-cell table:formula="of:=COM.MICROSOFT.CONCAT([.B338]; &quot;= &quot;; [.A338])" office:value-type="string" office:string-value="0x152= Furni" calcext:value-type="string">
            <text:p>0x152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9])))" office:value-type="string" office:string-value="0x153" calcext:value-type="string">
            <text:p>0x153</text:p>
          </table:table-cell>
          <table:table-cell table:formula="of:=COM.MICROSOFT.CONCAT([.B339]; &quot;= &quot;; [.A339])" office:value-type="string" office:string-value="0x153= Furni" calcext:value-type="string">
            <text:p>0x153= Furni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0])))" office:value-type="string" office:string-value="0x154" calcext:value-type="string">
            <text:p>0x154</text:p>
          </table:table-cell>
          <table:table-cell table:formula="of:=COM.MICROSOFT.CONCAT([.B340]; &quot;= &quot;; [.A340])" office:value-type="string" office:string-value="0x154= Evergreen Forest" calcext:value-type="string">
            <text:p>0x154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1])))" office:value-type="string" office:string-value="0x155" calcext:value-type="string">
            <text:p>0x155</text:p>
          </table:table-cell>
          <table:table-cell table:formula="of:=COM.MICROSOFT.CONCAT([.B341]; &quot;= &quot;; [.A341])" office:value-type="string" office:string-value="0x155= Evergreen Forest" calcext:value-type="string">
            <text:p>0x155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2])))" office:value-type="string" office:string-value="0x156" calcext:value-type="string">
            <text:p>0x156</text:p>
          </table:table-cell>
          <table:table-cell table:formula="of:=COM.MICROSOFT.CONCAT([.B342]; &quot;= &quot;; [.A342])" office:value-type="string" office:string-value="0x156= Evergreen Forest" calcext:value-type="string">
            <text:p>0x156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3])))" office:value-type="string" office:string-value="0x157" calcext:value-type="string">
            <text:p>0x157</text:p>
          </table:table-cell>
          <table:table-cell table:formula="of:=COM.MICROSOFT.CONCAT([.B343]; &quot;= &quot;; [.A343])" office:value-type="string" office:string-value="0x157= Evergreen Forest" calcext:value-type="string">
            <text:p>0x157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4])))" office:value-type="string" office:string-value="0x158" calcext:value-type="string">
            <text:p>0x158</text:p>
          </table:table-cell>
          <table:table-cell table:formula="of:=COM.MICROSOFT.CONCAT([.B344]; &quot;= &quot;; [.A344])" office:value-type="string" office:string-value="0x158= Evergreen Forest" calcext:value-type="string">
            <text:p>0x158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5])))" office:value-type="string" office:string-value="0x159" calcext:value-type="string">
            <text:p>0x159</text:p>
          </table:table-cell>
          <table:table-cell table:formula="of:=COM.MICROSOFT.CONCAT([.B345]; &quot;= &quot;; [.A345])" office:value-type="string" office:string-value="0x159= Evergreen Forest" calcext:value-type="string">
            <text:p>0x159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6])))" office:value-type="string" office:string-value="0x15A" calcext:value-type="string">
            <text:p>0x15A</text:p>
          </table:table-cell>
          <table:table-cell table:formula="of:=COM.MICROSOFT.CONCAT([.B346]; &quot;= &quot;; [.A346])" office:value-type="string" office:string-value="0x15A= Evergreen Forest" calcext:value-type="string">
            <text:p>0x15A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7])))" office:value-type="string" office:string-value="0x15B" calcext:value-type="string">
            <text:p>0x15B</text:p>
          </table:table-cell>
          <table:table-cell table:formula="of:=COM.MICROSOFT.CONCAT([.B347]; &quot;= &quot;; [.A347])" office:value-type="string" office:string-value="0x15B= Evergreen Forest" calcext:value-type="string">
            <text:p>0x15B= Evergreen Forest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8])))" office:value-type="string" office:string-value="0x15C" calcext:value-type="string">
            <text:p>0x15C</text:p>
          </table:table-cell>
          <table:table-cell table:formula="of:=COM.MICROSOFT.CONCAT([.B348]; &quot;= &quot;; [.A348])" office:value-type="string" office:string-value="0x15C= Deningrad" calcext:value-type="string">
            <text:p>0x15C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9])))" office:value-type="string" office:string-value="0x15D" calcext:value-type="string">
            <text:p>0x15D</text:p>
          </table:table-cell>
          <table:table-cell table:formula="of:=COM.MICROSOFT.CONCAT([.B349]; &quot;= &quot;; [.A349])" office:value-type="string" office:string-value="0x15D= Deningrad" calcext:value-type="string">
            <text:p>0x15D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0])))" office:value-type="string" office:string-value="0x15E" calcext:value-type="string">
            <text:p>0x15E</text:p>
          </table:table-cell>
          <table:table-cell table:formula="of:=COM.MICROSOFT.CONCAT([.B350]; &quot;= &quot;; [.A350])" office:value-type="string" office:string-value="0x15E= Deningrad" calcext:value-type="string">
            <text:p>0x15E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1])))" office:value-type="string" office:string-value="0x15F" calcext:value-type="string">
            <text:p>0x15F</text:p>
          </table:table-cell>
          <table:table-cell table:formula="of:=COM.MICROSOFT.CONCAT([.B351]; &quot;= &quot;; [.A351])" office:value-type="string" office:string-value="0x15F= Deningrad" calcext:value-type="string">
            <text:p>0x15F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2])))" office:value-type="string" office:string-value="0x160" calcext:value-type="string">
            <text:p>0x160</text:p>
          </table:table-cell>
          <table:table-cell table:formula="of:=COM.MICROSOFT.CONCAT([.B352]; &quot;= &quot;; [.A352])" office:value-type="string" office:string-value="0x160= Deningrad" calcext:value-type="string">
            <text:p>0x160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3])))" office:value-type="string" office:string-value="0x161" calcext:value-type="string">
            <text:p>0x161</text:p>
          </table:table-cell>
          <table:table-cell table:formula="of:=COM.MICROSOFT.CONCAT([.B353]; &quot;= &quot;; [.A353])" office:value-type="string" office:string-value="0x161= Deningrad" calcext:value-type="string">
            <text:p>0x161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4])))" office:value-type="string" office:string-value="0x162" calcext:value-type="string">
            <text:p>0x162</text:p>
          </table:table-cell>
          <table:table-cell table:formula="of:=COM.MICROSOFT.CONCAT([.B354]; &quot;= &quot;; [.A354])" office:value-type="string" office:string-value="0x162= Deningrad" calcext:value-type="string">
            <text:p>0x162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5])))" office:value-type="string" office:string-value="0x163" calcext:value-type="string">
            <text:p>0x163</text:p>
          </table:table-cell>
          <table:table-cell table:formula="of:=COM.MICROSOFT.CONCAT([.B355]; &quot;= &quot;; [.A355])" office:value-type="string" office:string-value="0x163= Deningrad" calcext:value-type="string">
            <text:p>0x163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6])))" office:value-type="string" office:string-value="0x164" calcext:value-type="string">
            <text:p>0x164</text:p>
          </table:table-cell>
          <table:table-cell table:formula="of:=COM.MICROSOFT.CONCAT([.B356]; &quot;= &quot;; [.A356])" office:value-type="string" office:string-value="0x164= Deningrad" calcext:value-type="string">
            <text:p>0x164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7])))" office:value-type="string" office:string-value="0x165" calcext:value-type="string">
            <text:p>0x165</text:p>
          </table:table-cell>
          <table:table-cell table:formula="of:=COM.MICROSOFT.CONCAT([.B357]; &quot;= &quot;; [.A357])" office:value-type="string" office:string-value="0x165= Deningrad" calcext:value-type="string">
            <text:p>0x165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8])))" office:value-type="string" office:string-value="0x166" calcext:value-type="string">
            <text:p>0x166</text:p>
          </table:table-cell>
          <table:table-cell table:formula="of:=COM.MICROSOFT.CONCAT([.B358]; &quot;= &quot;; [.A358])" office:value-type="string" office:string-value="0x166= Deningrad" calcext:value-type="string">
            <text:p>0x166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9])))" office:value-type="string" office:string-value="0x167" calcext:value-type="string">
            <text:p>0x167</text:p>
          </table:table-cell>
          <table:table-cell table:formula="of:=COM.MICROSOFT.CONCAT([.B359]; &quot;= &quot;; [.A359])" office:value-type="string" office:string-value="0x167= Deningrad" calcext:value-type="string">
            <text:p>0x167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0])))" office:value-type="string" office:string-value="0x168" calcext:value-type="string">
            <text:p>0x168</text:p>
          </table:table-cell>
          <table:table-cell table:formula="of:=COM.MICROSOFT.CONCAT([.B360]; &quot;= &quot;; [.A360])" office:value-type="string" office:string-value="0x168= Deningrad" calcext:value-type="string">
            <text:p>0x168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1])))" office:value-type="string" office:string-value="0x169" calcext:value-type="string">
            <text:p>0x169</text:p>
          </table:table-cell>
          <table:table-cell table:formula="of:=COM.MICROSOFT.CONCAT([.B361]; &quot;= &quot;; [.A361])" office:value-type="string" office:string-value="0x169= Deningrad" calcext:value-type="string">
            <text:p>0x169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2])))" office:value-type="string" office:string-value="0x16A" calcext:value-type="string">
            <text:p>0x16A</text:p>
          </table:table-cell>
          <table:table-cell table:formula="of:=COM.MICROSOFT.CONCAT([.B362]; &quot;= &quot;; [.A362])" office:value-type="string" office:string-value="0x16A= Deningrad" calcext:value-type="string">
            <text:p>0x16A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3])))" office:value-type="string" office:string-value="0x16B" calcext:value-type="string">
            <text:p>0x16B</text:p>
          </table:table-cell>
          <table:table-cell table:formula="of:=COM.MICROSOFT.CONCAT([.B363]; &quot;= &quot;; [.A363])" office:value-type="string" office:string-value="0x16B= Deningrad" calcext:value-type="string">
            <text:p>0x16B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4])))" office:value-type="string" office:string-value="0x16C" calcext:value-type="string">
            <text:p>0x16C</text:p>
          </table:table-cell>
          <table:table-cell table:formula="of:=COM.MICROSOFT.CONCAT([.B364]; &quot;= &quot;; [.A364])" office:value-type="string" office:string-value="0x16C= Deningrad" calcext:value-type="string">
            <text:p>0x16C= Deningrad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5])))" office:value-type="string" office:string-value="0x16D" calcext:value-type="string">
            <text:p>0x16D</text:p>
          </table:table-cell>
          <table:table-cell table:formula="of:=COM.MICROSOFT.CONCAT([.B365]; &quot;= &quot;; [.A365])" office:value-type="string" office:string-value="0x16D= Lideria" calcext:value-type="string">
            <text:p>0x16D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6])))" office:value-type="string" office:string-value="0x16E" calcext:value-type="string">
            <text:p>0x16E</text:p>
          </table:table-cell>
          <table:table-cell table:formula="of:=COM.MICROSOFT.CONCAT([.B366]; &quot;= &quot;; [.A366])" office:value-type="string" office:string-value="0x16E= Lideria" calcext:value-type="string">
            <text:p>0x16E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7])))" office:value-type="string" office:string-value="0x16F" calcext:value-type="string">
            <text:p>0x16F</text:p>
          </table:table-cell>
          <table:table-cell table:formula="of:=COM.MICROSOFT.CONCAT([.B367]; &quot;= &quot;; [.A367])" office:value-type="string" office:string-value="0x16F= Lideria" calcext:value-type="string">
            <text:p>0x16F= Lideria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68])))" office:value-type="string" office:string-value="0x170" calcext:value-type="string">
            <text:p>0x170</text:p>
          </table:table-cell>
          <table:table-cell table:formula="of:=COM.MICROSOFT.CONCAT([.B368]; &quot;= &quot;; [.A368])" office:value-type="string" office:string-value="0x170= Palace" calcext:value-type="string">
            <text:p>0x170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69])))" office:value-type="string" office:string-value="0x171" calcext:value-type="string">
            <text:p>0x171</text:p>
          </table:table-cell>
          <table:table-cell table:formula="of:=COM.MICROSOFT.CONCAT([.B369]; &quot;= &quot;; [.A369])" office:value-type="string" office:string-value="0x171= Palace" calcext:value-type="string">
            <text:p>0x171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0])))" office:value-type="string" office:string-value="0x172" calcext:value-type="string">
            <text:p>0x172</text:p>
          </table:table-cell>
          <table:table-cell table:formula="of:=COM.MICROSOFT.CONCAT([.B370]; &quot;= &quot;; [.A370])" office:value-type="string" office:string-value="0x172= Palace" calcext:value-type="string">
            <text:p>0x172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1])))" office:value-type="string" office:string-value="0x173" calcext:value-type="string">
            <text:p>0x173</text:p>
          </table:table-cell>
          <table:table-cell table:formula="of:=COM.MICROSOFT.CONCAT([.B371]; &quot;= &quot;; [.A371])" office:value-type="string" office:string-value="0x173= Palace" calcext:value-type="string">
            <text:p>0x173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2])))" office:value-type="string" office:string-value="0x174" calcext:value-type="string">
            <text:p>0x174</text:p>
          </table:table-cell>
          <table:table-cell table:formula="of:=COM.MICROSOFT.CONCAT([.B372]; &quot;= &quot;; [.A372])" office:value-type="string" office:string-value="0x174= Palace" calcext:value-type="string">
            <text:p>0x174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3])))" office:value-type="string" office:string-value="0x175" calcext:value-type="string">
            <text:p>0x175</text:p>
          </table:table-cell>
          <table:table-cell table:formula="of:=COM.MICROSOFT.CONCAT([.B373]; &quot;= &quot;; [.A373])" office:value-type="string" office:string-value="0x175= Palace" calcext:value-type="string">
            <text:p>0x175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4])))" office:value-type="string" office:string-value="0x176" calcext:value-type="string">
            <text:p>0x176</text:p>
          </table:table-cell>
          <table:table-cell table:formula="of:=COM.MICROSOFT.CONCAT([.B374]; &quot;= &quot;; [.A374])" office:value-type="string" office:string-value="0x176= Palace" calcext:value-type="string">
            <text:p>0x176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5])))" office:value-type="string" office:string-value="0x177" calcext:value-type="string">
            <text:p>0x177</text:p>
          </table:table-cell>
          <table:table-cell table:formula="of:=COM.MICROSOFT.CONCAT([.B375]; &quot;= &quot;; [.A375])" office:value-type="string" office:string-value="0x177= Palace" calcext:value-type="string">
            <text:p>0x177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6])))" office:value-type="string" office:string-value="0x178" calcext:value-type="string">
            <text:p>0x178</text:p>
          </table:table-cell>
          <table:table-cell table:formula="of:=COM.MICROSOFT.CONCAT([.B376]; &quot;= &quot;; [.A376])" office:value-type="string" office:string-value="0x178= Palace" calcext:value-type="string">
            <text:p>0x178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7])))" office:value-type="string" office:string-value="0x179" calcext:value-type="string">
            <text:p>0x179</text:p>
          </table:table-cell>
          <table:table-cell table:formula="of:=COM.MICROSOFT.CONCAT([.B377]; &quot;= &quot;; [.A377])" office:value-type="string" office:string-value="0x179= Palace" calcext:value-type="string">
            <text:p>0x179= Palac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378])))" office:value-type="string" office:string-value="0x17A" calcext:value-type="string">
            <text:p>0x17A</text:p>
          </table:table-cell>
          <table:table-cell table:formula="of:=COM.MICROSOFT.CONCAT([.B378]; &quot;= &quot;; [.A378])" office:value-type="string" office:string-value="0x17A= Freeze" calcext:value-type="string">
            <text:p>0x17A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379])))" office:value-type="string" office:string-value="0x17B" calcext:value-type="string">
            <text:p>0x17B</text:p>
          </table:table-cell>
          <table:table-cell table:formula="of:=COM.MICROSOFT.CONCAT([.B379]; &quot;= &quot;; [.A379])" office:value-type="string" office:string-value="0x17B= Freeze" calcext:value-type="string">
            <text:p>0x17B= Freeze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0])))" office:value-type="string" office:string-value="0x17C" calcext:value-type="string">
            <text:p>0x17C</text:p>
          </table:table-cell>
          <table:table-cell table:formula="of:=COM.MICROSOFT.CONCAT([.B380]; &quot;= &quot;; [.A380])" office:value-type="string" office:string-value="0x17C= Neet" calcext:value-type="string">
            <text:p>0x17C= 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1])))" office:value-type="string" office:string-value="0x17D" calcext:value-type="string">
            <text:p>0x17D</text:p>
          </table:table-cell>
          <table:table-cell table:formula="of:=COM.MICROSOFT.CONCAT([.B381]; &quot;= &quot;; [.A381])" office:value-type="string" office:string-value="0x17D= Neet" calcext:value-type="string">
            <text:p>0x17D= Neet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2])))" office:value-type="string" office:string-value="0x17E" calcext:value-type="string">
            <text:p>0x17E</text:p>
          </table:table-cell>
          <table:table-cell table:formula="of:=COM.MICROSOFT.CONCAT([.B382]; &quot;= &quot;; [.A382])" office:value-type="string" office:string-value="0x17E= Wingly" calcext:value-type="string">
            <text:p>0x17E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3])))" office:value-type="string" office:string-value="0x17F" calcext:value-type="string">
            <text:p>0x17F</text:p>
          </table:table-cell>
          <table:table-cell table:formula="of:=COM.MICROSOFT.CONCAT([.B383]; &quot;= &quot;; [.A383])" office:value-type="string" office:string-value="0x17F= Wingly" calcext:value-type="string">
            <text:p>0x17F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4])))" office:value-type="string" office:string-value="0x180" calcext:value-type="string">
            <text:p>0x180</text:p>
          </table:table-cell>
          <table:table-cell table:formula="of:=COM.MICROSOFT.CONCAT([.B384]; &quot;= &quot;; [.A384])" office:value-type="string" office:string-value="0x180= Wingly" calcext:value-type="string">
            <text:p>0x180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5])))" office:value-type="string" office:string-value="0x181" calcext:value-type="string">
            <text:p>0x181</text:p>
          </table:table-cell>
          <table:table-cell table:formula="of:=COM.MICROSOFT.CONCAT([.B385]; &quot;= &quot;; [.A385])" office:value-type="string" office:string-value="0x181= Wingly" calcext:value-type="string">
            <text:p>0x181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6])))" office:value-type="string" office:string-value="0x182" calcext:value-type="string">
            <text:p>0x182</text:p>
          </table:table-cell>
          <table:table-cell table:formula="of:=COM.MICROSOFT.CONCAT([.B386]; &quot;= &quot;; [.A386])" office:value-type="string" office:string-value="0x182= Wingly" calcext:value-type="string">
            <text:p>0x182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7])))" office:value-type="string" office:string-value="0x183" calcext:value-type="string">
            <text:p>0x183</text:p>
          </table:table-cell>
          <table:table-cell table:formula="of:=COM.MICROSOFT.CONCAT([.B387]; &quot;= &quot;; [.A387])" office:value-type="string" office:string-value="0x183= Wingly" calcext:value-type="string">
            <text:p>0x183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8])))" office:value-type="string" office:string-value="0x184" calcext:value-type="string">
            <text:p>0x184</text:p>
          </table:table-cell>
          <table:table-cell table:formula="of:=COM.MICROSOFT.CONCAT([.B388]; &quot;= &quot;; [.A388])" office:value-type="string" office:string-value="0x184= Wingly" calcext:value-type="string">
            <text:p>0x184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9])))" office:value-type="string" office:string-value="0x185" calcext:value-type="string">
            <text:p>0x185</text:p>
          </table:table-cell>
          <table:table-cell table:formula="of:=COM.MICROSOFT.CONCAT([.B389]; &quot;= &quot;; [.A389])" office:value-type="string" office:string-value="0x185= Wingly" calcext:value-type="string">
            <text:p>0x185= Wingly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90])))" office:value-type="string" office:string-value="0x186" calcext:value-type="string">
            <text:p>0x186</text:p>
          </table:table-cell>
          <table:table-cell table:formula="of:=COM.MICROSOFT.CONCAT([.B390]; &quot;= &quot;; [.A390])" office:value-type="string" office:string-value="0x186= Deningrad" calcext:value-type="string">
            <text:p>0x186= Deningrad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391])))" office:value-type="string" office:string-value="0x187" calcext:value-type="string">
            <text:p>0x187</text:p>
          </table:table-cell>
          <table:table-cell table:formula="of:=COM.MICROSOFT.CONCAT([.B391]; &quot;= &quot;; [.A391])" office:value-type="string" office:string-value="0x187= Freeze" calcext:value-type="string">
            <text:p>0x187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392])))" office:value-type="string" office:string-value="0x188" calcext:value-type="string">
            <text:p>0x188</text:p>
          </table:table-cell>
          <table:table-cell table:formula="of:=COM.MICROSOFT.CONCAT([.B392]; &quot;= &quot;; [.A392])" office:value-type="string" office:string-value="0x188= Freeze" calcext:value-type="string">
            <text:p>0x188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393])))" office:value-type="string" office:string-value="0x189" calcext:value-type="string">
            <text:p>0x189</text:p>
          </table:table-cell>
          <table:table-cell table:formula="of:=COM.MICROSOFT.CONCAT([.B393]; &quot;= &quot;; [.A393])" office:value-type="string" office:string-value="0x189= Freeze" calcext:value-type="string">
            <text:p>0x189= Freeze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4])))" office:value-type="string" office:string-value="0x18A" calcext:value-type="string">
            <text:p>0x18A</text:p>
          </table:table-cell>
          <table:table-cell table:formula="of:=COM.MICROSOFT.CONCAT([.B394]; &quot;= &quot;; [.A394])" office:value-type="string" office:string-value="0x18A= Forbidden" calcext:value-type="string">
            <text:p>0x18A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5])))" office:value-type="string" office:string-value="0x18B" calcext:value-type="string">
            <text:p>0x18B</text:p>
          </table:table-cell>
          <table:table-cell table:formula="of:=COM.MICROSOFT.CONCAT([.B395]; &quot;= &quot;; [.A395])" office:value-type="string" office:string-value="0x18B= Forbidden" calcext:value-type="string">
            <text:p>0x18B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6])))" office:value-type="string" office:string-value="0x18C" calcext:value-type="string">
            <text:p>0x18C</text:p>
          </table:table-cell>
          <table:table-cell table:formula="of:=COM.MICROSOFT.CONCAT([.B396]; &quot;= &quot;; [.A396])" office:value-type="string" office:string-value="0x18C= Forbidden" calcext:value-type="string">
            <text:p>0x18C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7])))" office:value-type="string" office:string-value="0x18D" calcext:value-type="string">
            <text:p>0x18D</text:p>
          </table:table-cell>
          <table:table-cell table:formula="of:=COM.MICROSOFT.CONCAT([.B397]; &quot;= &quot;; [.A397])" office:value-type="string" office:string-value="0x18D= Forbidden" calcext:value-type="string">
            <text:p>0x18D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8])))" office:value-type="string" office:string-value="0x18E" calcext:value-type="string">
            <text:p>0x18E</text:p>
          </table:table-cell>
          <table:table-cell table:formula="of:=COM.MICROSOFT.CONCAT([.B398]; &quot;= &quot;; [.A398])" office:value-type="string" office:string-value="0x18E= Forbidden" calcext:value-type="string">
            <text:p>0x18E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9])))" office:value-type="string" office:string-value="0x18F" calcext:value-type="string">
            <text:p>0x18F</text:p>
          </table:table-cell>
          <table:table-cell table:formula="of:=COM.MICROSOFT.CONCAT([.B399]; &quot;= &quot;; [.A399])" office:value-type="string" office:string-value="0x18F= Forbidden" calcext:value-type="string">
            <text:p>0x18F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0])))" office:value-type="string" office:string-value="0x190" calcext:value-type="string">
            <text:p>0x190</text:p>
          </table:table-cell>
          <table:table-cell table:formula="of:=COM.MICROSOFT.CONCAT([.B400]; &quot;= &quot;; [.A400])" office:value-type="string" office:string-value="0x190= Forbidden" calcext:value-type="string">
            <text:p>0x190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1])))" office:value-type="string" office:string-value="0x191" calcext:value-type="string">
            <text:p>0x191</text:p>
          </table:table-cell>
          <table:table-cell table:formula="of:=COM.MICROSOFT.CONCAT([.B401]; &quot;= &quot;; [.A401])" office:value-type="string" office:string-value="0x191= Forbidden" calcext:value-type="string">
            <text:p>0x191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2])))" office:value-type="string" office:string-value="0x192" calcext:value-type="string">
            <text:p>0x192</text:p>
          </table:table-cell>
          <table:table-cell table:formula="of:=COM.MICROSOFT.CONCAT([.B402]; &quot;= &quot;; [.A402])" office:value-type="string" office:string-value="0x192= Forbidden" calcext:value-type="string">
            <text:p>0x192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3])))" office:value-type="string" office:string-value="0x193" calcext:value-type="string">
            <text:p>0x193</text:p>
          </table:table-cell>
          <table:table-cell table:formula="of:=COM.MICROSOFT.CONCAT([.B403]; &quot;= &quot;; [.A403])" office:value-type="string" office:string-value="0x193= Forbidden" calcext:value-type="string">
            <text:p>0x193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4])))" office:value-type="string" office:string-value="0x194" calcext:value-type="string">
            <text:p>0x194</text:p>
          </table:table-cell>
          <table:table-cell table:formula="of:=COM.MICROSOFT.CONCAT([.B404]; &quot;= &quot;; [.A404])" office:value-type="string" office:string-value="0x194= Forbidden" calcext:value-type="string">
            <text:p>0x194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5])))" office:value-type="string" office:string-value="0x195" calcext:value-type="string">
            <text:p>0x195</text:p>
          </table:table-cell>
          <table:table-cell table:formula="of:=COM.MICROSOFT.CONCAT([.B405]; &quot;= &quot;; [.A405])" office:value-type="string" office:string-value="0x195= Forbidden" calcext:value-type="string">
            <text:p>0x195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6])))" office:value-type="string" office:string-value="0x196" calcext:value-type="string">
            <text:p>0x196</text:p>
          </table:table-cell>
          <table:table-cell table:formula="of:=COM.MICROSOFT.CONCAT([.B406]; &quot;= &quot;; [.A406])" office:value-type="string" office:string-value="0x196= Forbidden" calcext:value-type="string">
            <text:p>0x196= Forbidden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07])))" office:value-type="string" office:string-value="0x197" calcext:value-type="string">
            <text:p>0x197</text:p>
          </table:table-cell>
          <table:table-cell table:formula="of:=COM.MICROSOFT.CONCAT([.B407]; &quot;= &quot;; [.A407])" office:value-type="string" office:string-value="0x197= Freeze" calcext:value-type="string">
            <text:p>0x197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08])))" office:value-type="string" office:string-value="0x198" calcext:value-type="string">
            <text:p>0x198</text:p>
          </table:table-cell>
          <table:table-cell table:formula="of:=COM.MICROSOFT.CONCAT([.B408]; &quot;= &quot;; [.A408])" office:value-type="string" office:string-value="0x198= Freeze" calcext:value-type="string">
            <text:p>0x198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09])))" office:value-type="string" office:string-value="0x199" calcext:value-type="string">
            <text:p>0x199</text:p>
          </table:table-cell>
          <table:table-cell table:formula="of:=COM.MICROSOFT.CONCAT([.B409]; &quot;= &quot;; [.A409])" office:value-type="string" office:string-value="0x199= Freeze" calcext:value-type="string">
            <text:p>0x199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10])))" office:value-type="string" office:string-value="0x19A" calcext:value-type="string">
            <text:p>0x19A</text:p>
          </table:table-cell>
          <table:table-cell table:formula="of:=COM.MICROSOFT.CONCAT([.B410]; &quot;= &quot;; [.A410])" office:value-type="string" office:string-value="0x19A= Freeze" calcext:value-type="string">
            <text:p>0x19A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11])))" office:value-type="string" office:string-value="0x19B" calcext:value-type="string">
            <text:p>0x19B</text:p>
          </table:table-cell>
          <table:table-cell table:formula="of:=COM.MICROSOFT.CONCAT([.B411]; &quot;= &quot;; [.A411])" office:value-type="string" office:string-value="0x19B= Freeze" calcext:value-type="string">
            <text:p>0x19B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12])))" office:value-type="string" office:string-value="0x19C" calcext:value-type="string">
            <text:p>0x19C</text:p>
          </table:table-cell>
          <table:table-cell table:formula="of:=COM.MICROSOFT.CONCAT([.B412]; &quot;= &quot;; [.A412])" office:value-type="string" office:string-value="0x19C= Freeze" calcext:value-type="string">
            <text:p>0x19C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13])))" office:value-type="string" office:string-value="0x19D" calcext:value-type="string">
            <text:p>0x19D</text:p>
          </table:table-cell>
          <table:table-cell table:formula="of:=COM.MICROSOFT.CONCAT([.B413]; &quot;= &quot;; [.A413])" office:value-type="string" office:string-value="0x19D= Freeze" calcext:value-type="string">
            <text:p>0x19D= Freeze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4])))" office:value-type="string" office:string-value="0x19E" calcext:value-type="string">
            <text:p>0x19E</text:p>
          </table:table-cell>
          <table:table-cell table:formula="of:=COM.MICROSOFT.CONCAT([.B414]; &quot;= &quot;; [.A414])" office:value-type="string" office:string-value="0x19E= Mountain" calcext:value-type="string">
            <text:p>0x19E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5])))" office:value-type="string" office:string-value="0x19F" calcext:value-type="string">
            <text:p>0x19F</text:p>
          </table:table-cell>
          <table:table-cell table:formula="of:=COM.MICROSOFT.CONCAT([.B415]; &quot;= &quot;; [.A415])" office:value-type="string" office:string-value="0x19F= Mountain" calcext:value-type="string">
            <text:p>0x19F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6])))" office:value-type="string" office:string-value="0x1A0" calcext:value-type="string">
            <text:p>0x1A0</text:p>
          </table:table-cell>
          <table:table-cell table:formula="of:=COM.MICROSOFT.CONCAT([.B416]; &quot;= &quot;; [.A416])" office:value-type="string" office:string-value="0x1A0= Mountain" calcext:value-type="string">
            <text:p>0x1A0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7])))" office:value-type="string" office:string-value="0x1A1" calcext:value-type="string">
            <text:p>0x1A1</text:p>
          </table:table-cell>
          <table:table-cell table:formula="of:=COM.MICROSOFT.CONCAT([.B417]; &quot;= &quot;; [.A417])" office:value-type="string" office:string-value="0x1A1= Mountain" calcext:value-type="string">
            <text:p>0x1A1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8])))" office:value-type="string" office:string-value="0x1A2" calcext:value-type="string">
            <text:p>0x1A2</text:p>
          </table:table-cell>
          <table:table-cell table:formula="of:=COM.MICROSOFT.CONCAT([.B418]; &quot;= &quot;; [.A418])" office:value-type="string" office:string-value="0x1A2= Mountain" calcext:value-type="string">
            <text:p>0x1A2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9])))" office:value-type="string" office:string-value="0x1A3" calcext:value-type="string">
            <text:p>0x1A3</text:p>
          </table:table-cell>
          <table:table-cell table:formula="of:=COM.MICROSOFT.CONCAT([.B419]; &quot;= &quot;; [.A419])" office:value-type="string" office:string-value="0x1A3= Mountain" calcext:value-type="string">
            <text:p>0x1A3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0])))" office:value-type="string" office:string-value="0x1A4" calcext:value-type="string">
            <text:p>0x1A4</text:p>
          </table:table-cell>
          <table:table-cell table:formula="of:=COM.MICROSOFT.CONCAT([.B420]; &quot;= &quot;; [.A420])" office:value-type="string" office:string-value="0x1A4= Mountain" calcext:value-type="string">
            <text:p>0x1A4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1])))" office:value-type="string" office:string-value="0x1A5" calcext:value-type="string">
            <text:p>0x1A5</text:p>
          </table:table-cell>
          <table:table-cell table:formula="of:=COM.MICROSOFT.CONCAT([.B421]; &quot;= &quot;; [.A421])" office:value-type="string" office:string-value="0x1A5= Mountain" calcext:value-type="string">
            <text:p>0x1A5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2])))" office:value-type="string" office:string-value="0x1A6" calcext:value-type="string">
            <text:p>0x1A6</text:p>
          </table:table-cell>
          <table:table-cell table:formula="of:=COM.MICROSOFT.CONCAT([.B422]; &quot;= &quot;; [.A422])" office:value-type="string" office:string-value="0x1A6= Mountain" calcext:value-type="string">
            <text:p>0x1A6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3])))" office:value-type="string" office:string-value="0x1A7" calcext:value-type="string">
            <text:p>0x1A7</text:p>
          </table:table-cell>
          <table:table-cell table:formula="of:=COM.MICROSOFT.CONCAT([.B423]; &quot;= &quot;; [.A423])" office:value-type="string" office:string-value="0x1A7= Mountain" calcext:value-type="string">
            <text:p>0x1A7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4])))" office:value-type="string" office:string-value="0x1A8" calcext:value-type="string">
            <text:p>0x1A8</text:p>
          </table:table-cell>
          <table:table-cell table:formula="of:=COM.MICROSOFT.CONCAT([.B424]; &quot;= &quot;; [.A424])" office:value-type="string" office:string-value="0x1A8= Mountain" calcext:value-type="string">
            <text:p>0x1A8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5])))" office:value-type="string" office:string-value="0x1A9" calcext:value-type="string">
            <text:p>0x1A9</text:p>
          </table:table-cell>
          <table:table-cell table:formula="of:=COM.MICROSOFT.CONCAT([.B425]; &quot;= &quot;; [.A425])" office:value-type="string" office:string-value="0x1A9= Mountain" calcext:value-type="string">
            <text:p>0x1A9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6])))" office:value-type="string" office:string-value="0x1AA" calcext:value-type="string">
            <text:p>0x1AA</text:p>
          </table:table-cell>
          <table:table-cell table:formula="of:=COM.MICROSOFT.CONCAT([.B426]; &quot;= &quot;; [.A426])" office:value-type="string" office:string-value="0x1AA= Mountain" calcext:value-type="string">
            <text:p>0x1AA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7])))" office:value-type="string" office:string-value="0x1AB" calcext:value-type="string">
            <text:p>0x1AB</text:p>
          </table:table-cell>
          <table:table-cell table:formula="of:=COM.MICROSOFT.CONCAT([.B427]; &quot;= &quot;; [.A427])" office:value-type="string" office:string-value="0x1AB= Mountain" calcext:value-type="string">
            <text:p>0x1AB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8])))" office:value-type="string" office:string-value="0x1AC" calcext:value-type="string">
            <text:p>0x1AC</text:p>
          </table:table-cell>
          <table:table-cell table:formula="of:=COM.MICROSOFT.CONCAT([.B428]; &quot;= &quot;; [.A428])" office:value-type="string" office:string-value="0x1AC= Mountain" calcext:value-type="string">
            <text:p>0x1AC= Mountain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29])))" office:value-type="string" office:string-value="0x1AD" calcext:value-type="string">
            <text:p>0x1AD</text:p>
          </table:table-cell>
          <table:table-cell table:formula="of:=COM.MICROSOFT.CONCAT([.B429]; &quot;= &quot;; [.A429])" office:value-type="string" office:string-value="0x1AD= Freeze" calcext:value-type="string">
            <text:p>0x1AD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30])))" office:value-type="string" office:string-value="0x1AE" calcext:value-type="string">
            <text:p>0x1AE</text:p>
          </table:table-cell>
          <table:table-cell table:formula="of:=COM.MICROSOFT.CONCAT([.B430]; &quot;= &quot;; [.A430])" office:value-type="string" office:string-value="0x1AE= Freeze" calcext:value-type="string">
            <text:p>0x1AE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31])))" office:value-type="string" office:string-value="0x1AF" calcext:value-type="string">
            <text:p>0x1AF</text:p>
          </table:table-cell>
          <table:table-cell table:formula="of:=COM.MICROSOFT.CONCAT([.B431]; &quot;= &quot;; [.A431])" office:value-type="string" office:string-value="0x1AF= Freeze" calcext:value-type="string">
            <text:p>0x1AF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32])))" office:value-type="string" office:string-value="0x1B0" calcext:value-type="string">
            <text:p>0x1B0</text:p>
          </table:table-cell>
          <table:table-cell table:formula="of:=COM.MICROSOFT.CONCAT([.B432]; &quot;= &quot;; [.A432])" office:value-type="string" office:string-value="0x1B0= Freeze" calcext:value-type="string">
            <text:p>0x1B0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33])))" office:value-type="string" office:string-value="0x1B1" calcext:value-type="string">
            <text:p>0x1B1</text:p>
          </table:table-cell>
          <table:table-cell table:formula="of:=COM.MICROSOFT.CONCAT([.B433]; &quot;= &quot;; [.A433])" office:value-type="string" office:string-value="0x1B1= Freeze" calcext:value-type="string">
            <text:p>0x1B1= Freeze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4])))" office:value-type="string" office:string-value="0x1B2" calcext:value-type="string">
            <text:p>0x1B2</text:p>
          </table:table-cell>
          <table:table-cell table:formula="of:=COM.MICROSOFT.CONCAT([.B434]; &quot;= &quot;; [.A434])" office:value-type="string" office:string-value="0x1B2= Kashua" calcext:value-type="string">
            <text:p>0x1B2= Kashua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5])))" office:value-type="string" office:string-value="0x1B3" calcext:value-type="string">
            <text:p>0x1B3</text:p>
          </table:table-cell>
          <table:table-cell table:formula="of:=COM.MICROSOFT.CONCAT([.B435]; &quot;= &quot;; [.A435])" office:value-type="string" office:string-value="0x1B3= Kashua" calcext:value-type="string">
            <text:p>0x1B3= Kashua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6])))" office:value-type="string" office:string-value="0x1B4" calcext:value-type="string">
            <text:p>0x1B4</text:p>
          </table:table-cell>
          <table:table-cell table:formula="of:=COM.MICROSOFT.CONCAT([.B436]; &quot;= &quot;; [.A436])" office:value-type="string" office:string-value="0x1B4= Kashua" calcext:value-type="string">
            <text:p>0x1B4= Kashua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7])))" office:value-type="string" office:string-value="0x1B5" calcext:value-type="string">
            <text:p>0x1B5</text:p>
          </table:table-cell>
          <table:table-cell table:formula="of:=COM.MICROSOFT.CONCAT([.B437]; &quot;= &quot;; [.A437])" office:value-type="string" office:string-value="0x1B5= Kashua" calcext:value-type="string">
            <text:p>0x1B5= Kashua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8])))" office:value-type="string" office:string-value="0x1B6" calcext:value-type="string">
            <text:p>0x1B6</text:p>
          </table:table-cell>
          <table:table-cell table:formula="of:=COM.MICROSOFT.CONCAT([.B438]; &quot;= &quot;; [.A438])" office:value-type="string" office:string-value="0x1B6= Kashua" calcext:value-type="string">
            <text:p>0x1B6= Kashua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9])))" office:value-type="string" office:string-value="0x1B7" calcext:value-type="string">
            <text:p>0x1B7</text:p>
          </table:table-cell>
          <table:table-cell table:formula="of:=COM.MICROSOFT.CONCAT([.B439]; &quot;= &quot;; [.A439])" office:value-type="string" office:string-value="0x1B7= Kashua" calcext:value-type="string">
            <text:p>0x1B7= Kashua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40])))" office:value-type="string" office:string-value="0x1B8" calcext:value-type="string">
            <text:p>0x1B8</text:p>
          </table:table-cell>
          <table:table-cell table:formula="of:=COM.MICROSOFT.CONCAT([.B440]; &quot;= &quot;; [.A440])" office:value-type="string" office:string-value="0x1B8= Freeze" calcext:value-type="string">
            <text:p>0x1B8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41])))" office:value-type="string" office:string-value="0x1B9" calcext:value-type="string">
            <text:p>0x1B9</text:p>
          </table:table-cell>
          <table:table-cell table:formula="of:=COM.MICROSOFT.CONCAT([.B441]; &quot;= &quot;; [.A441])" office:value-type="string" office:string-value="0x1B9= Freeze" calcext:value-type="string">
            <text:p>0x1B9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42])))" office:value-type="string" office:string-value="0x1BA" calcext:value-type="string">
            <text:p>0x1BA</text:p>
          </table:table-cell>
          <table:table-cell table:formula="of:=COM.MICROSOFT.CONCAT([.B442]; &quot;= &quot;; [.A442])" office:value-type="string" office:string-value="0x1BA= Freeze" calcext:value-type="string">
            <text:p>0x1BA= Freeze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3])))" office:value-type="string" office:string-value="0x1BB" calcext:value-type="string">
            <text:p>0x1BB</text:p>
          </table:table-cell>
          <table:table-cell table:formula="of:=COM.MICROSOFT.CONCAT([.B443]; &quot;= &quot;; [.A443])" office:value-type="string" office:string-value="0x1BB= Flanvel" calcext:value-type="string">
            <text:p>0x1BB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4])))" office:value-type="string" office:string-value="0x1BC" calcext:value-type="string">
            <text:p>0x1BC</text:p>
          </table:table-cell>
          <table:table-cell table:formula="of:=COM.MICROSOFT.CONCAT([.B444]; &quot;= &quot;; [.A444])" office:value-type="string" office:string-value="0x1BC= Flanvel" calcext:value-type="string">
            <text:p>0x1BC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5])))" office:value-type="string" office:string-value="0x1BD" calcext:value-type="string">
            <text:p>0x1BD</text:p>
          </table:table-cell>
          <table:table-cell table:formula="of:=COM.MICROSOFT.CONCAT([.B445]; &quot;= &quot;; [.A445])" office:value-type="string" office:string-value="0x1BD= Flanvel" calcext:value-type="string">
            <text:p>0x1BD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6])))" office:value-type="string" office:string-value="0x1BE" calcext:value-type="string">
            <text:p>0x1BE</text:p>
          </table:table-cell>
          <table:table-cell table:formula="of:=COM.MICROSOFT.CONCAT([.B446]; &quot;= &quot;; [.A446])" office:value-type="string" office:string-value="0x1BE= Flanvel" calcext:value-type="string">
            <text:p>0x1BE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7])))" office:value-type="string" office:string-value="0x1BF" calcext:value-type="string">
            <text:p>0x1BF</text:p>
          </table:table-cell>
          <table:table-cell table:formula="of:=COM.MICROSOFT.CONCAT([.B447]; &quot;= &quot;; [.A447])" office:value-type="string" office:string-value="0x1BF= Flanvel" calcext:value-type="string">
            <text:p>0x1BF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8])))" office:value-type="string" office:string-value="0x1C0" calcext:value-type="string">
            <text:p>0x1C0</text:p>
          </table:table-cell>
          <table:table-cell table:formula="of:=COM.MICROSOFT.CONCAT([.B448]; &quot;= &quot;; [.A448])" office:value-type="string" office:string-value="0x1C0= Flanvel" calcext:value-type="string">
            <text:p>0x1C0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9])))" office:value-type="string" office:string-value="0x1C1" calcext:value-type="string">
            <text:p>0x1C1</text:p>
          </table:table-cell>
          <table:table-cell table:formula="of:=COM.MICROSOFT.CONCAT([.B449]; &quot;= &quot;; [.A449])" office:value-type="string" office:string-value="0x1C1= Flanvel" calcext:value-type="string">
            <text:p>0x1C1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50])))" office:value-type="string" office:string-value="0x1C2" calcext:value-type="string">
            <text:p>0x1C2</text:p>
          </table:table-cell>
          <table:table-cell table:formula="of:=COM.MICROSOFT.CONCAT([.B450]; &quot;= &quot;; [.A450])" office:value-type="string" office:string-value="0x1C2= Flanvel" calcext:value-type="string">
            <text:p>0x1C2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51])))" office:value-type="string" office:string-value="0x1C3" calcext:value-type="string">
            <text:p>0x1C3</text:p>
          </table:table-cell>
          <table:table-cell table:formula="of:=COM.MICROSOFT.CONCAT([.B451]; &quot;= &quot;; [.A451])" office:value-type="string" office:string-value="0x1C3= Flanvel" calcext:value-type="string">
            <text:p>0x1C3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52])))" office:value-type="string" office:string-value="0x1C4" calcext:value-type="string">
            <text:p>0x1C4</text:p>
          </table:table-cell>
          <table:table-cell table:formula="of:=COM.MICROSOFT.CONCAT([.B452]; &quot;= &quot;; [.A452])" office:value-type="string" office:string-value="0x1C4= Flanvel" calcext:value-type="string">
            <text:p>0x1C4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53])))" office:value-type="string" office:string-value="0x1C5" calcext:value-type="string">
            <text:p>0x1C5</text:p>
          </table:table-cell>
          <table:table-cell table:formula="of:=COM.MICROSOFT.CONCAT([.B453]; &quot;= &quot;; [.A453])" office:value-type="string" office:string-value="0x1C5= Flanvel" calcext:value-type="string">
            <text:p>0x1C5= Flanvel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54])))" office:value-type="string" office:string-value="0x1C6" calcext:value-type="string">
            <text:p>0x1C6</text:p>
          </table:table-cell>
          <table:table-cell table:formula="of:=COM.MICROSOFT.CONCAT([.B454]; &quot;= &quot;; [.A454])" office:value-type="string" office:string-value="0x1C6= Freeze" calcext:value-type="string">
            <text:p>0x1C6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55])))" office:value-type="string" office:string-value="0x1C7" calcext:value-type="string">
            <text:p>0x1C7</text:p>
          </table:table-cell>
          <table:table-cell table:formula="of:=COM.MICROSOFT.CONCAT([.B455]; &quot;= &quot;; [.A455])" office:value-type="string" office:string-value="0x1C7= Freeze" calcext:value-type="string">
            <text:p>0x1C7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56])))" office:value-type="string" office:string-value="0x1C8" calcext:value-type="string">
            <text:p>0x1C8</text:p>
          </table:table-cell>
          <table:table-cell table:formula="of:=COM.MICROSOFT.CONCAT([.B456]; &quot;= &quot;; [.A456])" office:value-type="string" office:string-value="0x1C8= Freeze" calcext:value-type="string">
            <text:p>0x1C8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57])))" office:value-type="string" office:string-value="0x1C9" calcext:value-type="string">
            <text:p>0x1C9</text:p>
          </table:table-cell>
          <table:table-cell table:formula="of:=COM.MICROSOFT.CONCAT([.B457]; &quot;= &quot;; [.A457])" office:value-type="string" office:string-value="0x1C9= Freeze" calcext:value-type="string">
            <text:p>0x1C9= Freeze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8])))" office:value-type="string" office:string-value="0x1CA" calcext:value-type="string">
            <text:p>0x1CA</text:p>
          </table:table-cell>
          <table:table-cell table:formula="of:=COM.MICROSOFT.CONCAT([.B458]; &quot;= &quot;; [.A458])" office:value-type="string" office:string-value="0x1CA= Snowfield" calcext:value-type="string">
            <text:p>0x1CA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9])))" office:value-type="string" office:string-value="0x1CB" calcext:value-type="string">
            <text:p>0x1CB</text:p>
          </table:table-cell>
          <table:table-cell table:formula="of:=COM.MICROSOFT.CONCAT([.B459]; &quot;= &quot;; [.A459])" office:value-type="string" office:string-value="0x1CB= Snowfield" calcext:value-type="string">
            <text:p>0x1CB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0])))" office:value-type="string" office:string-value="0x1CC" calcext:value-type="string">
            <text:p>0x1CC</text:p>
          </table:table-cell>
          <table:table-cell table:formula="of:=COM.MICROSOFT.CONCAT([.B460]; &quot;= &quot;; [.A460])" office:value-type="string" office:string-value="0x1CC= Snowfield" calcext:value-type="string">
            <text:p>0x1CC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1])))" office:value-type="string" office:string-value="0x1CD" calcext:value-type="string">
            <text:p>0x1CD</text:p>
          </table:table-cell>
          <table:table-cell table:formula="of:=COM.MICROSOFT.CONCAT([.B461]; &quot;= &quot;; [.A461])" office:value-type="string" office:string-value="0x1CD= Snowfield" calcext:value-type="string">
            <text:p>0x1CD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2])))" office:value-type="string" office:string-value="0x1CE" calcext:value-type="string">
            <text:p>0x1CE</text:p>
          </table:table-cell>
          <table:table-cell table:formula="of:=COM.MICROSOFT.CONCAT([.B462]; &quot;= &quot;; [.A462])" office:value-type="string" office:string-value="0x1CE= Snowfield" calcext:value-type="string">
            <text:p>0x1CE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3])))" office:value-type="string" office:string-value="0x1CF" calcext:value-type="string">
            <text:p>0x1CF</text:p>
          </table:table-cell>
          <table:table-cell table:formula="of:=COM.MICROSOFT.CONCAT([.B463]; &quot;= &quot;; [.A463])" office:value-type="string" office:string-value="0x1CF= Snowfield" calcext:value-type="string">
            <text:p>0x1CF= Snowfield</text:p>
          </table:table-cell>
        </table:table-row>
        <table:table-row table:style-name="ro1">
          <table:table-cell office:value-type="string" calcext:value-type="string">
            <text:p>Kadessa</text:p>
          </table:table-cell>
          <table:table-cell table:formula="of:=COM.MICROSOFT.CONCAT(&quot;0x&quot;; DEC2HEX(ROW([.A464])))" office:value-type="string" office:string-value="0x1D0" calcext:value-type="string">
            <text:p>0x1D0</text:p>
          </table:table-cell>
          <table:table-cell table:formula="of:=COM.MICROSOFT.CONCAT([.B464]; &quot;= &quot;; [.A464])" office:value-type="string" office:string-value="0x1D0= Kadessa" calcext:value-type="string">
            <text:p>0x1D0= Kadessa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65])))" office:value-type="string" office:string-value="0x1D1" calcext:value-type="string">
            <text:p>0x1D1</text:p>
          </table:table-cell>
          <table:table-cell table:formula="of:=COM.MICROSOFT.CONCAT([.B465]; &quot;= &quot;; [.A465])" office:value-type="string" office:string-value="0x1D1= Freeze" calcext:value-type="string">
            <text:p>0x1D1= Freeze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formula="of:=COM.MICROSOFT.CONCAT(&quot;0x&quot;; DEC2HEX(ROW([.A466])))" office:value-type="string" office:string-value="0x1D2" calcext:value-type="string">
            <text:p>0x1D2</text:p>
          </table:table-cell>
          <table:table-cell table:formula="of:=COM.MICROSOFT.CONCAT([.B466]; &quot;= &quot;; [.A466])" office:value-type="string" office:string-value="0x1D2= Fort" calcext:value-type="string">
            <text:p>0x1D2= Fort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formula="of:=COM.MICROSOFT.CONCAT(&quot;0x&quot;; DEC2HEX(ROW([.A467])))" office:value-type="string" office:string-value="0x1D3" calcext:value-type="string">
            <text:p>0x1D3</text:p>
          </table:table-cell>
          <table:table-cell table:formula="of:=COM.MICROSOFT.CONCAT([.B467]; &quot;= &quot;; [.A467])" office:value-type="string" office:string-value="0x1D3= Fort" calcext:value-type="string">
            <text:p>0x1D3= Fort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formula="of:=COM.MICROSOFT.CONCAT(&quot;0x&quot;; DEC2HEX(ROW([.A468])))" office:value-type="string" office:string-value="0x1D4" calcext:value-type="string">
            <text:p>0x1D4</text:p>
          </table:table-cell>
          <table:table-cell table:formula="of:=COM.MICROSOFT.CONCAT([.B468]; &quot;= &quot;; [.A468])" office:value-type="string" office:string-value="0x1D4= Fort" calcext:value-type="string">
            <text:p>0x1D4= Fort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469])))" office:value-type="string" office:string-value="0x1D5" calcext:value-type="string">
            <text:p>0x1D5</text:p>
          </table:table-cell>
          <table:table-cell table:formula="of:=COM.MICROSOFT.CONCAT([.B469]; &quot;= &quot;; [.A469])" office:value-type="string" office:string-value="0x1D5= Crash" calcext:value-type="string">
            <text:p>0x1D5= Crash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70])))" office:value-type="string" office:string-value="0x1D6" calcext:value-type="string">
            <text:p>0x1D6</text:p>
          </table:table-cell>
          <table:table-cell table:formula="of:=COM.MICROSOFT.CONCAT([.B470]; &quot;= &quot;; [.A470])" office:value-type="string" office:string-value="0x1D6= Freeze" calcext:value-type="string">
            <text:p>0x1D6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71])))" office:value-type="string" office:string-value="0x1D7" calcext:value-type="string">
            <text:p>0x1D7</text:p>
          </table:table-cell>
          <table:table-cell table:formula="of:=COM.MICROSOFT.CONCAT([.B471]; &quot;= &quot;; [.A471])" office:value-type="string" office:string-value="0x1D7= Freeze" calcext:value-type="string">
            <text:p>0x1D7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72])))" office:value-type="string" office:string-value="0x1D8" calcext:value-type="string">
            <text:p>0x1D8</text:p>
          </table:table-cell>
          <table:table-cell table:formula="of:=COM.MICROSOFT.CONCAT([.B472]; &quot;= &quot;; [.A472])" office:value-type="string" office:string-value="0x1D8= Freeze" calcext:value-type="string">
            <text:p>0x1D8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73])))" office:value-type="string" office:string-value="0x1D9" calcext:value-type="string">
            <text:p>0x1D9</text:p>
          </table:table-cell>
          <table:table-cell table:formula="of:=COM.MICROSOFT.CONCAT([.B473]; &quot;= &quot;; [.A473])" office:value-type="string" office:string-value="0x1D9= Freeze" calcext:value-type="string">
            <text:p>0x1D9= Freeze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474])))" office:value-type="string" office:string-value="0x1DA" calcext:value-type="string">
            <text:p>0x1DA</text:p>
          </table:table-cell>
          <table:table-cell table:formula="of:=COM.MICROSOFT.CONCAT([.B474]; &quot;= &quot;; [.A474])" office:value-type="string" office:string-value="0x1DA= Crash" calcext:value-type="string">
            <text:p>0x1DA= Crash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75])))" office:value-type="string" office:string-value="0x1DB" calcext:value-type="string">
            <text:p>0x1DB</text:p>
          </table:table-cell>
          <table:table-cell table:formula="of:=COM.MICROSOFT.CONCAT([.B475]; &quot;= &quot;; [.A475])" office:value-type="string" office:string-value="0x1DB= Freeze" calcext:value-type="string">
            <text:p>0x1DB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76])))" office:value-type="string" office:string-value="0x1DC" calcext:value-type="string">
            <text:p>0x1DC</text:p>
          </table:table-cell>
          <table:table-cell table:formula="of:=COM.MICROSOFT.CONCAT([.B476]; &quot;= &quot;; [.A476])" office:value-type="string" office:string-value="0x1DC= Freeze" calcext:value-type="string">
            <text:p>0x1DC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477])))" office:value-type="string" office:string-value="0x1DD" calcext:value-type="string">
            <text:p>0x1DD</text:p>
          </table:table-cell>
          <table:table-cell table:formula="of:=COM.MICROSOFT.CONCAT([.B477]; &quot;= &quot;; [.A477])" office:value-type="string" office:string-value="0x1DD= Freeze" calcext:value-type="string">
            <text:p>0x1DD= Freeze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8])))" office:value-type="string" office:string-value="0x1DE" calcext:value-type="string">
            <text:p>0x1DE</text:p>
          </table:table-cell>
          <table:table-cell table:formula="of:=COM.MICROSOFT.CONCAT([.B478]; &quot;= &quot;; [.A478])" office:value-type="string" office:string-value="0x1DE= Vellweb" calcext:value-type="string">
            <text:p>0x1DE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9])))" office:value-type="string" office:string-value="0x1DF" calcext:value-type="string">
            <text:p>0x1DF</text:p>
          </table:table-cell>
          <table:table-cell table:formula="of:=COM.MICROSOFT.CONCAT([.B479]; &quot;= &quot;; [.A479])" office:value-type="string" office:string-value="0x1DF= Vellweb" calcext:value-type="string">
            <text:p>0x1DF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0])))" office:value-type="string" office:string-value="0x1E0" calcext:value-type="string">
            <text:p>0x1E0</text:p>
          </table:table-cell>
          <table:table-cell table:formula="of:=COM.MICROSOFT.CONCAT([.B480]; &quot;= &quot;; [.A480])" office:value-type="string" office:string-value="0x1E0= Vellweb" calcext:value-type="string">
            <text:p>0x1E0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1])))" office:value-type="string" office:string-value="0x1E1" calcext:value-type="string">
            <text:p>0x1E1</text:p>
          </table:table-cell>
          <table:table-cell table:formula="of:=COM.MICROSOFT.CONCAT([.B481]; &quot;= &quot;; [.A481])" office:value-type="string" office:string-value="0x1E1= Vellweb" calcext:value-type="string">
            <text:p>0x1E1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2])))" office:value-type="string" office:string-value="0x1E2" calcext:value-type="string">
            <text:p>0x1E2</text:p>
          </table:table-cell>
          <table:table-cell table:formula="of:=COM.MICROSOFT.CONCAT([.B482]; &quot;= &quot;; [.A482])" office:value-type="string" office:string-value="0x1E2= Vellweb" calcext:value-type="string">
            <text:p>0x1E2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3])))" office:value-type="string" office:string-value="0x1E3" calcext:value-type="string">
            <text:p>0x1E3</text:p>
          </table:table-cell>
          <table:table-cell table:formula="of:=COM.MICROSOFT.CONCAT([.B483]; &quot;= &quot;; [.A483])" office:value-type="string" office:string-value="0x1E3= Vellweb" calcext:value-type="string">
            <text:p>0x1E3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4])))" office:value-type="string" office:string-value="0x1E4" calcext:value-type="string">
            <text:p>0x1E4</text:p>
          </table:table-cell>
          <table:table-cell table:formula="of:=COM.MICROSOFT.CONCAT([.B484]; &quot;= &quot;; [.A484])" office:value-type="string" office:string-value="0x1E4= Vellweb" calcext:value-type="string">
            <text:p>0x1E4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5])))" office:value-type="string" office:string-value="0x1E5" calcext:value-type="string">
            <text:p>0x1E5</text:p>
          </table:table-cell>
          <table:table-cell table:formula="of:=COM.MICROSOFT.CONCAT([.B485]; &quot;= &quot;; [.A485])" office:value-type="string" office:string-value="0x1E5= Vellweb" calcext:value-type="string">
            <text:p>0x1E5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6])))" office:value-type="string" office:string-value="0x1E6" calcext:value-type="string">
            <text:p>0x1E6</text:p>
          </table:table-cell>
          <table:table-cell table:formula="of:=COM.MICROSOFT.CONCAT([.B486]; &quot;= &quot;; [.A486])" office:value-type="string" office:string-value="0x1E6= Vellweb" calcext:value-type="string">
            <text:p>0x1E6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7])))" office:value-type="string" office:string-value="0x1E7" calcext:value-type="string">
            <text:p>0x1E7</text:p>
          </table:table-cell>
          <table:table-cell table:formula="of:=COM.MICROSOFT.CONCAT([.B487]; &quot;= &quot;; [.A487])" office:value-type="string" office:string-value="0x1E7= Vellweb" calcext:value-type="string">
            <text:p>0x1E7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8])))" office:value-type="string" office:string-value="0x1E8" calcext:value-type="string">
            <text:p>0x1E8</text:p>
          </table:table-cell>
          <table:table-cell table:formula="of:=COM.MICROSOFT.CONCAT([.B488]; &quot;= &quot;; [.A488])" office:value-type="string" office:string-value="0x1E8= Vellweb" calcext:value-type="string">
            <text:p>0x1E8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9])))" office:value-type="string" office:string-value="0x1E9" calcext:value-type="string">
            <text:p>0x1E9</text:p>
          </table:table-cell>
          <table:table-cell table:formula="of:=COM.MICROSOFT.CONCAT([.B489]; &quot;= &quot;; [.A489])" office:value-type="string" office:string-value="0x1E9= Vellweb" calcext:value-type="string">
            <text:p>0x1E9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0])))" office:value-type="string" office:string-value="0x1EA" calcext:value-type="string">
            <text:p>0x1EA</text:p>
          </table:table-cell>
          <table:table-cell table:formula="of:=COM.MICROSOFT.CONCAT([.B490]; &quot;= &quot;; [.A490])" office:value-type="string" office:string-value="0x1EA= Vellweb" calcext:value-type="string">
            <text:p>0x1EA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1])))" office:value-type="string" office:string-value="0x1EB" calcext:value-type="string">
            <text:p>0x1EB</text:p>
          </table:table-cell>
          <table:table-cell table:formula="of:=COM.MICROSOFT.CONCAT([.B491]; &quot;= &quot;; [.A491])" office:value-type="string" office:string-value="0x1EB= Vellweb" calcext:value-type="string">
            <text:p>0x1EB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2])))" office:value-type="string" office:string-value="0x1EC" calcext:value-type="string">
            <text:p>0x1EC</text:p>
          </table:table-cell>
          <table:table-cell table:formula="of:=COM.MICROSOFT.CONCAT([.B492]; &quot;= &quot;; [.A492])" office:value-type="string" office:string-value="0x1EC= Vellweb" calcext:value-type="string">
            <text:p>0x1EC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3])))" office:value-type="string" office:string-value="0x1ED" calcext:value-type="string">
            <text:p>0x1ED</text:p>
          </table:table-cell>
          <table:table-cell table:formula="of:=COM.MICROSOFT.CONCAT([.B493]; &quot;= &quot;; [.A493])" office:value-type="string" office:string-value="0x1ED= Vellweb" calcext:value-type="string">
            <text:p>0x1ED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4])))" office:value-type="string" office:string-value="0x1EE" calcext:value-type="string">
            <text:p>0x1EE</text:p>
          </table:table-cell>
          <table:table-cell table:formula="of:=COM.MICROSOFT.CONCAT([.B494]; &quot;= &quot;; [.A494])" office:value-type="string" office:string-value="0x1EE= Vellweb" calcext:value-type="string">
            <text:p>0x1EE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5])))" office:value-type="string" office:string-value="0x1EF" calcext:value-type="string">
            <text:p>0x1EF</text:p>
          </table:table-cell>
          <table:table-cell table:formula="of:=COM.MICROSOFT.CONCAT([.B495]; &quot;= &quot;; [.A495])" office:value-type="string" office:string-value="0x1EF= Vellweb" calcext:value-type="string">
            <text:p>0x1EF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6])))" office:value-type="string" office:string-value="0x1F0" calcext:value-type="string">
            <text:p>0x1F0</text:p>
          </table:table-cell>
          <table:table-cell table:formula="of:=COM.MICROSOFT.CONCAT([.B496]; &quot;= &quot;; [.A496])" office:value-type="string" office:string-value="0x1F0= Vellweb" calcext:value-type="string">
            <text:p>0x1F0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7])))" office:value-type="string" office:string-value="0x1F1" calcext:value-type="string">
            <text:p>0x1F1</text:p>
          </table:table-cell>
          <table:table-cell table:formula="of:=COM.MICROSOFT.CONCAT([.B497]; &quot;= &quot;; [.A497])" office:value-type="string" office:string-value="0x1F1= Vellweb" calcext:value-type="string">
            <text:p>0x1F1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8])))" office:value-type="string" office:string-value="0x1F2" calcext:value-type="string">
            <text:p>0x1F2</text:p>
          </table:table-cell>
          <table:table-cell table:formula="of:=COM.MICROSOFT.CONCAT([.B498]; &quot;= &quot;; [.A498])" office:value-type="string" office:string-value="0x1F2= Vellweb" calcext:value-type="string">
            <text:p>0x1F2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9])))" office:value-type="string" office:string-value="0x1F3" calcext:value-type="string">
            <text:p>0x1F3</text:p>
          </table:table-cell>
          <table:table-cell table:formula="of:=COM.MICROSOFT.CONCAT([.B499]; &quot;= &quot;; [.A499])" office:value-type="string" office:string-value="0x1F3= Vellweb" calcext:value-type="string">
            <text:p>0x1F3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0])))" office:value-type="string" office:string-value="0x1F4" calcext:value-type="string">
            <text:p>0x1F4</text:p>
          </table:table-cell>
          <table:table-cell table:formula="of:=COM.MICROSOFT.CONCAT([.B500]; &quot;= &quot;; [.A500])" office:value-type="string" office:string-value="0x1F4= Vellweb" calcext:value-type="string">
            <text:p>0x1F4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1])))" office:value-type="string" office:string-value="0x1F5" calcext:value-type="string">
            <text:p>0x1F5</text:p>
          </table:table-cell>
          <table:table-cell table:formula="of:=COM.MICROSOFT.CONCAT([.B501]; &quot;= &quot;; [.A501])" office:value-type="string" office:string-value="0x1F5= Vellweb" calcext:value-type="string">
            <text:p>0x1F5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2])))" office:value-type="string" office:string-value="0x1F6" calcext:value-type="string">
            <text:p>0x1F6</text:p>
          </table:table-cell>
          <table:table-cell table:formula="of:=COM.MICROSOFT.CONCAT([.B502]; &quot;= &quot;; [.A502])" office:value-type="string" office:string-value="0x1F6= Vellweb" calcext:value-type="string">
            <text:p>0x1F6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3])))" office:value-type="string" office:string-value="0x1F7" calcext:value-type="string">
            <text:p>0x1F7</text:p>
          </table:table-cell>
          <table:table-cell table:formula="of:=COM.MICROSOFT.CONCAT([.B503]; &quot;= &quot;; [.A503])" office:value-type="string" office:string-value="0x1F7= Vellweb" calcext:value-type="string">
            <text:p>0x1F7= Vellweb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formula="of:=COM.MICROSOFT.CONCAT(&quot;0x&quot;; DEC2HEX(ROW([.A504])))" office:value-type="string" office:string-value="0x1F8" calcext:value-type="string">
            <text:p>0x1F8</text:p>
          </table:table-cell>
          <table:table-cell table:formula="of:=COM.MICROSOFT.CONCAT([.B504]; &quot;= &quot;; [.A504])" office:value-type="string" office:string-value="0x1F8= Scene" calcext:value-type="string">
            <text:p>0x1F8= Scen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05])))" office:value-type="string" office:string-value="0x1F9" calcext:value-type="string">
            <text:p>0x1F9</text:p>
          </table:table-cell>
          <table:table-cell table:formula="of:=COM.MICROSOFT.CONCAT([.B505]; &quot;= &quot;; [.A505])" office:value-type="string" office:string-value="0x1F9= Freeze" calcext:value-type="string">
            <text:p>0x1F9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06])))" office:value-type="string" office:string-value="0x1FA" calcext:value-type="string">
            <text:p>0x1FA</text:p>
          </table:table-cell>
          <table:table-cell table:formula="of:=COM.MICROSOFT.CONCAT([.B506]; &quot;= &quot;; [.A506])" office:value-type="string" office:string-value="0x1FA= Freeze" calcext:value-type="string">
            <text:p>0x1FA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07])))" office:value-type="string" office:string-value="0x1FB" calcext:value-type="string">
            <text:p>0x1FB</text:p>
          </table:table-cell>
          <table:table-cell table:formula="of:=COM.MICROSOFT.CONCAT([.B507]; &quot;= &quot;; [.A507])" office:value-type="string" office:string-value="0x1FB= Freeze" calcext:value-type="string">
            <text:p>0x1FB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08])))" office:value-type="string" office:string-value="0x1FC" calcext:value-type="string">
            <text:p>0x1FC</text:p>
          </table:table-cell>
          <table:table-cell table:formula="of:=COM.MICROSOFT.CONCAT([.B508]; &quot;= &quot;; [.A508])" office:value-type="string" office:string-value="0x1FC= Freeze" calcext:value-type="string">
            <text:p>0x1FC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09])))" office:value-type="string" office:string-value="0x1FD" calcext:value-type="string">
            <text:p>0x1FD</text:p>
          </table:table-cell>
          <table:table-cell table:formula="of:=COM.MICROSOFT.CONCAT([.B509]; &quot;= &quot;; [.A509])" office:value-type="string" office:string-value="0x1FD= Freeze" calcext:value-type="string">
            <text:p>0x1FD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10])))" office:value-type="string" office:string-value="0x1FE" calcext:value-type="string">
            <text:p>0x1FE</text:p>
          </table:table-cell>
          <table:table-cell table:formula="of:=COM.MICROSOFT.CONCAT([.B510]; &quot;= &quot;; [.A510])" office:value-type="string" office:string-value="0x1FE= Freeze" calcext:value-type="string">
            <text:p>0x1FE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11])))" office:value-type="string" office:string-value="0x1FF" calcext:value-type="string">
            <text:p>0x1FF</text:p>
          </table:table-cell>
          <table:table-cell table:formula="of:=COM.MICROSOFT.CONCAT([.B511]; &quot;= &quot;; [.A511])" office:value-type="string" office:string-value="0x1FF= Freeze" calcext:value-type="string">
            <text:p>0x1FF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12])))" office:value-type="string" office:string-value="0x200" calcext:value-type="string">
            <text:p>0x200</text:p>
          </table:table-cell>
          <table:table-cell table:formula="of:=COM.MICROSOFT.CONCAT([.B512]; &quot;= &quot;; [.A512])" office:value-type="string" office:string-value="0x200= Freeze" calcext:value-type="string">
            <text:p>0x200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13])))" office:value-type="string" office:string-value="0x201" calcext:value-type="string">
            <text:p>0x201</text:p>
          </table:table-cell>
          <table:table-cell table:formula="of:=COM.MICROSOFT.CONCAT([.B513]; &quot;= &quot;; [.A513])" office:value-type="string" office:string-value="0x201= Freeze" calcext:value-type="string">
            <text:p>0x201= Freeze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4])))" office:value-type="string" office:string-value="0x202" calcext:value-type="string">
            <text:p>0x202</text:p>
          </table:table-cell>
          <table:table-cell table:formula="of:=COM.MICROSOFT.CONCAT([.B514]; &quot;= &quot;; [.A514])" office:value-type="string" office:string-value="0x202= Ulra" calcext:value-type="string">
            <text:p>0x202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5])))" office:value-type="string" office:string-value="0x203" calcext:value-type="string">
            <text:p>0x203</text:p>
          </table:table-cell>
          <table:table-cell table:formula="of:=COM.MICROSOFT.CONCAT([.B515]; &quot;= &quot;; [.A515])" office:value-type="string" office:string-value="0x203= Ulra" calcext:value-type="string">
            <text:p>0x203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6])))" office:value-type="string" office:string-value="0x204" calcext:value-type="string">
            <text:p>0x204</text:p>
          </table:table-cell>
          <table:table-cell table:formula="of:=COM.MICROSOFT.CONCAT([.B516]; &quot;= &quot;; [.A516])" office:value-type="string" office:string-value="0x204= Ulra" calcext:value-type="string">
            <text:p>0x204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7])))" office:value-type="string" office:string-value="0x205" calcext:value-type="string">
            <text:p>0x205</text:p>
          </table:table-cell>
          <table:table-cell table:formula="of:=COM.MICROSOFT.CONCAT([.B517]; &quot;= &quot;; [.A517])" office:value-type="string" office:string-value="0x205= Ulra" calcext:value-type="string">
            <text:p>0x205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8])))" office:value-type="string" office:string-value="0x206" calcext:value-type="string">
            <text:p>0x206</text:p>
          </table:table-cell>
          <table:table-cell table:formula="of:=COM.MICROSOFT.CONCAT([.B518]; &quot;= &quot;; [.A518])" office:value-type="string" office:string-value="0x206= Ulra" calcext:value-type="string">
            <text:p>0x206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9])))" office:value-type="string" office:string-value="0x207" calcext:value-type="string">
            <text:p>0x207</text:p>
          </table:table-cell>
          <table:table-cell table:formula="of:=COM.MICROSOFT.CONCAT([.B519]; &quot;= &quot;; [.A519])" office:value-type="string" office:string-value="0x207= Ulra" calcext:value-type="string">
            <text:p>0x207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0])))" office:value-type="string" office:string-value="0x208" calcext:value-type="string">
            <text:p>0x208</text:p>
          </table:table-cell>
          <table:table-cell table:formula="of:=COM.MICROSOFT.CONCAT([.B520]; &quot;= &quot;; [.A520])" office:value-type="string" office:string-value="0x208= Ulra" calcext:value-type="string">
            <text:p>0x208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1])))" office:value-type="string" office:string-value="0x209" calcext:value-type="string">
            <text:p>0x209</text:p>
          </table:table-cell>
          <table:table-cell table:formula="of:=COM.MICROSOFT.CONCAT([.B521]; &quot;= &quot;; [.A521])" office:value-type="string" office:string-value="0x209= Ulra" calcext:value-type="string">
            <text:p>0x209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2])))" office:value-type="string" office:string-value="0x20A" calcext:value-type="string">
            <text:p>0x20A</text:p>
          </table:table-cell>
          <table:table-cell table:formula="of:=COM.MICROSOFT.CONCAT([.B522]; &quot;= &quot;; [.A522])" office:value-type="string" office:string-value="0x20A= Ulra" calcext:value-type="string">
            <text:p>0x20A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3])))" office:value-type="string" office:string-value="0x20B" calcext:value-type="string">
            <text:p>0x20B</text:p>
          </table:table-cell>
          <table:table-cell table:formula="of:=COM.MICROSOFT.CONCAT([.B523]; &quot;= &quot;; [.A523])" office:value-type="string" office:string-value="0x20B= Ulra" calcext:value-type="string">
            <text:p>0x20B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4])))" office:value-type="string" office:string-value="0x20C" calcext:value-type="string">
            <text:p>0x20C</text:p>
          </table:table-cell>
          <table:table-cell table:formula="of:=COM.MICROSOFT.CONCAT([.B524]; &quot;= &quot;; [.A524])" office:value-type="string" office:string-value="0x20C= Ulra" calcext:value-type="string">
            <text:p>0x20C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5])))" office:value-type="string" office:string-value="0x20D" calcext:value-type="string">
            <text:p>0x20D</text:p>
          </table:table-cell>
          <table:table-cell table:formula="of:=COM.MICROSOFT.CONCAT([.B525]; &quot;= &quot;; [.A525])" office:value-type="string" office:string-value="0x20D= Ulra" calcext:value-type="string">
            <text:p>0x20D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6])))" office:value-type="string" office:string-value="0x20E" calcext:value-type="string">
            <text:p>0x20E</text:p>
          </table:table-cell>
          <table:table-cell table:formula="of:=COM.MICROSOFT.CONCAT([.B526]; &quot;= &quot;; [.A526])" office:value-type="string" office:string-value="0x20E= Ulra" calcext:value-type="string">
            <text:p>0x20E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7])))" office:value-type="string" office:string-value="0x20F" calcext:value-type="string">
            <text:p>0x20F</text:p>
          </table:table-cell>
          <table:table-cell table:formula="of:=COM.MICROSOFT.CONCAT([.B527]; &quot;= &quot;; [.A527])" office:value-type="string" office:string-value="0x20F= Ulra" calcext:value-type="string">
            <text:p>0x20F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8])))" office:value-type="string" office:string-value="0x210" calcext:value-type="string">
            <text:p>0x210</text:p>
          </table:table-cell>
          <table:table-cell table:formula="of:=COM.MICROSOFT.CONCAT([.B528]; &quot;= &quot;; [.A528])" office:value-type="string" office:string-value="0x210= Ulra" calcext:value-type="string">
            <text:p>0x210= Ulra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29])))" office:value-type="string" office:string-value="0x211" calcext:value-type="string">
            <text:p>0x211</text:p>
          </table:table-cell>
          <table:table-cell table:formula="of:=COM.MICROSOFT.CONCAT([.B529]; &quot;= &quot;; [.A529])" office:value-type="string" office:string-value="0x211= Law City" calcext:value-type="string">
            <text:p>0x211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0])))" office:value-type="string" office:string-value="0x212" calcext:value-type="string">
            <text:p>0x212</text:p>
          </table:table-cell>
          <table:table-cell table:formula="of:=COM.MICROSOFT.CONCAT([.B530]; &quot;= &quot;; [.A530])" office:value-type="string" office:string-value="0x212= Law City" calcext:value-type="string">
            <text:p>0x212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1])))" office:value-type="string" office:string-value="0x213" calcext:value-type="string">
            <text:p>0x213</text:p>
          </table:table-cell>
          <table:table-cell table:formula="of:=COM.MICROSOFT.CONCAT([.B531]; &quot;= &quot;; [.A531])" office:value-type="string" office:string-value="0x213= Law City" calcext:value-type="string">
            <text:p>0x213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2])))" office:value-type="string" office:string-value="0x214" calcext:value-type="string">
            <text:p>0x214</text:p>
          </table:table-cell>
          <table:table-cell table:formula="of:=COM.MICROSOFT.CONCAT([.B532]; &quot;= &quot;; [.A532])" office:value-type="string" office:string-value="0x214= Law City" calcext:value-type="string">
            <text:p>0x214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3])))" office:value-type="string" office:string-value="0x215" calcext:value-type="string">
            <text:p>0x215</text:p>
          </table:table-cell>
          <table:table-cell table:formula="of:=COM.MICROSOFT.CONCAT([.B533]; &quot;= &quot;; [.A533])" office:value-type="string" office:string-value="0x215= Law City" calcext:value-type="string">
            <text:p>0x215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4])))" office:value-type="string" office:string-value="0x216" calcext:value-type="string">
            <text:p>0x216</text:p>
          </table:table-cell>
          <table:table-cell table:formula="of:=COM.MICROSOFT.CONCAT([.B534]; &quot;= &quot;; [.A534])" office:value-type="string" office:string-value="0x216= Law City" calcext:value-type="string">
            <text:p>0x216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5])))" office:value-type="string" office:string-value="0x217" calcext:value-type="string">
            <text:p>0x217</text:p>
          </table:table-cell>
          <table:table-cell table:formula="of:=COM.MICROSOFT.CONCAT([.B535]; &quot;= &quot;; [.A535])" office:value-type="string" office:string-value="0x217= Law City" calcext:value-type="string">
            <text:p>0x217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6])))" office:value-type="string" office:string-value="0x218" calcext:value-type="string">
            <text:p>0x218</text:p>
          </table:table-cell>
          <table:table-cell table:formula="of:=COM.MICROSOFT.CONCAT([.B536]; &quot;= &quot;; [.A536])" office:value-type="string" office:string-value="0x218= Law City" calcext:value-type="string">
            <text:p>0x218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7])))" office:value-type="string" office:string-value="0x219" calcext:value-type="string">
            <text:p>0x219</text:p>
          </table:table-cell>
          <table:table-cell table:formula="of:=COM.MICROSOFT.CONCAT([.B537]; &quot;= &quot;; [.A537])" office:value-type="string" office:string-value="0x219= Law City" calcext:value-type="string">
            <text:p>0x219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8])))" office:value-type="string" office:string-value="0x21A" calcext:value-type="string">
            <text:p>0x21A</text:p>
          </table:table-cell>
          <table:table-cell table:formula="of:=COM.MICROSOFT.CONCAT([.B538]; &quot;= &quot;; [.A538])" office:value-type="string" office:string-value="0x21A= Law City" calcext:value-type="string">
            <text:p>0x21A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9])))" office:value-type="string" office:string-value="0x21B" calcext:value-type="string">
            <text:p>0x21B</text:p>
          </table:table-cell>
          <table:table-cell table:formula="of:=COM.MICROSOFT.CONCAT([.B539]; &quot;= &quot;; [.A539])" office:value-type="string" office:string-value="0x21B= Law City" calcext:value-type="string">
            <text:p>0x21B= Law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0])))" office:value-type="string" office:string-value="0x21C" calcext:value-type="string">
            <text:p>0x21C</text:p>
          </table:table-cell>
          <table:table-cell table:formula="of:=COM.MICROSOFT.CONCAT([.B540]; &quot;= &quot;; [.A540])" office:value-type="string" office:string-value="0x21C= Death City" calcext:value-type="string">
            <text:p>0x21C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1])))" office:value-type="string" office:string-value="0x21D" calcext:value-type="string">
            <text:p>0x21D</text:p>
          </table:table-cell>
          <table:table-cell table:formula="of:=COM.MICROSOFT.CONCAT([.B541]; &quot;= &quot;; [.A541])" office:value-type="string" office:string-value="0x21D= Death City" calcext:value-type="string">
            <text:p>0x21D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2])))" office:value-type="string" office:string-value="0x21E" calcext:value-type="string">
            <text:p>0x21E</text:p>
          </table:table-cell>
          <table:table-cell table:formula="of:=COM.MICROSOFT.CONCAT([.B542]; &quot;= &quot;; [.A542])" office:value-type="string" office:string-value="0x21E= Death City" calcext:value-type="string">
            <text:p>0x21E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3])))" office:value-type="string" office:string-value="0x21F" calcext:value-type="string">
            <text:p>0x21F</text:p>
          </table:table-cell>
          <table:table-cell table:formula="of:=COM.MICROSOFT.CONCAT([.B543]; &quot;= &quot;; [.A543])" office:value-type="string" office:string-value="0x21F= Death City" calcext:value-type="string">
            <text:p>0x21F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4])))" office:value-type="string" office:string-value="0x220" calcext:value-type="string">
            <text:p>0x220</text:p>
          </table:table-cell>
          <table:table-cell table:formula="of:=COM.MICROSOFT.CONCAT([.B544]; &quot;= &quot;; [.A544])" office:value-type="string" office:string-value="0x220= Death City" calcext:value-type="string">
            <text:p>0x220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5])))" office:value-type="string" office:string-value="0x221" calcext:value-type="string">
            <text:p>0x221</text:p>
          </table:table-cell>
          <table:table-cell table:formula="of:=COM.MICROSOFT.CONCAT([.B545]; &quot;= &quot;; [.A545])" office:value-type="string" office:string-value="0x221= Death City" calcext:value-type="string">
            <text:p>0x221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6])))" office:value-type="string" office:string-value="0x222" calcext:value-type="string">
            <text:p>0x222</text:p>
          </table:table-cell>
          <table:table-cell table:formula="of:=COM.MICROSOFT.CONCAT([.B546]; &quot;= &quot;; [.A546])" office:value-type="string" office:string-value="0x222= Death City" calcext:value-type="string">
            <text:p>0x222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7])))" office:value-type="string" office:string-value="0x223" calcext:value-type="string">
            <text:p>0x223</text:p>
          </table:table-cell>
          <table:table-cell table:formula="of:=COM.MICROSOFT.CONCAT([.B547]; &quot;= &quot;; [.A547])" office:value-type="string" office:string-value="0x223= Death City" calcext:value-type="string">
            <text:p>0x223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8])))" office:value-type="string" office:string-value="0x224" calcext:value-type="string">
            <text:p>0x224</text:p>
          </table:table-cell>
          <table:table-cell table:formula="of:=COM.MICROSOFT.CONCAT([.B548]; &quot;= &quot;; [.A548])" office:value-type="string" office:string-value="0x224= Death City" calcext:value-type="string">
            <text:p>0x224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9])))" office:value-type="string" office:string-value="0x225" calcext:value-type="string">
            <text:p>0x225</text:p>
          </table:table-cell>
          <table:table-cell table:formula="of:=COM.MICROSOFT.CONCAT([.B549]; &quot;= &quot;; [.A549])" office:value-type="string" office:string-value="0x225= Death City" calcext:value-type="string">
            <text:p>0x225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50])))" office:value-type="string" office:string-value="0x226" calcext:value-type="string">
            <text:p>0x226</text:p>
          </table:table-cell>
          <table:table-cell table:formula="of:=COM.MICROSOFT.CONCAT([.B550]; &quot;= &quot;; [.A550])" office:value-type="string" office:string-value="0x226= Death City" calcext:value-type="string">
            <text:p>0x226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51])))" office:value-type="string" office:string-value="0x227" calcext:value-type="string">
            <text:p>0x227</text:p>
          </table:table-cell>
          <table:table-cell table:formula="of:=COM.MICROSOFT.CONCAT([.B551]; &quot;= &quot;; [.A551])" office:value-type="string" office:string-value="0x227= Death City" calcext:value-type="string">
            <text:p>0x227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52])))" office:value-type="string" office:string-value="0x228" calcext:value-type="string">
            <text:p>0x228</text:p>
          </table:table-cell>
          <table:table-cell table:formula="of:=COM.MICROSOFT.CONCAT([.B552]; &quot;= &quot;; [.A552])" office:value-type="string" office:string-value="0x228= Death City" calcext:value-type="string">
            <text:p>0x228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53])))" office:value-type="string" office:string-value="0x229" calcext:value-type="string">
            <text:p>0x229</text:p>
          </table:table-cell>
          <table:table-cell table:formula="of:=COM.MICROSOFT.CONCAT([.B553]; &quot;= &quot;; [.A553])" office:value-type="string" office:string-value="0x229= Death City" calcext:value-type="string">
            <text:p>0x229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54])))" office:value-type="string" office:string-value="0x22A" calcext:value-type="string">
            <text:p>0x22A</text:p>
          </table:table-cell>
          <table:table-cell table:formula="of:=COM.MICROSOFT.CONCAT([.B554]; &quot;= &quot;; [.A554])" office:value-type="string" office:string-value="0x22A= Death City" calcext:value-type="string">
            <text:p>0x22A= Death City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55])))" office:value-type="string" office:string-value="0x22B" calcext:value-type="string">
            <text:p>0x22B</text:p>
          </table:table-cell>
          <table:table-cell table:formula="of:=COM.MICROSOFT.CONCAT([.B555]; &quot;= &quot;; [.A555])" office:value-type="string" office:string-value="0x22B= Freeze" calcext:value-type="string">
            <text:p>0x22B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56])))" office:value-type="string" office:string-value="0x22C" calcext:value-type="string">
            <text:p>0x22C</text:p>
          </table:table-cell>
          <table:table-cell table:formula="of:=COM.MICROSOFT.CONCAT([.B556]; &quot;= &quot;; [.A556])" office:value-type="string" office:string-value="0x22C= Freeze" calcext:value-type="string">
            <text:p>0x22C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57])))" office:value-type="string" office:string-value="0x22D" calcext:value-type="string">
            <text:p>0x22D</text:p>
          </table:table-cell>
          <table:table-cell table:formula="of:=COM.MICROSOFT.CONCAT([.B557]; &quot;= &quot;; [.A557])" office:value-type="string" office:string-value="0x22D= Freeze" calcext:value-type="string">
            <text:p>0x22D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58])))" office:value-type="string" office:string-value="0x22E" calcext:value-type="string">
            <text:p>0x22E</text:p>
          </table:table-cell>
          <table:table-cell table:formula="of:=COM.MICROSOFT.CONCAT([.B558]; &quot;= &quot;; [.A558])" office:value-type="string" office:string-value="0x22E= Freeze" calcext:value-type="string">
            <text:p>0x22E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59])))" office:value-type="string" office:string-value="0x22F" calcext:value-type="string">
            <text:p>0x22F</text:p>
          </table:table-cell>
          <table:table-cell table:formula="of:=COM.MICROSOFT.CONCAT([.B559]; &quot;= &quot;; [.A559])" office:value-type="string" office:string-value="0x22F= Freeze" calcext:value-type="string">
            <text:p>0x22F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60])))" office:value-type="string" office:string-value="0x230" calcext:value-type="string">
            <text:p>0x230</text:p>
          </table:table-cell>
          <table:table-cell table:formula="of:=COM.MICROSOFT.CONCAT([.B560]; &quot;= &quot;; [.A560])" office:value-type="string" office:string-value="0x230= Freeze" calcext:value-type="string">
            <text:p>0x230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61])))" office:value-type="string" office:string-value="0x231" calcext:value-type="string">
            <text:p>0x231</text:p>
          </table:table-cell>
          <table:table-cell table:formula="of:=COM.MICROSOFT.CONCAT([.B561]; &quot;= &quot;; [.A561])" office:value-type="string" office:string-value="0x231= Freeze" calcext:value-type="string">
            <text:p>0x231= Freeze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562])))" office:value-type="string" office:string-value="0x232" calcext:value-type="string">
            <text:p>0x232</text:p>
          </table:table-cell>
          <table:table-cell table:formula="of:=COM.MICROSOFT.CONCAT([.B562]; &quot;= &quot;; [.A562])" office:value-type="string" office:string-value="0x232= Moon" calcext:value-type="string">
            <text:p>0x232= Moon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563])))" office:value-type="string" office:string-value="0x233" calcext:value-type="string">
            <text:p>0x233</text:p>
          </table:table-cell>
          <table:table-cell table:formula="of:=COM.MICROSOFT.CONCAT([.B563]; &quot;= &quot;; [.A563])" office:value-type="string" office:string-value="0x233= Freeze" calcext:value-type="string">
            <text:p>0x233= Freez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4])))" office:value-type="string" office:string-value="0x234" calcext:value-type="string">
            <text:p>0x234</text:p>
          </table:table-cell>
          <table:table-cell table:formula="of:=COM.MICROSOFT.CONCAT([.B564]; &quot;= &quot;; [.A564])" office:value-type="string" office:string-value="0x234= Rouge" calcext:value-type="string">
            <text:p>0x234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5])))" office:value-type="string" office:string-value="0x235" calcext:value-type="string">
            <text:p>0x235</text:p>
          </table:table-cell>
          <table:table-cell table:formula="of:=COM.MICROSOFT.CONCAT([.B565]; &quot;= &quot;; [.A565])" office:value-type="string" office:string-value="0x235= Rouge" calcext:value-type="string">
            <text:p>0x235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6])))" office:value-type="string" office:string-value="0x236" calcext:value-type="string">
            <text:p>0x236</text:p>
          </table:table-cell>
          <table:table-cell table:formula="of:=COM.MICROSOFT.CONCAT([.B566]; &quot;= &quot;; [.A566])" office:value-type="string" office:string-value="0x236= Rouge" calcext:value-type="string">
            <text:p>0x236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7])))" office:value-type="string" office:string-value="0x237" calcext:value-type="string">
            <text:p>0x237</text:p>
          </table:table-cell>
          <table:table-cell table:formula="of:=COM.MICROSOFT.CONCAT([.B567]; &quot;= &quot;; [.A567])" office:value-type="string" office:string-value="0x237= Rouge" calcext:value-type="string">
            <text:p>0x237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8])))" office:value-type="string" office:string-value="0x238" calcext:value-type="string">
            <text:p>0x238</text:p>
          </table:table-cell>
          <table:table-cell table:formula="of:=COM.MICROSOFT.CONCAT([.B568]; &quot;= &quot;; [.A568])" office:value-type="string" office:string-value="0x238= Rouge" calcext:value-type="string">
            <text:p>0x238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9])))" office:value-type="string" office:string-value="0x239" calcext:value-type="string">
            <text:p>0x239</text:p>
          </table:table-cell>
          <table:table-cell table:formula="of:=COM.MICROSOFT.CONCAT([.B569]; &quot;= &quot;; [.A569])" office:value-type="string" office:string-value="0x239= Rouge" calcext:value-type="string">
            <text:p>0x239= Rouge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0])))" office:value-type="string" office:string-value="0x23A" calcext:value-type="string">
            <text:p>0x23A</text:p>
          </table:table-cell>
          <table:table-cell table:formula="of:=COM.MICROSOFT.CONCAT([.B570]; &quot;= &quot;; [.A570])" office:value-type="string" office:string-value="0x23A= Magical City" calcext:value-type="string">
            <text:p>0x23A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1])))" office:value-type="string" office:string-value="0x23B" calcext:value-type="string">
            <text:p>0x23B</text:p>
          </table:table-cell>
          <table:table-cell table:formula="of:=COM.MICROSOFT.CONCAT([.B571]; &quot;= &quot;; [.A571])" office:value-type="string" office:string-value="0x23B= Magical City" calcext:value-type="string">
            <text:p>0x23B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2])))" office:value-type="string" office:string-value="0x23C" calcext:value-type="string">
            <text:p>0x23C</text:p>
          </table:table-cell>
          <table:table-cell table:formula="of:=COM.MICROSOFT.CONCAT([.B572]; &quot;= &quot;; [.A572])" office:value-type="string" office:string-value="0x23C= Magical City" calcext:value-type="string">
            <text:p>0x23C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3])))" office:value-type="string" office:string-value="0x23D" calcext:value-type="string">
            <text:p>0x23D</text:p>
          </table:table-cell>
          <table:table-cell table:formula="of:=COM.MICROSOFT.CONCAT([.B573]; &quot;= &quot;; [.A573])" office:value-type="string" office:string-value="0x23D= Magical City" calcext:value-type="string">
            <text:p>0x23D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4])))" office:value-type="string" office:string-value="0x23E" calcext:value-type="string">
            <text:p>0x23E</text:p>
          </table:table-cell>
          <table:table-cell table:formula="of:=COM.MICROSOFT.CONCAT([.B574]; &quot;= &quot;; [.A574])" office:value-type="string" office:string-value="0x23E= Magical City" calcext:value-type="string">
            <text:p>0x23E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5])))" office:value-type="string" office:string-value="0x23F" calcext:value-type="string">
            <text:p>0x23F</text:p>
          </table:table-cell>
          <table:table-cell table:formula="of:=COM.MICROSOFT.CONCAT([.B575]; &quot;= &quot;; [.A575])" office:value-type="string" office:string-value="0x23F= Magical City" calcext:value-type="string">
            <text:p>0x23F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6])))" office:value-type="string" office:string-value="0x240" calcext:value-type="string">
            <text:p>0x240</text:p>
          </table:table-cell>
          <table:table-cell table:formula="of:=COM.MICROSOFT.CONCAT([.B576]; &quot;= &quot;; [.A576])" office:value-type="string" office:string-value="0x240= Magical City" calcext:value-type="string">
            <text:p>0x240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7])))" office:value-type="string" office:string-value="0x241" calcext:value-type="string">
            <text:p>0x241</text:p>
          </table:table-cell>
          <table:table-cell table:formula="of:=COM.MICROSOFT.CONCAT([.B577]; &quot;= &quot;; [.A577])" office:value-type="string" office:string-value="0x241= Magical City" calcext:value-type="string">
            <text:p>0x241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8])))" office:value-type="string" office:string-value="0x242" calcext:value-type="string">
            <text:p>0x242</text:p>
          </table:table-cell>
          <table:table-cell table:formula="of:=COM.MICROSOFT.CONCAT([.B578]; &quot;= &quot;; [.A578])" office:value-type="string" office:string-value="0x242= Magical City" calcext:value-type="string">
            <text:p>0x242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9])))" office:value-type="string" office:string-value="0x243" calcext:value-type="string">
            <text:p>0x243</text:p>
          </table:table-cell>
          <table:table-cell table:formula="of:=COM.MICROSOFT.CONCAT([.B579]; &quot;= &quot;; [.A579])" office:value-type="string" office:string-value="0x243= Magical City" calcext:value-type="string">
            <text:p>0x243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80])))" office:value-type="string" office:string-value="0x244" calcext:value-type="string">
            <text:p>0x244</text:p>
          </table:table-cell>
          <table:table-cell table:formula="of:=COM.MICROSOFT.CONCAT([.B580]; &quot;= &quot;; [.A580])" office:value-type="string" office:string-value="0x244= Magical City" calcext:value-type="string">
            <text:p>0x244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81])))" office:value-type="string" office:string-value="0x245" calcext:value-type="string">
            <text:p>0x245</text:p>
          </table:table-cell>
          <table:table-cell table:formula="of:=COM.MICROSOFT.CONCAT([.B581]; &quot;= &quot;; [.A581])" office:value-type="string" office:string-value="0x245= Magical City" calcext:value-type="string">
            <text:p>0x245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82])))" office:value-type="string" office:string-value="0x246" calcext:value-type="string">
            <text:p>0x246</text:p>
          </table:table-cell>
          <table:table-cell table:formula="of:=COM.MICROSOFT.CONCAT([.B582]; &quot;= &quot;; [.A582])" office:value-type="string" office:string-value="0x246= Magical City" calcext:value-type="string">
            <text:p>0x246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83])))" office:value-type="string" office:string-value="0x247" calcext:value-type="string">
            <text:p>0x247</text:p>
          </table:table-cell>
          <table:table-cell table:formula="of:=COM.MICROSOFT.CONCAT([.B583]; &quot;= &quot;; [.A583])" office:value-type="string" office:string-value="0x247= Magical City" calcext:value-type="string">
            <text:p>0x247= Magical City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4])))" office:value-type="string" office:string-value="0x248" calcext:value-type="string">
            <text:p>0x248</text:p>
          </table:table-cell>
          <table:table-cell table:formula="of:=COM.MICROSOFT.CONCAT([.B584]; &quot;= &quot;; [.A584])" office:value-type="string" office:string-value="0x248= Divine Tree" calcext:value-type="string">
            <text:p>0x248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5])))" office:value-type="string" office:string-value="0x249" calcext:value-type="string">
            <text:p>0x249</text:p>
          </table:table-cell>
          <table:table-cell table:formula="of:=COM.MICROSOFT.CONCAT([.B585]; &quot;= &quot;; [.A585])" office:value-type="string" office:string-value="0x249= Divine Tree" calcext:value-type="string">
            <text:p>0x249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6])))" office:value-type="string" office:string-value="0x24A" calcext:value-type="string">
            <text:p>0x24A</text:p>
          </table:table-cell>
          <table:table-cell table:formula="of:=COM.MICROSOFT.CONCAT([.B586]; &quot;= &quot;; [.A586])" office:value-type="string" office:string-value="0x24A= Divine Tree" calcext:value-type="string">
            <text:p>0x24A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7])))" office:value-type="string" office:string-value="0x24B" calcext:value-type="string">
            <text:p>0x24B</text:p>
          </table:table-cell>
          <table:table-cell table:formula="of:=COM.MICROSOFT.CONCAT([.B587]; &quot;= &quot;; [.A587])" office:value-type="string" office:string-value="0x24B= Divine Tree" calcext:value-type="string">
            <text:p>0x24B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8])))" office:value-type="string" office:string-value="0x24C" calcext:value-type="string">
            <text:p>0x24C</text:p>
          </table:table-cell>
          <table:table-cell table:formula="of:=COM.MICROSOFT.CONCAT([.B588]; &quot;= &quot;; [.A588])" office:value-type="string" office:string-value="0x24C= Divine Tree" calcext:value-type="string">
            <text:p>0x24C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9])))" office:value-type="string" office:string-value="0x24D" calcext:value-type="string">
            <text:p>0x24D</text:p>
          </table:table-cell>
          <table:table-cell table:formula="of:=COM.MICROSOFT.CONCAT([.B589]; &quot;= &quot;; [.A589])" office:value-type="string" office:string-value="0x24D= Divine Tree" calcext:value-type="string">
            <text:p>0x24D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90])))" office:value-type="string" office:string-value="0x24E" calcext:value-type="string">
            <text:p>0x24E</text:p>
          </table:table-cell>
          <table:table-cell table:formula="of:=COM.MICROSOFT.CONCAT([.B590]; &quot;= &quot;; [.A590])" office:value-type="string" office:string-value="0x24E= Divine Tree" calcext:value-type="string">
            <text:p>0x24E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91])))" office:value-type="string" office:string-value="0x24F" calcext:value-type="string">
            <text:p>0x24F</text:p>
          </table:table-cell>
          <table:table-cell table:formula="of:=COM.MICROSOFT.CONCAT([.B591]; &quot;= &quot;; [.A591])" office:value-type="string" office:string-value="0x24F= Divine Tree" calcext:value-type="string">
            <text:p>0x24F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92])))" office:value-type="string" office:string-value="0x250" calcext:value-type="string">
            <text:p>0x250</text:p>
          </table:table-cell>
          <table:table-cell table:formula="of:=COM.MICROSOFT.CONCAT([.B592]; &quot;= &quot;; [.A592])" office:value-type="string" office:string-value="0x250= Divine Tree" calcext:value-type="string">
            <text:p>0x250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93])))" office:value-type="string" office:string-value="0x251" calcext:value-type="string">
            <text:p>0x251</text:p>
          </table:table-cell>
          <table:table-cell table:formula="of:=COM.MICROSOFT.CONCAT([.B593]; &quot;= &quot;; [.A593])" office:value-type="string" office:string-value="0x251= Divine Tree" calcext:value-type="string">
            <text:p>0x251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94])))" office:value-type="string" office:string-value="0x252" calcext:value-type="string">
            <text:p>0x252</text:p>
          </table:table-cell>
          <table:table-cell table:formula="of:=COM.MICROSOFT.CONCAT([.B594]; &quot;= &quot;; [.A594])" office:value-type="string" office:string-value="0x252= Divine Tree" calcext:value-type="string">
            <text:p>0x252= Divine Tree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95])))" office:value-type="string" office:string-value="0x253" calcext:value-type="string">
            <text:p>0x253</text:p>
          </table:table-cell>
          <table:table-cell table:formula="of:=COM.MICROSOFT.CONCAT([.B595]; &quot;= &quot;; [.A595])" office:value-type="string" office:string-value="0x253= Magical City" calcext:value-type="string">
            <text:p>0x253= Magical City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96])))" office:value-type="string" office:string-value="0x254" calcext:value-type="string">
            <text:p>0x254</text:p>
          </table:table-cell>
          <table:table-cell table:formula="of:=COM.MICROSOFT.CONCAT([.B596]; &quot;= &quot;; [.A596])" office:value-type="string" office:string-value="0x254= Rouge" calcext:value-type="string">
            <text:p>0x254= Rouge</text:p>
          </table:table-cell>
        </table:table-row>
        <table:table-row table:style-name="ro1">
          <table:table-cell office:value-type="string" calcext:value-type="string">
            <text:p>Doel Throne</text:p>
          </table:table-cell>
          <table:table-cell table:formula="of:=COM.MICROSOFT.CONCAT(&quot;0x&quot;; DEC2HEX(ROW([.A597])))" office:value-type="string" office:string-value="0x255" calcext:value-type="string">
            <text:p>0x255</text:p>
          </table:table-cell>
          <table:table-cell table:formula="of:=COM.MICROSOFT.CONCAT([.B597]; &quot;= &quot;; [.A597])" office:value-type="string" office:string-value="0x255= Doel Throne" calcext:value-type="string">
            <text:p>0x255= Doel Throne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598])))" office:value-type="string" office:string-value="0x256" calcext:value-type="string">
            <text:p>0x256</text:p>
          </table:table-cell>
          <table:table-cell table:formula="of:=COM.MICROSOFT.CONCAT([.B598]; &quot;= &quot;; [.A598])" office:value-type="string" office:string-value="0x256= Moon" calcext:value-type="string">
            <text:p>0x256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599])))" office:value-type="string" office:string-value="0x257" calcext:value-type="string">
            <text:p>0x257</text:p>
          </table:table-cell>
          <table:table-cell table:formula="of:=COM.MICROSOFT.CONCAT([.B599]; &quot;= &quot;; [.A599])" office:value-type="string" office:string-value="0x257= Moon" calcext:value-type="string">
            <text:p>0x257= Moon</text:p>
          </table:table-cell>
        </table:table-row>
        <table:table-row table:style-name="ro1">
          <table:table-cell office:value-type="string" calcext:value-type="string">
            <text:p>Moon Entrance</text:p>
          </table:table-cell>
          <table:table-cell table:formula="of:=COM.MICROSOFT.CONCAT(&quot;0x&quot;; DEC2HEX(ROW([.A600])))" office:value-type="string" office:string-value="0x258" calcext:value-type="string">
            <text:p>0x258</text:p>
          </table:table-cell>
          <table:table-cell table:formula="of:=COM.MICROSOFT.CONCAT([.B600]; &quot;= &quot;; [.A600])" office:value-type="string" office:string-value="0x258= Moon Entrance" calcext:value-type="string">
            <text:p>0x258= Moon Entrance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1])))" office:value-type="string" office:string-value="0x259" calcext:value-type="string">
            <text:p>0x259</text:p>
          </table:table-cell>
          <table:table-cell table:formula="of:=COM.MICROSOFT.CONCAT([.B601]; &quot;= &quot;; [.A601])" office:value-type="string" office:string-value="0x259= Moon" calcext:value-type="string">
            <text:p>0x259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2])))" office:value-type="string" office:string-value="0x25A" calcext:value-type="string">
            <text:p>0x25A</text:p>
          </table:table-cell>
          <table:table-cell table:formula="of:=COM.MICROSOFT.CONCAT([.B602]; &quot;= &quot;; [.A602])" office:value-type="string" office:string-value="0x25A= Moon" calcext:value-type="string">
            <text:p>0x25A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3])))" office:value-type="string" office:string-value="0x25B" calcext:value-type="string">
            <text:p>0x25B</text:p>
          </table:table-cell>
          <table:table-cell table:formula="of:=COM.MICROSOFT.CONCAT([.B603]; &quot;= &quot;; [.A603])" office:value-type="string" office:string-value="0x25B= Moon" calcext:value-type="string">
            <text:p>0x25B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4])))" office:value-type="string" office:string-value="0x25C" calcext:value-type="string">
            <text:p>0x25C</text:p>
          </table:table-cell>
          <table:table-cell table:formula="of:=COM.MICROSOFT.CONCAT([.B604]; &quot;= &quot;; [.A604])" office:value-type="string" office:string-value="0x25C= Moon" calcext:value-type="string">
            <text:p>0x25C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5])))" office:value-type="string" office:string-value="0x25D" calcext:value-type="string">
            <text:p>0x25D</text:p>
          </table:table-cell>
          <table:table-cell table:formula="of:=COM.MICROSOFT.CONCAT([.B605]; &quot;= &quot;; [.A605])" office:value-type="string" office:string-value="0x25D= Moon" calcext:value-type="string">
            <text:p>0x25D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6])))" office:value-type="string" office:string-value="0x25E" calcext:value-type="string">
            <text:p>0x25E</text:p>
          </table:table-cell>
          <table:table-cell table:formula="of:=COM.MICROSOFT.CONCAT([.B606]; &quot;= &quot;; [.A606])" office:value-type="string" office:string-value="0x25E= Moon" calcext:value-type="string">
            <text:p>0x25E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7])))" office:value-type="string" office:string-value="0x25F" calcext:value-type="string">
            <text:p>0x25F</text:p>
          </table:table-cell>
          <table:table-cell table:formula="of:=COM.MICROSOFT.CONCAT([.B607]; &quot;= &quot;; [.A607])" office:value-type="string" office:string-value="0x25F= Moon" calcext:value-type="string">
            <text:p>0x25F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8])))" office:value-type="string" office:string-value="0x260" calcext:value-type="string">
            <text:p>0x260</text:p>
          </table:table-cell>
          <table:table-cell table:formula="of:=COM.MICROSOFT.CONCAT([.B608]; &quot;= &quot;; [.A608])" office:value-type="string" office:string-value="0x260= Moon" calcext:value-type="string">
            <text:p>0x260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9])))" office:value-type="string" office:string-value="0x261" calcext:value-type="string">
            <text:p>0x261</text:p>
          </table:table-cell>
          <table:table-cell table:formula="of:=COM.MICROSOFT.CONCAT([.B609]; &quot;= &quot;; [.A609])" office:value-type="string" office:string-value="0x261= Moon" calcext:value-type="string">
            <text:p>0x261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0])))" office:value-type="string" office:string-value="0x262" calcext:value-type="string">
            <text:p>0x262</text:p>
          </table:table-cell>
          <table:table-cell table:formula="of:=COM.MICROSOFT.CONCAT([.B610]; &quot;= &quot;; [.A610])" office:value-type="string" office:string-value="0x262= Moon" calcext:value-type="string">
            <text:p>0x262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1])))" office:value-type="string" office:string-value="0x263" calcext:value-type="string">
            <text:p>0x263</text:p>
          </table:table-cell>
          <table:table-cell table:formula="of:=COM.MICROSOFT.CONCAT([.B611]; &quot;= &quot;; [.A611])" office:value-type="string" office:string-value="0x263= Moon" calcext:value-type="string">
            <text:p>0x263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2])))" office:value-type="string" office:string-value="0x264" calcext:value-type="string">
            <text:p>0x264</text:p>
          </table:table-cell>
          <table:table-cell table:formula="of:=COM.MICROSOFT.CONCAT([.B612]; &quot;= &quot;; [.A612])" office:value-type="string" office:string-value="0x264= Moon" calcext:value-type="string">
            <text:p>0x264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3])))" office:value-type="string" office:string-value="0x265" calcext:value-type="string">
            <text:p>0x265</text:p>
          </table:table-cell>
          <table:table-cell table:formula="of:=COM.MICROSOFT.CONCAT([.B613]; &quot;= &quot;; [.A613])" office:value-type="string" office:string-value="0x265= Moon" calcext:value-type="string">
            <text:p>0x265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4])))" office:value-type="string" office:string-value="0x266" calcext:value-type="string">
            <text:p>0x266</text:p>
          </table:table-cell>
          <table:table-cell table:formula="of:=COM.MICROSOFT.CONCAT([.B614]; &quot;= &quot;; [.A614])" office:value-type="string" office:string-value="0x266= Moon" calcext:value-type="string">
            <text:p>0x266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5])))" office:value-type="string" office:string-value="0x267" calcext:value-type="string">
            <text:p>0x267</text:p>
          </table:table-cell>
          <table:table-cell table:formula="of:=COM.MICROSOFT.CONCAT([.B615]; &quot;= &quot;; [.A615])" office:value-type="string" office:string-value="0x267= Moon" calcext:value-type="string">
            <text:p>0x267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6])))" office:value-type="string" office:string-value="0x268" calcext:value-type="string">
            <text:p>0x268</text:p>
          </table:table-cell>
          <table:table-cell table:formula="of:=COM.MICROSOFT.CONCAT([.B616]; &quot;= &quot;; [.A616])" office:value-type="string" office:string-value="0x268= Moon" calcext:value-type="string">
            <text:p>0x268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7])))" office:value-type="string" office:string-value="0x269" calcext:value-type="string">
            <text:p>0x269</text:p>
          </table:table-cell>
          <table:table-cell table:formula="of:=COM.MICROSOFT.CONCAT([.B617]; &quot;= &quot;; [.A617])" office:value-type="string" office:string-value="0x269= Moon" calcext:value-type="string">
            <text:p>0x269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8])))" office:value-type="string" office:string-value="0x26A" calcext:value-type="string">
            <text:p>0x26A</text:p>
          </table:table-cell>
          <table:table-cell table:formula="of:=COM.MICROSOFT.CONCAT([.B618]; &quot;= &quot;; [.A618])" office:value-type="string" office:string-value="0x26A= Moon" calcext:value-type="string">
            <text:p>0x26A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9])))" office:value-type="string" office:string-value="0x26B" calcext:value-type="string">
            <text:p>0x26B</text:p>
          </table:table-cell>
          <table:table-cell table:formula="of:=COM.MICROSOFT.CONCAT([.B619]; &quot;= &quot;; [.A619])" office:value-type="string" office:string-value="0x26B= Moon" calcext:value-type="string">
            <text:p>0x26B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20])))" office:value-type="string" office:string-value="0x26C" calcext:value-type="string">
            <text:p>0x26C</text:p>
          </table:table-cell>
          <table:table-cell table:formula="of:=COM.MICROSOFT.CONCAT([.B620]; &quot;= &quot;; [.A620])" office:value-type="string" office:string-value="0x26C= Moon" calcext:value-type="string">
            <text:p>0x26C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21])))" office:value-type="string" office:string-value="0x26D" calcext:value-type="string">
            <text:p>0x26D</text:p>
          </table:table-cell>
          <table:table-cell table:formula="of:=COM.MICROSOFT.CONCAT([.B621]; &quot;= &quot;; [.A621])" office:value-type="string" office:string-value="0x26D= Moon" calcext:value-type="string">
            <text:p>0x26D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22])))" office:value-type="string" office:string-value="0x26E" calcext:value-type="string">
            <text:p>0x26E</text:p>
          </table:table-cell>
          <table:table-cell table:formula="of:=COM.MICROSOFT.CONCAT([.B622]; &quot;= &quot;; [.A622])" office:value-type="string" office:string-value="0x26E= Moon" calcext:value-type="string">
            <text:p>0x26E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23])))" office:value-type="string" office:string-value="0x26F" calcext:value-type="string">
            <text:p>0x26F</text:p>
          </table:table-cell>
          <table:table-cell table:formula="of:=COM.MICROSOFT.CONCAT([.B623]; &quot;= &quot;; [.A623])" office:value-type="string" office:string-value="0x26F= Moon" calcext:value-type="string">
            <text:p>0x26F= Moon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4])))" office:value-type="string" office:string-value="0x270" calcext:value-type="string">
            <text:p>0x270</text:p>
          </table:table-cell>
          <table:table-cell table:formula="of:=COM.MICROSOFT.CONCAT([.B624]; &quot;= &quot;; [.A624])" office:value-type="string" office:string-value="0x270= Bale" calcext:value-type="string">
            <text:p>0x270= Ba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625])))" office:value-type="string" office:string-value="0x271" calcext:value-type="string">
            <text:p>0x271</text:p>
          </table:table-cell>
          <table:table-cell table:formula="of:=COM.MICROSOFT.CONCAT([.B625]; &quot;= &quot;; [.A625])" office:value-type="string" office:string-value="0x271= Forest" calcext:value-type="string">
            <text:p>0x271= Forest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626])))" office:value-type="string" office:string-value="0x272" calcext:value-type="string">
            <text:p>0x272</text:p>
          </table:table-cell>
          <table:table-cell table:formula="of:=COM.MICROSOFT.CONCAT([.B626]; &quot;= &quot;; [.A626])" office:value-type="string" office:string-value="0x272= Forest" calcext:value-type="string">
            <text:p>0x272= Forest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7])))" office:value-type="string" office:string-value="0x273" calcext:value-type="string">
            <text:p>0x273</text:p>
          </table:table-cell>
          <table:table-cell table:formula="of:=COM.MICROSOFT.CONCAT([.B627]; &quot;= &quot;; [.A627])" office:value-type="string" office:string-value="0x273= Hoax" calcext:value-type="string">
            <text:p>0x273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8])))" office:value-type="string" office:string-value="0x274" calcext:value-type="string">
            <text:p>0x274</text:p>
          </table:table-cell>
          <table:table-cell table:formula="of:=COM.MICROSOFT.CONCAT([.B628]; &quot;= &quot;; [.A628])" office:value-type="string" office:string-value="0x274= Hoax" calcext:value-type="string">
            <text:p>0x274= Hoax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9])))" office:value-type="string" office:string-value="0x275" calcext:value-type="string">
            <text:p>0x275</text:p>
          </table:table-cell>
          <table:table-cell table:formula="of:=COM.MICROSOFT.CONCAT([.B629]; &quot;= &quot;; [.A629])" office:value-type="string" office:string-value="0x275= Bale" calcext:value-type="string">
            <text:p>0x275= Ba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30])))" office:value-type="string" office:string-value="0x276" calcext:value-type="string">
            <text:p>0x276</text:p>
          </table:table-cell>
          <table:table-cell table:formula="of:=COM.MICROSOFT.CONCAT([.B630]; &quot;= &quot;; [.A630])" office:value-type="string" office:string-value="0x276= Rouge" calcext:value-type="string">
            <text:p>0x276= Rouge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631])))" office:value-type="string" office:string-value="0x277" calcext:value-type="string">
            <text:p>0x277</text:p>
          </table:table-cell>
          <table:table-cell table:formula="of:=COM.MICROSOFT.CONCAT([.B631]; &quot;= &quot;; [.A631])" office:value-type="string" office:string-value="0x277= Lideria" calcext:value-type="string">
            <text:p>0x277= Lideria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32])))" office:value-type="string" office:string-value="0x278" calcext:value-type="string">
            <text:p>0x278</text:p>
          </table:table-cell>
          <table:table-cell table:formula="of:=COM.MICROSOFT.CONCAT([.B632]; &quot;= &quot;; [.A632])" office:value-type="string" office:string-value="0x278= Bale" calcext:value-type="string">
            <text:p>0x278= Bale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3])))" office:value-type="string" office:string-value="0x279" calcext:value-type="string">
            <text:p>0x279</text:p>
          </table:table-cell>
          <table:table-cell table:formula="of:=COM.MICROSOFT.CONCAT([.B633]; &quot;= &quot;; [.A633])" office:value-type="string" office:string-value="0x279= Hoax" calcext:value-type="string">
            <text:p>0x279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4])))" office:value-type="string" office:string-value="0x27A" calcext:value-type="string">
            <text:p>0x27A</text:p>
          </table:table-cell>
          <table:table-cell table:formula="of:=COM.MICROSOFT.CONCAT([.B634]; &quot;= &quot;; [.A634])" office:value-type="string" office:string-value="0x27A= Hoax" calcext:value-type="string">
            <text:p>0x27A= Hoax</text:p>
          </table:table-cell>
        </table:table-row>
        <table:table-row table:style-name="ro1">
          <table:table-cell office:value-type="string" calcext:value-type="string">
            <text:p>Who is the Man Game</text:p>
          </table:table-cell>
          <table:table-cell table:formula="of:=COM.MICROSOFT.CONCAT(&quot;0x&quot;; DEC2HEX(ROW([.A635])))" office:value-type="string" office:string-value="0x27B" calcext:value-type="string">
            <text:p>0x27B</text:p>
          </table:table-cell>
          <table:table-cell table:formula="of:=COM.MICROSOFT.CONCAT([.B635]; &quot;= &quot;; [.A635])" office:value-type="string" office:string-value="0x27B= Who is the Man Game" calcext:value-type="string">
            <text:p>0x27B= Who is the Man Game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36])))" office:value-type="string" office:string-value="0x27C" calcext:value-type="string">
            <text:p>0x27C</text:p>
          </table:table-cell>
          <table:table-cell table:formula="of:=COM.MICROSOFT.CONCAT([.B636]; &quot;= &quot;; [.A636])" office:value-type="string" office:string-value="0x27C= Crash" calcext:value-type="string">
            <text:p>0x27C= Crash</text:p>
          </table:table-cell>
        </table:table-row>
        <table:table-row table:style-name="ro1">
          <table:table-cell office:value-type="string" calcext:value-type="string">
            <text:p>What's wrong with the scene</text:p>
          </table:table-cell>
          <table:table-cell table:formula="of:=COM.MICROSOFT.CONCAT(&quot;0x&quot;; DEC2HEX(ROW([.A637])))" office:value-type="string" office:string-value="0x27D" calcext:value-type="string">
            <text:p>0x27D</text:p>
          </table:table-cell>
          <table:table-cell table:formula="of:=COM.MICROSOFT.CONCAT([.B637]; &quot;= &quot;; [.A637])" office:value-type="string" office:string-value="0x27D= What's wrong with the scene" calcext:value-type="string">
            <text:p>0x27D= What's wrong with the scene</text:p>
          </table:table-cell>
        </table:table-row>
        <table:table-row table:style-name="ro1">
          <table:table-cell office:value-type="string" calcext:value-type="string">
            <text:p>Hero Comp</text:p>
          </table:table-cell>
          <table:table-cell table:formula="of:=COM.MICROSOFT.CONCAT(&quot;0x&quot;; DEC2HEX(ROW([.A638])))" office:value-type="string" office:string-value="0x27E" calcext:value-type="string">
            <text:p>0x27E</text:p>
          </table:table-cell>
          <table:table-cell table:formula="of:=COM.MICROSOFT.CONCAT([.B638]; &quot;= &quot;; [.A638])" office:value-type="string" office:string-value="0x27E= Hero Comp" calcext:value-type="string">
            <text:p>0x27E= Hero Comp</text:p>
          </table:table-cell>
        </table:table-row>
        <table:table-row table:style-name="ro1">
          <table:table-cell office:value-type="string" calcext:value-type="string">
            <text:p>Hero Comp</text:p>
          </table:table-cell>
          <table:table-cell table:formula="of:=COM.MICROSOFT.CONCAT(&quot;0x&quot;; DEC2HEX(ROW([.A639])))" office:value-type="string" office:string-value="0x27F" calcext:value-type="string">
            <text:p>0x27F</text:p>
          </table:table-cell>
          <table:table-cell table:formula="of:=COM.MICROSOFT.CONCAT([.B639]; &quot;= &quot;; [.A639])" office:value-type="string" office:string-value="0x27F= Hero Comp" calcext:value-type="string">
            <text:p>0x27F= Hero Comp</text:p>
          </table:table-cell>
        </table:table-row>
        <table:table-row table:style-name="ro1">
          <table:table-cell office:value-type="string" calcext:value-type="string">
            <text:p>Obstacle Course</text:p>
          </table:table-cell>
          <table:table-cell table:formula="of:=COM.MICROSOFT.CONCAT(&quot;0x&quot;; DEC2HEX(ROW([.A640])))" office:value-type="string" office:string-value="0x280" calcext:value-type="string">
            <text:p>0x280</text:p>
          </table:table-cell>
          <table:table-cell table:formula="of:=COM.MICROSOFT.CONCAT([.B640]; &quot;= &quot;; [.A640])" office:value-type="string" office:string-value="0x280= Obstacle Course" calcext:value-type="string">
            <text:p>0x280= Obstacle Course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1])))" office:value-type="string" office:string-value="0x281" calcext:value-type="string">
            <text:p>0x281</text:p>
          </table:table-cell>
          <table:table-cell table:formula="of:=COM.MICROSOFT.CONCAT([.B641]; &quot;= &quot;; [.A641])" office:value-type="string" office:string-value="0x281= Hellena" calcext:value-type="string">
            <text:p>0x281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2])))" office:value-type="string" office:string-value="0x282" calcext:value-type="string">
            <text:p>0x282</text:p>
          </table:table-cell>
          <table:table-cell table:formula="of:=COM.MICROSOFT.CONCAT([.B642]; &quot;= &quot;; [.A642])" office:value-type="string" office:string-value="0x282= Hellena" calcext:value-type="string">
            <text:p>0x282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3])))" office:value-type="string" office:string-value="0x283" calcext:value-type="string">
            <text:p>0x283</text:p>
          </table:table-cell>
          <table:table-cell table:formula="of:=COM.MICROSOFT.CONCAT([.B643]; &quot;= &quot;; [.A643])" office:value-type="string" office:string-value="0x283= Hellena" calcext:value-type="string">
            <text:p>0x283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4])))" office:value-type="string" office:string-value="0x284" calcext:value-type="string">
            <text:p>0x284</text:p>
          </table:table-cell>
          <table:table-cell table:formula="of:=COM.MICROSOFT.CONCAT([.B644]; &quot;= &quot;; [.A644])" office:value-type="string" office:string-value="0x284= Hellena" calcext:value-type="string">
            <text:p>0x284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5])))" office:value-type="string" office:string-value="0x285" calcext:value-type="string">
            <text:p>0x285</text:p>
          </table:table-cell>
          <table:table-cell table:formula="of:=COM.MICROSOFT.CONCAT([.B645]; &quot;= &quot;; [.A645])" office:value-type="string" office:string-value="0x285= Hellena" calcext:value-type="string">
            <text:p>0x285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6])))" office:value-type="string" office:string-value="0x286" calcext:value-type="string">
            <text:p>0x286</text:p>
          </table:table-cell>
          <table:table-cell table:formula="of:=COM.MICROSOFT.CONCAT([.B646]; &quot;= &quot;; [.A646])" office:value-type="string" office:string-value="0x286= Hellena" calcext:value-type="string">
            <text:p>0x286= Hellena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7])))" office:value-type="string" office:string-value="0x287" calcext:value-type="string">
            <text:p>0x287</text:p>
          </table:table-cell>
          <table:table-cell table:formula="of:=COM.MICROSOFT.CONCAT([.B647]; &quot;= &quot;; [.A647])" office:value-type="string" office:string-value="0x287= Lohan" calcext:value-type="string">
            <text:p>0x287= Lohan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8])))" office:value-type="string" office:string-value="0x288" calcext:value-type="string">
            <text:p>0x288</text:p>
          </table:table-cell>
          <table:table-cell table:formula="of:=COM.MICROSOFT.CONCAT([.B648]; &quot;= &quot;; [.A648])" office:value-type="string" office:string-value="0x288= Lohan" calcext:value-type="string">
            <text:p>0x288= Lohan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49])))" office:value-type="string" office:string-value="0x289" calcext:value-type="string">
            <text:p>0x289</text:p>
          </table:table-cell>
          <table:table-cell table:formula="of:=COM.MICROSOFT.CONCAT([.B649]; &quot;= &quot;; [.A649])" office:value-type="string" office:string-value="0x289= Ulra" calcext:value-type="string">
            <text:p>0x289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50])))" office:value-type="string" office:string-value="0x28A" calcext:value-type="string">
            <text:p>0x28A</text:p>
          </table:table-cell>
          <table:table-cell table:formula="of:=COM.MICROSOFT.CONCAT([.B650]; &quot;= &quot;; [.A650])" office:value-type="string" office:string-value="0x28A= Ulra" calcext:value-type="string">
            <text:p>0x28A= Ulra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51])))" office:value-type="string" office:string-value="0x28B" calcext:value-type="string">
            <text:p>0x28B</text:p>
          </table:table-cell>
          <table:table-cell table:formula="of:=COM.MICROSOFT.CONCAT([.B651]; &quot;= &quot;; [.A651])" office:value-type="string" office:string-value="0x28B= Crash" calcext:value-type="string">
            <text:p>0x28B= Crash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52])))" office:value-type="string" office:string-value="0x28C" calcext:value-type="string">
            <text:p>0x28C</text:p>
          </table:table-cell>
          <table:table-cell table:formula="of:=COM.MICROSOFT.CONCAT([.B652]; &quot;= &quot;; [.A652])" office:value-type="string" office:string-value="0x28C= Freeze" calcext:value-type="string">
            <text:p>0x28C= Freeze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53])))" office:value-type="string" office:string-value="0x28D" calcext:value-type="string">
            <text:p>0x28D</text:p>
          </table:table-cell>
          <table:table-cell table:formula="of:=COM.MICROSOFT.CONCAT([.B653]; &quot;= &quot;; [.A653])" office:value-type="string" office:string-value="0x28D= Crash" calcext:value-type="string">
            <text:p>0x28D= Crash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54])))" office:value-type="string" office:string-value="0x28E" calcext:value-type="string">
            <text:p>0x28E</text:p>
          </table:table-cell>
          <table:table-cell table:formula="of:=COM.MICROSOFT.CONCAT([.B654]; &quot;= &quot;; [.A654])" office:value-type="string" office:string-value="0x28E= Freeze" calcext:value-type="string">
            <text:p>0x28E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55])))" office:value-type="string" office:string-value="0x28F" calcext:value-type="string">
            <text:p>0x28F</text:p>
          </table:table-cell>
          <table:table-cell table:formula="of:=COM.MICROSOFT.CONCAT([.B655]; &quot;= &quot;; [.A655])" office:value-type="string" office:string-value="0x28F= Freeze" calcext:value-type="string">
            <text:p>0x28F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56])))" office:value-type="string" office:string-value="0x290" calcext:value-type="string">
            <text:p>0x290</text:p>
          </table:table-cell>
          <table:table-cell table:formula="of:=COM.MICROSOFT.CONCAT([.B656]; &quot;= &quot;; [.A656])" office:value-type="string" office:string-value="0x290= Freeze" calcext:value-type="string">
            <text:p>0x290= Freeze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657])))" office:value-type="string" office:string-value="0x291" calcext:value-type="string">
            <text:p>0x291</text:p>
          </table:table-cell>
          <table:table-cell table:formula="of:=COM.MICROSOFT.CONCAT([.B657]; &quot;= &quot;; [.A657])" office:value-type="string" office:string-value="0x291= Nest of Dragon" calcext:value-type="string">
            <text:p>0x291= Nest of Dragon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58])))" office:value-type="string" office:string-value="0x292" calcext:value-type="string">
            <text:p>0x292</text:p>
          </table:table-cell>
          <table:table-cell table:formula="of:=COM.MICROSOFT.CONCAT([.B658]; &quot;= &quot;; [.A658])" office:value-type="string" office:string-value="0x292= Hoax" calcext:value-type="string">
            <text:p>0x292= Hoax</text:p>
          </table:table-cell>
        </table:table-row>
        <table:table-row table:style-name="ro1">
          <table:table-cell office:value-type="string" calcext:value-type="string">
            <text:p>Black Castle</text:p>
          </table:table-cell>
          <table:table-cell table:formula="of:=COM.MICROSOFT.CONCAT(&quot;0x&quot;; DEC2HEX(ROW([.A659])))" office:value-type="string" office:string-value="0x293" calcext:value-type="string">
            <text:p>0x293</text:p>
          </table:table-cell>
          <table:table-cell table:formula="of:=COM.MICROSOFT.CONCAT([.B659]; &quot;= &quot;; [.A659])" office:value-type="string" office:string-value="0x293= Black Castle" calcext:value-type="string">
            <text:p>0x293= Black Castle</text:p>
          </table:table-cell>
        </table:table-row>
        <table:table-row table:style-name="ro1">
          <table:table-cell office:value-type="string" calcext:value-type="string">
            <text:p>Black Castle</text:p>
          </table:table-cell>
          <table:table-cell table:formula="of:=COM.MICROSOFT.CONCAT(&quot;0x&quot;; DEC2HEX(ROW([.A660])))" office:value-type="string" office:string-value="0x294" calcext:value-type="string">
            <text:p>0x294</text:p>
          </table:table-cell>
          <table:table-cell table:formula="of:=COM.MICROSOFT.CONCAT([.B660]; &quot;= &quot;; [.A660])" office:value-type="string" office:string-value="0x294= Black Castle" calcext:value-type="string">
            <text:p>0x294= Black Castle</text:p>
          </table:table-cell>
        </table:table-row>
        <table:table-row table:style-name="ro1">
          <table:table-cell office:value-type="string" calcext:value-type="string">
            <text:p>Black Castle</text:p>
          </table:table-cell>
          <table:table-cell table:formula="of:=COM.MICROSOFT.CONCAT(&quot;0x&quot;; DEC2HEX(ROW([.A661])))" office:value-type="string" office:string-value="0x295" calcext:value-type="string">
            <text:p>0x295</text:p>
          </table:table-cell>
          <table:table-cell table:formula="of:=COM.MICROSOFT.CONCAT([.B661]; &quot;= &quot;; [.A661])" office:value-type="string" office:string-value="0x295= Black Castle" calcext:value-type="string">
            <text:p>0x295= Black Cast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62])))" office:value-type="string" office:string-value="0x296" calcext:value-type="string">
            <text:p>0x296</text:p>
          </table:table-cell>
          <table:table-cell table:formula="of:=COM.MICROSOFT.CONCAT([.B662]; &quot;= &quot;; [.A662])" office:value-type="string" office:string-value="0x296= Rouge" calcext:value-type="string">
            <text:p>0x296= Roug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3])))" office:value-type="string" office:string-value="0x297" calcext:value-type="string">
            <text:p>0x297</text:p>
          </table:table-cell>
          <table:table-cell table:formula="of:=COM.MICROSOFT.CONCAT([.B663]; &quot;= &quot;; [.A663])" office:value-type="string" office:string-value="0x297= Twin Castle" calcext:value-type="string">
            <text:p>0x297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4])))" office:value-type="string" office:string-value="0x298" calcext:value-type="string">
            <text:p>0x298</text:p>
          </table:table-cell>
          <table:table-cell table:formula="of:=COM.MICROSOFT.CONCAT([.B664]; &quot;= &quot;; [.A664])" office:value-type="string" office:string-value="0x298= Twin Castle" calcext:value-type="string">
            <text:p>0x298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5])))" office:value-type="string" office:string-value="0x299" calcext:value-type="string">
            <text:p>0x299</text:p>
          </table:table-cell>
          <table:table-cell table:formula="of:=COM.MICROSOFT.CONCAT([.B665]; &quot;= &quot;; [.A665])" office:value-type="string" office:string-value="0x299= Twin Castle" calcext:value-type="string">
            <text:p>0x299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6])))" office:value-type="string" office:string-value="0x29A" calcext:value-type="string">
            <text:p>0x29A</text:p>
          </table:table-cell>
          <table:table-cell table:formula="of:=COM.MICROSOFT.CONCAT([.B666]; &quot;= &quot;; [.A666])" office:value-type="string" office:string-value="0x29A= Twin Castle" calcext:value-type="string">
            <text:p>0x29A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7])))" office:value-type="string" office:string-value="0x29B" calcext:value-type="string">
            <text:p>0x29B</text:p>
          </table:table-cell>
          <table:table-cell table:formula="of:=COM.MICROSOFT.CONCAT([.B667]; &quot;= &quot;; [.A667])" office:value-type="string" office:string-value="0x29B= Twin Castle" calcext:value-type="string">
            <text:p>0x29B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8])))" office:value-type="string" office:string-value="0x29C" calcext:value-type="string">
            <text:p>0x29C</text:p>
          </table:table-cell>
          <table:table-cell table:formula="of:=COM.MICROSOFT.CONCAT([.B668]; &quot;= &quot;; [.A668])" office:value-type="string" office:string-value="0x29C= Twin Castle" calcext:value-type="string">
            <text:p>0x29C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9])))" office:value-type="string" office:string-value="0x29D" calcext:value-type="string">
            <text:p>0x29D</text:p>
          </table:table-cell>
          <table:table-cell table:formula="of:=COM.MICROSOFT.CONCAT([.B669]; &quot;= &quot;; [.A669])" office:value-type="string" office:string-value="0x29D= Twin Castle" calcext:value-type="string">
            <text:p>0x29D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70])))" office:value-type="string" office:string-value="0x29E" calcext:value-type="string">
            <text:p>0x29E</text:p>
          </table:table-cell>
          <table:table-cell table:formula="of:=COM.MICROSOFT.CONCAT([.B670]; &quot;= &quot;; [.A670])" office:value-type="string" office:string-value="0x29E= Twin Castle" calcext:value-type="string">
            <text:p>0x29E= Twin Castle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1])))" office:value-type="string" office:string-value="0x29F" calcext:value-type="string">
            <text:p>0x29F</text:p>
          </table:table-cell>
          <table:table-cell table:formula="of:=COM.MICROSOFT.CONCAT([.B671]; &quot;= &quot;; [.A671])" office:value-type="string" office:string-value="0x29F= Furni" calcext:value-type="string">
            <text:p>0x29F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2])))" office:value-type="string" office:string-value="0x2A0" calcext:value-type="string">
            <text:p>0x2A0</text:p>
          </table:table-cell>
          <table:table-cell table:formula="of:=COM.MICROSOFT.CONCAT([.B672]; &quot;= &quot;; [.A672])" office:value-type="string" office:string-value="0x2A0= Furni" calcext:value-type="string">
            <text:p>0x2A0= Furni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3])))" office:value-type="string" office:string-value="0x2A1" calcext:value-type="string">
            <text:p>0x2A1</text:p>
          </table:table-cell>
          <table:table-cell table:formula="of:=COM.MICROSOFT.CONCAT([.B673]; &quot;= &quot;; [.A673])" office:value-type="string" office:string-value="0x2A1= Ending" calcext:value-type="string">
            <text:p>0x2A1= Ending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4])))" office:value-type="string" office:string-value="0x2A2" calcext:value-type="string">
            <text:p>0x2A2</text:p>
          </table:table-cell>
          <table:table-cell table:formula="of:=COM.MICROSOFT.CONCAT([.B674]; &quot;= &quot;; [.A674])" office:value-type="string" office:string-value="0x2A2= Ending" calcext:value-type="string">
            <text:p>0x2A2= Ending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75])))" office:value-type="string" office:string-value="0x2A3" calcext:value-type="string">
            <text:p>0x2A3</text:p>
          </table:table-cell>
          <table:table-cell table:formula="of:=COM.MICROSOFT.CONCAT([.B675]; &quot;= &quot;; [.A675])" office:value-type="string" office:string-value="0x2A3= Hoax" calcext:value-type="string">
            <text:p>0x2A3= Hoax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6])))" office:value-type="string" office:string-value="0x2A4" calcext:value-type="string">
            <text:p>0x2A4</text:p>
          </table:table-cell>
          <table:table-cell table:formula="of:=COM.MICROSOFT.CONCAT([.B676]; &quot;= &quot;; [.A676])" office:value-type="string" office:string-value="0x2A4= Opening" calcext:value-type="string">
            <text:p>0x2A4= 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7])))" office:value-type="string" office:string-value="0x2A5" calcext:value-type="string">
            <text:p>0x2A5</text:p>
          </table:table-cell>
          <table:table-cell table:formula="of:=COM.MICROSOFT.CONCAT([.B677]; &quot;= &quot;; [.A677])" office:value-type="string" office:string-value="0x2A5= Opening" calcext:value-type="string">
            <text:p>0x2A5= 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8])))" office:value-type="string" office:string-value="0x2A6" calcext:value-type="string">
            <text:p>0x2A6</text:p>
          </table:table-cell>
          <table:table-cell table:formula="of:=COM.MICROSOFT.CONCAT([.B678]; &quot;= &quot;; [.A678])" office:value-type="string" office:string-value="0x2A6= Opening" calcext:value-type="string">
            <text:p>0x2A6= Opening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679])))" office:value-type="string" office:string-value="0x2A7" calcext:value-type="string">
            <text:p>0x2A7</text:p>
          </table:table-cell>
          <table:table-cell table:formula="of:=COM.MICROSOFT.CONCAT([.B679]; &quot;= &quot;; [.A679])" office:value-type="string" office:string-value="0x2A7= Lidiera" calcext:value-type="string">
            <text:p>0x2A7= Lidiera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80])))" office:value-type="string" office:string-value="0x2A8" calcext:value-type="string">
            <text:p>0x2A8</text:p>
          </table:table-cell>
          <table:table-cell table:formula="of:=COM.MICROSOFT.CONCAT([.B680]; &quot;= &quot;; [.A680])" office:value-type="string" office:string-value="0x2A8= Freeze" calcext:value-type="string">
            <text:p>0x2A8= Freeze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81])))" office:value-type="string" office:string-value="0x2A9" calcext:value-type="string">
            <text:p>0x2A9</text:p>
          </table:table-cell>
          <table:table-cell table:formula="of:=COM.MICROSOFT.CONCAT([.B681]; &quot;= &quot;; [.A681])" office:value-type="string" office:string-value="0x2A9= Crash" calcext:value-type="string">
            <text:p>0x2A9= Crash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82])))" office:value-type="string" office:string-value="0x2AA" calcext:value-type="string">
            <text:p>0x2AA</text:p>
          </table:table-cell>
          <table:table-cell table:formula="of:=COM.MICROSOFT.CONCAT([.B682]; &quot;= &quot;; [.A682])" office:value-type="string" office:string-value="0x2AA= Freeze" calcext:value-type="string">
            <text:p>0x2AA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83])))" office:value-type="string" office:string-value="0x2AB" calcext:value-type="string">
            <text:p>0x2AB</text:p>
          </table:table-cell>
          <table:table-cell table:formula="of:=COM.MICROSOFT.CONCAT([.B683]; &quot;= &quot;; [.A683])" office:value-type="string" office:string-value="0x2AB= Freeze" calcext:value-type="string">
            <text:p>0x2AB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84])))" office:value-type="string" office:string-value="0x2AC" calcext:value-type="string">
            <text:p>0x2AC</text:p>
          </table:table-cell>
          <table:table-cell table:formula="of:=COM.MICROSOFT.CONCAT([.B684]; &quot;= &quot;; [.A684])" office:value-type="string" office:string-value="0x2AC= Freeze" calcext:value-type="string">
            <text:p>0x2AC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85])))" office:value-type="string" office:string-value="0x2AD" calcext:value-type="string">
            <text:p>0x2AD</text:p>
          </table:table-cell>
          <table:table-cell table:formula="of:=COM.MICROSOFT.CONCAT([.B685]; &quot;= &quot;; [.A685])" office:value-type="string" office:string-value="0x2AD= Freeze" calcext:value-type="string">
            <text:p>0x2AD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86])))" office:value-type="string" office:string-value="0x2AE" calcext:value-type="string">
            <text:p>0x2AE</text:p>
          </table:table-cell>
          <table:table-cell table:formula="of:=COM.MICROSOFT.CONCAT([.B686]; &quot;= &quot;; [.A686])" office:value-type="string" office:string-value="0x2AE= Freeze" calcext:value-type="string">
            <text:p>0x2AE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87])))" office:value-type="string" office:string-value="0x2AF" calcext:value-type="string">
            <text:p>0x2AF</text:p>
          </table:table-cell>
          <table:table-cell table:formula="of:=COM.MICROSOFT.CONCAT([.B687]; &quot;= &quot;; [.A687])" office:value-type="string" office:string-value="0x2AF= Freeze" calcext:value-type="string">
            <text:p>0x2AF= Freez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88])))" office:value-type="string" office:string-value="0x2B0" calcext:value-type="string">
            <text:p>0x2B0</text:p>
          </table:table-cell>
          <table:table-cell table:formula="of:=COM.MICROSOFT.CONCAT([.B688]; &quot;= &quot;; [.A688])" office:value-type="string" office:string-value="0x2B0= Freeze" calcext:value-type="string">
            <text:p>0x2B0= Freeze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89])))" office:value-type="string" office:string-value="0x2B1" calcext:value-type="string">
            <text:p>0x2B1</text:p>
          </table:table-cell>
          <table:table-cell table:formula="of:=COM.MICROSOFT.CONCAT([.B689]; &quot;= &quot;; [.A689])" office:value-type="string" office:string-value="0x2B1= Crash" calcext:value-type="string">
            <text:p>0x2B1= Crash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CONCAT(&quot;0x&quot;; DEC2HEX(ROW([.A690])))" office:value-type="string" office:string-value="0x2B2" calcext:value-type="string">
            <text:p>0x2B2</text:p>
          </table:table-cell>
          <table:table-cell table:formula="of:=COM.MICROSOFT.CONCAT([.B690]; &quot;= &quot;; [.A690])" office:value-type="string" office:string-value="0x2B2= Freeze" calcext:value-type="string">
            <text:p>0x2B2= Freeze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91])))" office:value-type="string" office:string-value="0x2B3" calcext:value-type="string">
            <text:p>0x2B3</text:p>
          </table:table-cell>
          <table:table-cell table:formula="of:=COM.MICROSOFT.CONCAT([.B691]; &quot;= &quot;; [.A691])" office:value-type="string" office:string-value="0x2B3= Crash" calcext:value-type="string">
            <text:p>0x2B3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692])))" office:value-type="string" office:string-value="0x2B4" calcext:value-type="string">
            <text:p>0x2B4</text:p>
          </table:table-cell>
          <table:table-cell table:formula="of:=COM.MICROSOFT.CONCAT([.B692]; &quot;= &quot;; [.A692])" office:value-type="string" office:string-value="0x2B4= Crash" calcext:value-type="string">
            <text:p>0x2B4= Crash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3])))" office:value-type="string" office:string-value="0x2B5" calcext:value-type="string">
            <text:p>0x2B5</text:p>
          </table:table-cell>
          <table:table-cell table:formula="of:=COM.MICROSOFT.CONCAT([.B693]; &quot;= &quot;; [.A693])" office:value-type="string" office:string-value="0x2B5= Neet" calcext:value-type="string">
            <text:p>0x2B5= 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4])))" office:value-type="string" office:string-value="0x2B6" calcext:value-type="string">
            <text:p>0x2B6</text:p>
          </table:table-cell>
          <table:table-cell table:formula="of:=COM.MICROSOFT.CONCAT([.B694]; &quot;= &quot;; [.A694])" office:value-type="string" office:string-value="0x2B6= Neet" calcext:value-type="string">
            <text:p>0x2B6= Neet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95])))" office:value-type="string" office:string-value="0x2B7" calcext:value-type="string">
            <text:p>0x2B7</text:p>
          </table:table-cell>
          <table:table-cell table:formula="of:=COM.MICROSOFT.CONCAT([.B695]; &quot;= &quot;; [.A695])" office:value-type="string" office:string-value="0x2B7= Hellena" calcext:value-type="string">
            <text:p>0x2B7= Hellena</text:p>
          </table:table-cell>
        </table:table-row>
        <table:table-row table:style-name="ro1">
          <table:table-cell office:value-type="string" calcext:value-type="string">
            <text:p>Hellena (Lloyd)</text:p>
          </table:table-cell>
          <table:table-cell table:formula="of:=COM.MICROSOFT.CONCAT(&quot;0x&quot;; DEC2HEX(ROW([.A696])))" office:value-type="string" office:string-value="0x2B8" calcext:value-type="string">
            <text:p>0x2B8</text:p>
          </table:table-cell>
          <table:table-cell table:formula="of:=COM.MICROSOFT.CONCAT([.B696]; &quot;= &quot;; [.A696])" office:value-type="string" office:string-value="0x2B8= Hellena (Lloyd)" calcext:value-type="string">
            <text:p>0x2B8= Hellena (Lloyd)</text:p>
          </table:table-cell>
        </table:table-row>
        <table:table-row table:style-name="ro1">
          <table:table-cell office:value-type="string" calcext:value-type="string">
            <text:p>Black Castle (Doel)</text:p>
          </table:table-cell>
          <table:table-cell table:formula="of:=COM.MICROSOFT.CONCAT(&quot;0x&quot;; DEC2HEX(ROW([.A697])))" office:value-type="string" office:string-value="0x2B9" calcext:value-type="string">
            <text:p>0x2B9</text:p>
          </table:table-cell>
          <table:table-cell table:formula="of:=COM.MICROSOFT.CONCAT([.B697]; &quot;= &quot;; [.A697])" office:value-type="string" office:string-value="0x2B9= Black Castle (Doel)" calcext:value-type="string">
            <text:p>0x2B9= Black Castle (Doel)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8])))" office:value-type="string" office:string-value="0x2BA" calcext:value-type="string">
            <text:p>0x2BA</text:p>
          </table:table-cell>
          <table:table-cell table:formula="of:=COM.MICROSOFT.CONCAT([.B698]; &quot;= &quot;; [.A698])" office:value-type="string" office:string-value="0x2BA= Neet" calcext:value-type="string">
            <text:p>0x2BA= Neet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99])))" office:value-type="string" office:string-value="0x2BB" calcext:value-type="string">
            <text:p>0x2BB</text:p>
          </table:table-cell>
          <table:table-cell table:formula="of:=COM.MICROSOFT.CONCAT([.B699]; &quot;= &quot;; [.A699])" office:value-type="string" office:string-value="0x2BB= Twin Castle" calcext:value-type="string">
            <text:p>0x2BB= Twin Castle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00])))" office:value-type="string" office:string-value="0x2BC" calcext:value-type="string">
            <text:p>0x2BC</text:p>
          </table:table-cell>
          <table:table-cell table:formula="of:=COM.MICROSOFT.CONCAT([.B700]; &quot;= &quot;; [.A700])" office:value-type="string" office:string-value="0x2BC= Moon" calcext:value-type="string">
            <text:p>0x2BC= Moon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701])))" office:value-type="string" office:string-value="0x2BD" calcext:value-type="string">
            <text:p>0x2BD</text:p>
          </table:table-cell>
          <table:table-cell table:formula="of:=COM.MICROSOFT.CONCAT([.B701]; &quot;= &quot;; [.A701])" office:value-type="string" office:string-value="0x2BD= Rouge" calcext:value-type="string">
            <text:p>0x2BD= Rouge</text:p>
          </table:table-cell>
        </table:table-row>
        <table:table-row table:style-name="ro1">
          <table:table-cell office:value-type="string" calcext:value-type="string">
            <text:p>Magical City (Mirror)</text:p>
          </table:table-cell>
          <table:table-cell table:formula="of:=COM.MICROSOFT.CONCAT(&quot;0x&quot;; DEC2HEX(ROW([.A702])))" office:value-type="string" office:string-value="0x2BE" calcext:value-type="string">
            <text:p>0x2BE</text:p>
          </table:table-cell>
          <table:table-cell table:formula="of:=COM.MICROSOFT.CONCAT([.B702]; &quot;= &quot;; [.A702])" office:value-type="string" office:string-value="0x2BE= Magical City (Mirror)" calcext:value-type="string">
            <text:p>0x2BE= Magical City (Mirror)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703])))" office:value-type="string" office:string-value="0x2BF" calcext:value-type="string">
            <text:p>0x2BF</text:p>
          </table:table-cell>
          <table:table-cell table:formula="of:=COM.MICROSOFT.CONCAT([.B703]; &quot;= &quot;; [.A703])" office:value-type="string" office:string-value="0x2BF= Twin Castle" calcext:value-type="string">
            <text:p>0x2BF= Twin Castle</text:p>
          </table:table-cell>
        </table:table-row>
        <table:table-row table:style-name="ro1">
          <table:table-cell office:value-type="string" calcext:value-type="string">
            <text:p>Opening Feyrbrand</text:p>
          </table:table-cell>
          <table:table-cell table:formula="of:=COM.MICROSOFT.CONCAT(&quot;0x&quot;; DEC2HEX(ROW([.A704])))" office:value-type="string" office:string-value="0x2C0" calcext:value-type="string">
            <text:p>0x2C0</text:p>
          </table:table-cell>
          <table:table-cell table:formula="of:=COM.MICROSOFT.CONCAT([.B704]; &quot;= &quot;; [.A704])" office:value-type="string" office:string-value="0x2C0= Opening Feyrbrand" calcext:value-type="string">
            <text:p>0x2C0= Opening Feyrbrand</text:p>
          </table:table-cell>
        </table:table-row>
        <table:table-row table:style-name="ro1">
          <table:table-cell office:value-type="string" calcext:value-type="string">
            <text:p>Opening Feyrbrand</text:p>
          </table:table-cell>
          <table:table-cell table:formula="of:=COM.MICROSOFT.CONCAT(&quot;0x&quot;; DEC2HEX(ROW([.A705])))" office:value-type="string" office:string-value="0x2C1" calcext:value-type="string">
            <text:p>0x2C1</text:p>
          </table:table-cell>
          <table:table-cell table:formula="of:=COM.MICROSOFT.CONCAT([.B705]; &quot;= &quot;; [.A705])" office:value-type="string" office:string-value="0x2C1= Opening Feyrbrand" calcext:value-type="string">
            <text:p>0x2C1= Opening Feyrbrand</text:p>
          </table:table-cell>
        </table:table-row>
        <table:table-row table:style-name="ro1">
          <table:table-cell office:value-type="string" calcext:value-type="string">
            <text:p>Mayfil</text:p>
          </table:table-cell>
          <table:table-cell table:formula="of:=COM.MICROSOFT.CONCAT(&quot;0x&quot;; DEC2HEX(ROW([.A706])))" office:value-type="string" office:string-value="0x2C2" calcext:value-type="string">
            <text:p>0x2C2</text:p>
          </table:table-cell>
          <table:table-cell table:formula="of:=COM.MICROSOFT.CONCAT([.B706]; &quot;= &quot;; [.A706])" office:value-type="string" office:string-value="0x2C2= Mayfil" calcext:value-type="string">
            <text:p>0x2C2= Mayfil</text:p>
          </table:table-cell>
        </table:table-row>
        <table:table-row table:style-name="ro1">
          <table:table-cell office:value-type="string" calcext:value-type="string">
            <text:p>Mayfil Stream</text:p>
          </table:table-cell>
          <table:table-cell table:formula="of:=COM.MICROSOFT.CONCAT(&quot;0x&quot;; DEC2HEX(ROW([.A707])))" office:value-type="string" office:string-value="0x2C3" calcext:value-type="string">
            <text:p>0x2C3</text:p>
          </table:table-cell>
          <table:table-cell table:formula="of:=COM.MICROSOFT.CONCAT([.B707]; &quot;= &quot;; [.A707])" office:value-type="string" office:string-value="0x2C3= Mayfil Stream" calcext:value-type="string">
            <text:p>0x2C3= Mayfil Stream</text:p>
          </table:table-cell>
        </table:table-row>
        <table:table-row table:style-name="ro1">
          <table:table-cell office:value-type="string" calcext:value-type="string">
            <text:p>Mayfil</text:p>
          </table:table-cell>
          <table:table-cell table:formula="of:=COM.MICROSOFT.CONCAT(&quot;0x&quot;; DEC2HEX(ROW([.A708])))" office:value-type="string" office:string-value="0x2C4" calcext:value-type="string">
            <text:p>0x2C4</text:p>
          </table:table-cell>
          <table:table-cell table:formula="of:=COM.MICROSOFT.CONCAT([.B708]; &quot;= &quot;; [.A708])" office:value-type="string" office:string-value="0x2C4= Mayfil" calcext:value-type="string">
            <text:p>0x2C4= Mayfil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09])))" office:value-type="string" office:string-value="0x2C5" calcext:value-type="string">
            <text:p>0x2C5</text:p>
          </table:table-cell>
          <table:table-cell table:formula="of:=COM.MICROSOFT.CONCAT([.B709]; &quot;= &quot;; [.A709])" office:value-type="string" office:string-value="0x2C5= Signet" calcext:value-type="string">
            <text:p>0x2C5= Signet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710])))" office:value-type="string" office:string-value="0x2C6" calcext:value-type="string">
            <text:p>0x2C6</text:p>
          </table:table-cell>
          <table:table-cell table:formula="of:=COM.MICROSOFT.CONCAT([.B710]; &quot;= &quot;; [.A710])" office:value-type="string" office:string-value="0x2C6= Fueno" calcext:value-type="string">
            <text:p>0x2C6= Fueno</text:p>
          </table:table-cell>
        </table:table-row>
        <table:table-row table:style-name="ro1">
          <table:table-cell office:value-type="string" calcext:value-type="string">
            <text:p>Disc 3 Opening</text:p>
          </table:table-cell>
          <table:table-cell table:formula="of:=COM.MICROSOFT.CONCAT(&quot;0x&quot;; DEC2HEX(ROW([.A711])))" office:value-type="string" office:string-value="0x2C7" calcext:value-type="string">
            <text:p>0x2C7</text:p>
          </table:table-cell>
          <table:table-cell table:formula="of:=COM.MICROSOFT.CONCAT([.B711]; &quot;= &quot;; [.A711])" office:value-type="string" office:string-value="0x2C7= Disc 3 Opening" calcext:value-type="string">
            <text:p>0x2C7= Disc 3 Opening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712])))" office:value-type="string" office:string-value="0x2C8" calcext:value-type="string">
            <text:p>0x2C8</text:p>
          </table:table-cell>
          <table:table-cell table:formula="of:=COM.MICROSOFT.CONCAT([.B712]; &quot;= &quot;; [.A712])" office:value-type="string" office:string-value="0x2C8= Magical City" calcext:value-type="string">
            <text:p>0x2C8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713])))" office:value-type="string" office:string-value="0x2C9" calcext:value-type="string">
            <text:p>0x2C9</text:p>
          </table:table-cell>
          <table:table-cell table:formula="of:=COM.MICROSOFT.CONCAT([.B713]; &quot;= &quot;; [.A713])" office:value-type="string" office:string-value="0x2C9= Magical City" calcext:value-type="string">
            <text:p>0x2C9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714])))" office:value-type="string" office:string-value="0x2CA" calcext:value-type="string">
            <text:p>0x2CA</text:p>
          </table:table-cell>
          <table:table-cell table:formula="of:=COM.MICROSOFT.CONCAT([.B714]; &quot;= &quot;; [.A714])" office:value-type="string" office:string-value="0x2CA= Magical City" calcext:value-type="string">
            <text:p>0x2CA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715])))" office:value-type="string" office:string-value="0x2CB" calcext:value-type="string">
            <text:p>0x2CB</text:p>
          </table:table-cell>
          <table:table-cell table:formula="of:=COM.MICROSOFT.CONCAT([.B715]; &quot;= &quot;; [.A715])" office:value-type="string" office:string-value="0x2CB= Magical City" calcext:value-type="string">
            <text:p>0x2CB= Magical City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table:formula="of:=COM.MICROSOFT.CONCAT(&quot;0x&quot;; DEC2HEX(ROW([.A716])))" office:value-type="string" office:string-value="0x2CC" calcext:value-type="string">
            <text:p>0x2CC</text:p>
          </table:table-cell>
          <table:table-cell table:formula="of:=COM.MICROSOFT.CONCAT([.B716]; &quot;= &quot;; [.A716])" office:value-type="string" office:string-value="0x2CC= Collin" calcext:value-type="string">
            <text:p>0x2CC= Colli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717])))" office:value-type="string" office:string-value="0x2CD" calcext:value-type="string">
            <text:p>0x2CD</text:p>
          </table:table-cell>
          <table:table-cell table:formula="of:=COM.MICROSOFT.CONCAT([.B717]; &quot;= &quot;; [.A717])" office:value-type="string" office:string-value="0x2CD= Nest of Dragon" calcext:value-type="string">
            <text:p>0x2CD= Nest of Dragon</text:p>
          </table:table-cell>
        </table:table-row>
        <table:table-row table:style-name="ro1">
          <table:table-cell office:value-type="string" calcext:value-type="string">
            <text:p>Glitch Zenebatos</text:p>
          </table:table-cell>
          <table:table-cell table:formula="of:=COM.MICROSOFT.CONCAT(&quot;0x&quot;; DEC2HEX(ROW([.A718])))" office:value-type="string" office:string-value="0x2CE" calcext:value-type="string">
            <text:p>0x2CE</text:p>
          </table:table-cell>
          <table:table-cell table:formula="of:=COM.MICROSOFT.CONCAT([.B718]; &quot;= &quot;; [.A718])" office:value-type="string" office:string-value="0x2CE= Glitch Zenebatos" calcext:value-type="string">
            <text:p>0x2CE= Glitch Zenebatos</text:p>
          </table:table-cell>
        </table:table-row>
        <table:table-row table:style-name="ro1">
          <table:table-cell office:value-type="string" calcext:value-type="string">
            <text:p>Zenebatos</text:p>
          </table:table-cell>
          <table:table-cell table:formula="of:=COM.MICROSOFT.CONCAT(&quot;0x&quot;; DEC2HEX(ROW([.A719])))" office:value-type="string" office:string-value="0x2CF" calcext:value-type="string">
            <text:p>0x2CF</text:p>
          </table:table-cell>
          <table:table-cell table:formula="of:=COM.MICROSOFT.CONCAT([.B719]; &quot;= &quot;; [.A719])" office:value-type="string" office:string-value="0x2CF= Zenebatos" calcext:value-type="string">
            <text:p>0x2CF= Zenebatos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20])))" office:value-type="string" office:string-value="0x2D0" calcext:value-type="string">
            <text:p>0x2D0</text:p>
          </table:table-cell>
          <table:table-cell table:formula="of:=COM.MICROSOFT.CONCAT([.B720]; &quot;= &quot;; [.A720])" office:value-type="string" office:string-value="0x2D0= Signet" calcext:value-type="string">
            <text:p>0x2D0= Signet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721])))" office:value-type="string" office:string-value="0x2D1" calcext:value-type="string">
            <text:p>0x2D1</text:p>
          </table:table-cell>
          <table:table-cell table:formula="of:=COM.MICROSOFT.CONCAT([.B721]; &quot;= &quot;; [.A721])" office:value-type="string" office:string-value="0x2D1= Fueno" calcext:value-type="string">
            <text:p>0x2D1= Fueno</text:p>
          </table:table-cell>
        </table:table-row>
        <table:table-row table:style-name="ro1">
          <table:table-cell office:value-type="string" calcext:value-type="string">
            <text:p>Mayfil</text:p>
          </table:table-cell>
          <table:table-cell table:formula="of:=COM.MICROSOFT.CONCAT(&quot;0x&quot;; DEC2HEX(ROW([.A722])))" office:value-type="string" office:string-value="0x2D2" calcext:value-type="string">
            <text:p>0x2D2</text:p>
          </table:table-cell>
          <table:table-cell table:formula="of:=COM.MICROSOFT.CONCAT([.B722]; &quot;= &quot;; [.A722])" office:value-type="string" office:string-value="0x2D2= Mayfil" calcext:value-type="string">
            <text:p>0x2D2= Mayfil</text:p>
          </table:table-cell>
        </table:table-row>
        <table:table-row table:style-name="ro1">
          <table:table-cell office:value-type="string" calcext:value-type="string">
            <text:p>Moon Scene</text:p>
          </table:table-cell>
          <table:table-cell table:formula="of:=COM.MICROSOFT.CONCAT(&quot;0x&quot;; DEC2HEX(ROW([.A723])))" office:value-type="string" office:string-value="0x2D3" calcext:value-type="string">
            <text:p>0x2D3</text:p>
          </table:table-cell>
          <table:table-cell table:formula="of:=COM.MICROSOFT.CONCAT([.B723]; &quot;= &quot;; [.A723])" office:value-type="string" office:string-value="0x2D3= Moon Scene" calcext:value-type="string">
            <text:p>0x2D3= Moon Scene</text:p>
          </table:table-cell>
        </table:table-row>
        <table:table-row table:style-name="ro1">
          <table:table-cell office:value-type="string" calcext:value-type="string">
            <text:p>Black Monster</text:p>
          </table:table-cell>
          <table:table-cell table:formula="of:=COM.MICROSOFT.CONCAT(&quot;0x&quot;; DEC2HEX(ROW([.A724])))" office:value-type="string" office:string-value="0x2D4" calcext:value-type="string">
            <text:p>0x2D4</text:p>
          </table:table-cell>
          <table:table-cell table:formula="of:=COM.MICROSOFT.CONCAT([.B724]; &quot;= &quot;; [.A724])" office:value-type="string" office:string-value="0x2D4= Black Monster" calcext:value-type="string">
            <text:p>0x2D4= Black Monster</text:p>
          </table:table-cell>
        </table:table-row>
        <table:table-row table:style-name="ro1">
          <table:table-cell office:value-type="string" calcext:value-type="string">
            <text:p>Glitch</text:p>
          </table:table-cell>
          <table:table-cell table:formula="of:=COM.MICROSOFT.CONCAT(&quot;0x&quot;; DEC2HEX(ROW([.A725])))" office:value-type="string" office:string-value="0x2D5" calcext:value-type="string">
            <text:p>0x2D5</text:p>
          </table:table-cell>
          <table:table-cell table:formula="of:=COM.MICROSOFT.CONCAT([.B725]; &quot;= &quot;; [.A725])" office:value-type="string" office:string-value="0x2D5= Glitch" calcext:value-type="string">
            <text:p>0x2D5= Glitch</text:p>
          </table:table-cell>
        </table:table-row>
        <table:table-row table:style-name="ro1">
          <table:table-cell office:value-type="string" calcext:value-type="string">
            <text:p>Glitch</text:p>
          </table:table-cell>
          <table:table-cell table:formula="of:=COM.MICROSOFT.CONCAT(&quot;0x&quot;; DEC2HEX(ROW([.A726])))" office:value-type="string" office:string-value="0x2D6" calcext:value-type="string">
            <text:p>0x2D6</text:p>
          </table:table-cell>
          <table:table-cell table:formula="of:=COM.MICROSOFT.CONCAT([.B726]; &quot;= &quot;; [.A726])" office:value-type="string" office:string-value="0x2D6= Glitch" calcext:value-type="string">
            <text:p>0x2D6= Glitch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727])))" office:value-type="string" office:string-value="0x2D7" calcext:value-type="string">
            <text:p>0x2D7</text:p>
          </table:table-cell>
          <table:table-cell table:formula="of:=COM.MICROSOFT.CONCAT([.B727]; &quot;= &quot;; [.A727])" office:value-type="string" office:string-value="0x2D7= Hoax" calcext:value-type="string">
            <text:p>0x2D7= Hoax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28])))" office:value-type="string" office:string-value="0x2D8" calcext:value-type="string">
            <text:p>0x2D8</text:p>
          </table:table-cell>
          <table:table-cell table:formula="of:=COM.MICROSOFT.CONCAT([.B728]; &quot;= &quot;; [.A728])" office:value-type="string" office:string-value="0x2D8= Moon" calcext:value-type="string">
            <text:p>0x2D8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29])))" office:value-type="string" office:string-value="0x2D9" calcext:value-type="string">
            <text:p>0x2D9</text:p>
          </table:table-cell>
          <table:table-cell table:formula="of:=COM.MICROSOFT.CONCAT([.B729]; &quot;= &quot;; [.A729])" office:value-type="string" office:string-value="0x2D9= Moon" calcext:value-type="string">
            <text:p>0x2D9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0])))" office:value-type="string" office:string-value="0x2DA" calcext:value-type="string">
            <text:p>0x2DA</text:p>
          </table:table-cell>
          <table:table-cell table:formula="of:=COM.MICROSOFT.CONCAT([.B730]; &quot;= &quot;; [.A730])" office:value-type="string" office:string-value="0x2DA= Moon" calcext:value-type="string">
            <text:p>0x2DA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1])))" office:value-type="string" office:string-value="0x2DB" calcext:value-type="string">
            <text:p>0x2DB</text:p>
          </table:table-cell>
          <table:table-cell table:formula="of:=COM.MICROSOFT.CONCAT([.B731]; &quot;= &quot;; [.A731])" office:value-type="string" office:string-value="0x2DB= Moon" calcext:value-type="string">
            <text:p>0x2DB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2])))" office:value-type="string" office:string-value="0x2DC" calcext:value-type="string">
            <text:p>0x2DC</text:p>
          </table:table-cell>
          <table:table-cell table:formula="of:=COM.MICROSOFT.CONCAT([.B732]; &quot;= &quot;; [.A732])" office:value-type="string" office:string-value="0x2DC= Moon" calcext:value-type="string">
            <text:p>0x2DC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3])))" office:value-type="string" office:string-value="0x2DD" calcext:value-type="string">
            <text:p>0x2DD</text:p>
          </table:table-cell>
          <table:table-cell table:formula="of:=COM.MICROSOFT.CONCAT([.B733]; &quot;= &quot;; [.A733])" office:value-type="string" office:string-value="0x2DD= Moon" calcext:value-type="string">
            <text:p>0x2DD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4])))" office:value-type="string" office:string-value="0x2DE" calcext:value-type="string">
            <text:p>0x2DE</text:p>
          </table:table-cell>
          <table:table-cell table:formula="of:=COM.MICROSOFT.CONCAT([.B734]; &quot;= &quot;; [.A734])" office:value-type="string" office:string-value="0x2DE= Moon" calcext:value-type="string">
            <text:p>0x2DE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5])))" office:value-type="string" office:string-value="0x2DF" calcext:value-type="string">
            <text:p>0x2DF</text:p>
          </table:table-cell>
          <table:table-cell table:formula="of:=COM.MICROSOFT.CONCAT([.B735]; &quot;= &quot;; [.A735])" office:value-type="string" office:string-value="0x2DF= Moon" calcext:value-type="string">
            <text:p>0x2DF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6])))" office:value-type="string" office:string-value="0x2E0" calcext:value-type="string">
            <text:p>0x2E0</text:p>
          </table:table-cell>
          <table:table-cell table:formula="of:=COM.MICROSOFT.CONCAT([.B736]; &quot;= &quot;; [.A736])" office:value-type="string" office:string-value="0x2E0= Moon" calcext:value-type="string">
            <text:p>0x2E0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7])))" office:value-type="string" office:string-value="0x2E1" calcext:value-type="string">
            <text:p>0x2E1</text:p>
          </table:table-cell>
          <table:table-cell table:formula="of:=COM.MICROSOFT.CONCAT([.B737]; &quot;= &quot;; [.A737])" office:value-type="string" office:string-value="0x2E1= Moon" calcext:value-type="string">
            <text:p>0x2E1= Moon</text:p>
          </table:table-cell>
        </table:table-row>
        <table:table-row table:style-name="ro1">
          <table:table-cell office:value-type="string" calcext:value-type="string">
            <text:p>Moon (Final)</text:p>
          </table:table-cell>
          <table:table-cell table:formula="of:=COM.MICROSOFT.CONCAT(&quot;0x&quot;; DEC2HEX(ROW([.A738])))" office:value-type="string" office:string-value="0x2E2" calcext:value-type="string">
            <text:p>0x2E2</text:p>
          </table:table-cell>
          <table:table-cell table:formula="of:=COM.MICROSOFT.CONCAT([.B738]; &quot;= &quot;; [.A738])" office:value-type="string" office:string-value="0x2E2= Moon (Final)" calcext:value-type="string">
            <text:p>0x2E2= Moon (Final)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9])))" office:value-type="string" office:string-value="0x2E3" calcext:value-type="string">
            <text:p>0x2E3</text:p>
          </table:table-cell>
          <table:table-cell table:formula="of:=COM.MICROSOFT.CONCAT([.B739]; &quot;= &quot;; [.A739])" office:value-type="string" office:string-value="0x2E3= Moon" calcext:value-type="string">
            <text:p>0x2E3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40])))" office:value-type="string" office:string-value="0x2E4" calcext:value-type="string">
            <text:p>0x2E4</text:p>
          </table:table-cell>
          <table:table-cell table:formula="of:=COM.MICROSOFT.CONCAT([.B740]; &quot;= &quot;; [.A740])" office:value-type="string" office:string-value="0x2E4= Moon" calcext:value-type="string">
            <text:p>0x2E4= Moon</text:p>
          </table:table-cell>
        </table:table-row>
        <table:table-row table:style-name="ro1">
          <table:table-cell office:value-type="string" calcext:value-type="string">
            <text:p>Burning Seles</text:p>
          </table:table-cell>
          <table:table-cell table:formula="of:=COM.MICROSOFT.CONCAT(&quot;0x&quot;; DEC2HEX(ROW([.A741])))" office:value-type="string" office:string-value="0x2E5" calcext:value-type="string">
            <text:p>0x2E5</text:p>
          </table:table-cell>
          <table:table-cell table:formula="of:=COM.MICROSOFT.CONCAT([.B741]; &quot;= &quot;; [.A741])" office:value-type="string" office:string-value="0x2E5= Burning Seles" calcext:value-type="string">
            <text:p>0x2E5= Burning Seles</text:p>
          </table:table-cell>
        </table:table-row>
        <table:table-row table:style-name="ro1">
          <table:table-cell office:value-type="string" calcext:value-type="string">
            <text:p>Burnt Seles</text:p>
          </table:table-cell>
          <table:table-cell table:formula="of:=COM.MICROSOFT.CONCAT(&quot;0x&quot;; DEC2HEX(ROW([.A742])))" office:value-type="string" office:string-value="0x2E6" calcext:value-type="string">
            <text:p>0x2E6</text:p>
          </table:table-cell>
          <table:table-cell table:formula="of:=COM.MICROSOFT.CONCAT([.B742]; &quot;= &quot;; [.A742])" office:value-type="string" office:string-value="0x2E6= Burnt Seles" calcext:value-type="string">
            <text:p>0x2E6= Burnt Seles</text:p>
          </table:table-cell>
        </table:table-row>
        <table:table-row table:style-name="ro1">
          <table:table-cell office:value-type="string" calcext:value-type="string">
            <text:p>Hellena Prison </text:p>
          </table:table-cell>
          <table:table-cell table:formula="of:=COM.MICROSOFT.CONCAT(&quot;0x&quot;; DEC2HEX(ROW([.A743])))" office:value-type="string" office:string-value="0x2E7" calcext:value-type="string">
            <text:p>0x2E7</text:p>
          </table:table-cell>
          <table:table-cell table:formula="of:=COM.MICROSOFT.CONCAT([.B743]; &quot;= &quot;; [.A743])" office:value-type="string" office:string-value="0x2E7= Hellena Prison " calcext:value-type="string">
            <text:p>0x2E7= Hellena Prison </text:p>
          </table:table-cell>
        </table:table-row>
        <table:table-row table:style-name="ro1">
          <table:table-cell office:value-type="string" calcext:value-type="string">
            <text:p>Black Castle</text:p>
          </table:table-cell>
          <table:table-cell table:formula="of:=COM.MICROSOFT.CONCAT(&quot;0x&quot;; DEC2HEX(ROW([.A744])))" office:value-type="string" office:string-value="0x2E8" calcext:value-type="string">
            <text:p>0x2E8</text:p>
          </table:table-cell>
          <table:table-cell table:formula="of:=COM.MICROSOFT.CONCAT([.B744]; &quot;= &quot;; [.A744])" office:value-type="string" office:string-value="0x2E8= Black Castle" calcext:value-type="string">
            <text:p>0x2E8= Black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745])))" office:value-type="string" office:string-value="0x2E9" calcext:value-type="string">
            <text:p>0x2E9</text:p>
          </table:table-cell>
          <table:table-cell table:formula="of:=COM.MICROSOFT.CONCAT([.B745]; &quot;= &quot;; [.A745])" office:value-type="string" office:string-value="0x2E9= Twin Castle" calcext:value-type="string">
            <text:p>0x2E9= Twin Castle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46])))" office:value-type="string" office:string-value="0x2EA" calcext:value-type="string">
            <text:p>0x2EA</text:p>
          </table:table-cell>
          <table:table-cell table:formula="of:=COM.MICROSOFT.CONCAT([.B746]; &quot;= &quot;; [.A746])" office:value-type="string" office:string-value="0x2EA= Desert Frontier" calcext:value-type="string">
            <text:p>0x2EA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47])))" office:value-type="string" office:string-value="0x2EB" calcext:value-type="string">
            <text:p>0x2EB</text:p>
          </table:table-cell>
          <table:table-cell table:formula="of:=COM.MICROSOFT.CONCAT([.B747]; &quot;= &quot;; [.A747])" office:value-type="string" office:string-value="0x2EB= Desert Frontier" calcext:value-type="string">
            <text:p>0x2EB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48])))" office:value-type="string" office:string-value="0x2EC" calcext:value-type="string">
            <text:p>0x2EC</text:p>
          </table:table-cell>
          <table:table-cell table:formula="of:=COM.MICROSOFT.CONCAT([.B748]; &quot;= &quot;; [.A748])" office:value-type="string" office:string-value="0x2EC= Desert Frontier" calcext:value-type="string">
            <text:p>0x2EC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49])))" office:value-type="string" office:string-value="0x2ED" calcext:value-type="string">
            <text:p>0x2ED</text:p>
          </table:table-cell>
          <table:table-cell table:formula="of:=COM.MICROSOFT.CONCAT([.B749]; &quot;= &quot;; [.A749])" office:value-type="string" office:string-value="0x2ED= Desert Frontier" calcext:value-type="string">
            <text:p>0x2ED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50])))" office:value-type="string" office:string-value="0x2EE" calcext:value-type="string">
            <text:p>0x2EE</text:p>
          </table:table-cell>
          <table:table-cell table:formula="of:=COM.MICROSOFT.CONCAT([.B750]; &quot;= &quot;; [.A750])" office:value-type="string" office:string-value="0x2EE= Desert Frontier" calcext:value-type="string">
            <text:p>0x2EE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51])))" office:value-type="string" office:string-value="0x2EF" calcext:value-type="string">
            <text:p>0x2EF</text:p>
          </table:table-cell>
          <table:table-cell table:formula="of:=COM.MICROSOFT.CONCAT([.B751]; &quot;= &quot;; [.A751])" office:value-type="string" office:string-value="0x2EF= Desert Frontier" calcext:value-type="string">
            <text:p>0x2EF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52])))" office:value-type="string" office:string-value="0x2F0" calcext:value-type="string">
            <text:p>0x2F0</text:p>
          </table:table-cell>
          <table:table-cell table:formula="of:=COM.MICROSOFT.CONCAT([.B752]; &quot;= &quot;; [.A752])" office:value-type="string" office:string-value="0x2F0= Desert Frontier" calcext:value-type="string">
            <text:p>0x2F0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53])))" office:value-type="string" office:string-value="0x2F1" calcext:value-type="string">
            <text:p>0x2F1</text:p>
          </table:table-cell>
          <table:table-cell table:formula="of:=COM.MICROSOFT.CONCAT([.B753]; &quot;= &quot;; [.A753])" office:value-type="string" office:string-value="0x2F1= Desert Frontier" calcext:value-type="string">
            <text:p>0x2F1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54])))" office:value-type="string" office:string-value="0x2F2" calcext:value-type="string">
            <text:p>0x2F2</text:p>
          </table:table-cell>
          <table:table-cell table:formula="of:=COM.MICROSOFT.CONCAT([.B754]; &quot;= &quot;; [.A754])" office:value-type="string" office:string-value="0x2F2= Desert Frontier" calcext:value-type="string">
            <text:p>0x2F2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55])))" office:value-type="string" office:string-value="0x2F3" calcext:value-type="string">
            <text:p>0x2F3</text:p>
          </table:table-cell>
          <table:table-cell table:formula="of:=COM.MICROSOFT.CONCAT([.B755]; &quot;= &quot;; [.A755])" office:value-type="string" office:string-value="0x2F3= Desert Frontier" calcext:value-type="string">
            <text:p>0x2F3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56])))" office:value-type="string" office:string-value="0x2F4" calcext:value-type="string">
            <text:p>0x2F4</text:p>
          </table:table-cell>
          <table:table-cell table:formula="of:=COM.MICROSOFT.CONCAT([.B756]; &quot;= &quot;; [.A756])" office:value-type="string" office:string-value="0x2F4= Desert Frontier" calcext:value-type="string">
            <text:p>0x2F4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57])))" office:value-type="string" office:string-value="0x2F5" calcext:value-type="string">
            <text:p>0x2F5</text:p>
          </table:table-cell>
          <table:table-cell table:formula="of:=COM.MICROSOFT.CONCAT([.B757]; &quot;= &quot;; [.A757])" office:value-type="string" office:string-value="0x2F5= Desert Frontier" calcext:value-type="string">
            <text:p>0x2F5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58])))" office:value-type="string" office:string-value="0x2F6" calcext:value-type="string">
            <text:p>0x2F6</text:p>
          </table:table-cell>
          <table:table-cell table:formula="of:=COM.MICROSOFT.CONCAT([.B758]; &quot;= &quot;; [.A758])" office:value-type="string" office:string-value="0x2F6= Desert Frontier" calcext:value-type="string">
            <text:p>0x2F6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59])))" office:value-type="string" office:string-value="0x2F7" calcext:value-type="string">
            <text:p>0x2F7</text:p>
          </table:table-cell>
          <table:table-cell table:formula="of:=COM.MICROSOFT.CONCAT([.B759]; &quot;= &quot;; [.A759])" office:value-type="string" office:string-value="0x2F7= Desert Frontier" calcext:value-type="string">
            <text:p>0x2F7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60])))" office:value-type="string" office:string-value="0x2F8" calcext:value-type="string">
            <text:p>0x2F8</text:p>
          </table:table-cell>
          <table:table-cell table:formula="of:=COM.MICROSOFT.CONCAT([.B760]; &quot;= &quot;; [.A760])" office:value-type="string" office:string-value="0x2F8= Desert Frontier" calcext:value-type="string">
            <text:p>0x2F8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61])))" office:value-type="string" office:string-value="0x2F9" calcext:value-type="string">
            <text:p>0x2F9</text:p>
          </table:table-cell>
          <table:table-cell table:formula="of:=COM.MICROSOFT.CONCAT([.B761]; &quot;= &quot;; [.A761])" office:value-type="string" office:string-value="0x2F9= Desert Frontier" calcext:value-type="string">
            <text:p>0x2F9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62])))" office:value-type="string" office:string-value="0x2FA" calcext:value-type="string">
            <text:p>0x2FA</text:p>
          </table:table-cell>
          <table:table-cell table:formula="of:=COM.MICROSOFT.CONCAT([.B762]; &quot;= &quot;; [.A762])" office:value-type="string" office:string-value="0x2FA= Desert Frontier" calcext:value-type="string">
            <text:p>0x2FA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63])))" office:value-type="string" office:string-value="0x2FB" calcext:value-type="string">
            <text:p>0x2FB</text:p>
          </table:table-cell>
          <table:table-cell table:formula="of:=COM.MICROSOFT.CONCAT([.B763]; &quot;= &quot;; [.A763])" office:value-type="string" office:string-value="0x2FB= Desert Frontier" calcext:value-type="string">
            <text:p>0x2FB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64])))" office:value-type="string" office:string-value="0x2FC" calcext:value-type="string">
            <text:p>0x2FC</text:p>
          </table:table-cell>
          <table:table-cell table:formula="of:=COM.MICROSOFT.CONCAT([.B764]; &quot;= &quot;; [.A764])" office:value-type="string" office:string-value="0x2FC= Desert Frontier" calcext:value-type="string">
            <text:p>0x2FC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65])))" office:value-type="string" office:string-value="0x2FD" calcext:value-type="string">
            <text:p>0x2FD</text:p>
          </table:table-cell>
          <table:table-cell table:formula="of:=COM.MICROSOFT.CONCAT([.B765]; &quot;= &quot;; [.A765])" office:value-type="string" office:string-value="0x2FD= Desert Frontier" calcext:value-type="string">
            <text:p>0x2FD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66])))" office:value-type="string" office:string-value="0x2FE" calcext:value-type="string">
            <text:p>0x2FE</text:p>
          </table:table-cell>
          <table:table-cell table:formula="of:=COM.MICROSOFT.CONCAT([.B766]; &quot;= &quot;; [.A766])" office:value-type="string" office:string-value="0x2FE= Desert Frontier" calcext:value-type="string">
            <text:p>0x2FE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67])))" office:value-type="string" office:string-value="0x2FF" calcext:value-type="string">
            <text:p>0x2FF</text:p>
          </table:table-cell>
          <table:table-cell table:formula="of:=COM.MICROSOFT.CONCAT([.B767]; &quot;= &quot;; [.A767])" office:value-type="string" office:string-value="0x2FF= Desert Frontier" calcext:value-type="string">
            <text:p>0x2FF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68])))" office:value-type="string" office:string-value="0x300" calcext:value-type="string">
            <text:p>0x300</text:p>
          </table:table-cell>
          <table:table-cell table:formula="of:=COM.MICROSOFT.CONCAT([.B768]; &quot;= &quot;; [.A768])" office:value-type="string" office:string-value="0x300= Desert Frontier" calcext:value-type="string">
            <text:p>0x300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69])))" office:value-type="string" office:string-value="0x301" calcext:value-type="string">
            <text:p>0x301</text:p>
          </table:table-cell>
          <table:table-cell table:formula="of:=COM.MICROSOFT.CONCAT([.B769]; &quot;= &quot;; [.A769])" office:value-type="string" office:string-value="0x301= Desert Frontier" calcext:value-type="string">
            <text:p>0x301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70])))" office:value-type="string" office:string-value="0x302" calcext:value-type="string">
            <text:p>0x302</text:p>
          </table:table-cell>
          <table:table-cell table:formula="of:=COM.MICROSOFT.CONCAT([.B770]; &quot;= &quot;; [.A770])" office:value-type="string" office:string-value="0x302= Desert Frontier" calcext:value-type="string">
            <text:p>0x302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71])))" office:value-type="string" office:string-value="0x303" calcext:value-type="string">
            <text:p>0x303</text:p>
          </table:table-cell>
          <table:table-cell table:formula="of:=COM.MICROSOFT.CONCAT([.B771]; &quot;= &quot;; [.A771])" office:value-type="string" office:string-value="0x303= Desert Frontier" calcext:value-type="string">
            <text:p>0x303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72])))" office:value-type="string" office:string-value="0x304" calcext:value-type="string">
            <text:p>0x304</text:p>
          </table:table-cell>
          <table:table-cell table:formula="of:=COM.MICROSOFT.CONCAT([.B772]; &quot;= &quot;; [.A772])" office:value-type="string" office:string-value="0x304= Desert Frontier" calcext:value-type="string">
            <text:p>0x304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73])))" office:value-type="string" office:string-value="0x305" calcext:value-type="string">
            <text:p>0x305</text:p>
          </table:table-cell>
          <table:table-cell table:formula="of:=COM.MICROSOFT.CONCAT([.B773]; &quot;= &quot;; [.A773])" office:value-type="string" office:string-value="0x305= Desert Frontier" calcext:value-type="string">
            <text:p>0x305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74])))" office:value-type="string" office:string-value="0x306" calcext:value-type="string">
            <text:p>0x306</text:p>
          </table:table-cell>
          <table:table-cell table:formula="of:=COM.MICROSOFT.CONCAT([.B774]; &quot;= &quot;; [.A774])" office:value-type="string" office:string-value="0x306= Desert Frontier" calcext:value-type="string">
            <text:p>0x306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75])))" office:value-type="string" office:string-value="0x307" calcext:value-type="string">
            <text:p>0x307</text:p>
          </table:table-cell>
          <table:table-cell table:formula="of:=COM.MICROSOFT.CONCAT([.B775]; &quot;= &quot;; [.A775])" office:value-type="string" office:string-value="0x307= Desert Frontier" calcext:value-type="string">
            <text:p>0x307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76])))" office:value-type="string" office:string-value="0x308" calcext:value-type="string">
            <text:p>0x308</text:p>
          </table:table-cell>
          <table:table-cell table:formula="of:=COM.MICROSOFT.CONCAT([.B776]; &quot;= &quot;; [.A776])" office:value-type="string" office:string-value="0x308= Desert Frontier" calcext:value-type="string">
            <text:p>0x308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77])))" office:value-type="string" office:string-value="0x309" calcext:value-type="string">
            <text:p>0x309</text:p>
          </table:table-cell>
          <table:table-cell table:formula="of:=COM.MICROSOFT.CONCAT([.B777]; &quot;= &quot;; [.A777])" office:value-type="string" office:string-value="0x309= Desert Frontier" calcext:value-type="string">
            <text:p>0x309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78])))" office:value-type="string" office:string-value="0x30A" calcext:value-type="string">
            <text:p>0x30A</text:p>
          </table:table-cell>
          <table:table-cell table:formula="of:=COM.MICROSOFT.CONCAT([.B778]; &quot;= &quot;; [.A778])" office:value-type="string" office:string-value="0x30A= Desert Frontier" calcext:value-type="string">
            <text:p>0x30A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79])))" office:value-type="string" office:string-value="0x30B" calcext:value-type="string">
            <text:p>0x30B</text:p>
          </table:table-cell>
          <table:table-cell table:formula="of:=COM.MICROSOFT.CONCAT([.B779]; &quot;= &quot;; [.A779])" office:value-type="string" office:string-value="0x30B= Desert Frontier" calcext:value-type="string">
            <text:p>0x30B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80])))" office:value-type="string" office:string-value="0x30C" calcext:value-type="string">
            <text:p>0x30C</text:p>
          </table:table-cell>
          <table:table-cell table:formula="of:=COM.MICROSOFT.CONCAT([.B780]; &quot;= &quot;; [.A780])" office:value-type="string" office:string-value="0x30C= Desert Frontier" calcext:value-type="string">
            <text:p>0x30C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81])))" office:value-type="string" office:string-value="0x30D" calcext:value-type="string">
            <text:p>0x30D</text:p>
          </table:table-cell>
          <table:table-cell table:formula="of:=COM.MICROSOFT.CONCAT([.B781]; &quot;= &quot;; [.A781])" office:value-type="string" office:string-value="0x30D= Desert Frontier" calcext:value-type="string">
            <text:p>0x30D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82])))" office:value-type="string" office:string-value="0x30E" calcext:value-type="string">
            <text:p>0x30E</text:p>
          </table:table-cell>
          <table:table-cell table:formula="of:=COM.MICROSOFT.CONCAT([.B782]; &quot;= &quot;; [.A782])" office:value-type="string" office:string-value="0x30E= Desert Frontier" calcext:value-type="string">
            <text:p>0x30E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83])))" office:value-type="string" office:string-value="0x30F" calcext:value-type="string">
            <text:p>0x30F</text:p>
          </table:table-cell>
          <table:table-cell table:formula="of:=COM.MICROSOFT.CONCAT([.B783]; &quot;= &quot;; [.A783])" office:value-type="string" office:string-value="0x30F= Desert Frontier" calcext:value-type="string">
            <text:p>0x30F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84])))" office:value-type="string" office:string-value="0x310" calcext:value-type="string">
            <text:p>0x310</text:p>
          </table:table-cell>
          <table:table-cell table:formula="of:=COM.MICROSOFT.CONCAT([.B784]; &quot;= &quot;; [.A784])" office:value-type="string" office:string-value="0x310= Desert Frontier" calcext:value-type="string">
            <text:p>0x310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85])))" office:value-type="string" office:string-value="0x311" calcext:value-type="string">
            <text:p>0x311</text:p>
          </table:table-cell>
          <table:table-cell table:formula="of:=COM.MICROSOFT.CONCAT([.B785]; &quot;= &quot;; [.A785])" office:value-type="string" office:string-value="0x311= Desert Frontier" calcext:value-type="string">
            <text:p>0x311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86])))" office:value-type="string" office:string-value="0x312" calcext:value-type="string">
            <text:p>0x312</text:p>
          </table:table-cell>
          <table:table-cell table:formula="of:=COM.MICROSOFT.CONCAT([.B786]; &quot;= &quot;; [.A786])" office:value-type="string" office:string-value="0x312= Desert Frontier" calcext:value-type="string">
            <text:p>0x312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87])))" office:value-type="string" office:string-value="0x313" calcext:value-type="string">
            <text:p>0x313</text:p>
          </table:table-cell>
          <table:table-cell table:formula="of:=COM.MICROSOFT.CONCAT([.B787]; &quot;= &quot;; [.A787])" office:value-type="string" office:string-value="0x313= Desert Frontier" calcext:value-type="string">
            <text:p>0x313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88])))" office:value-type="string" office:string-value="0x314" calcext:value-type="string">
            <text:p>0x314</text:p>
          </table:table-cell>
          <table:table-cell table:formula="of:=COM.MICROSOFT.CONCAT([.B788]; &quot;= &quot;; [.A788])" office:value-type="string" office:string-value="0x314= Desert Frontier" calcext:value-type="string">
            <text:p>0x314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89])))" office:value-type="string" office:string-value="0x315" calcext:value-type="string">
            <text:p>0x315</text:p>
          </table:table-cell>
          <table:table-cell table:formula="of:=COM.MICROSOFT.CONCAT([.B789]; &quot;= &quot;; [.A789])" office:value-type="string" office:string-value="0x315= Desert Frontier" calcext:value-type="string">
            <text:p>0x315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90])))" office:value-type="string" office:string-value="0x316" calcext:value-type="string">
            <text:p>0x316</text:p>
          </table:table-cell>
          <table:table-cell table:formula="of:=COM.MICROSOFT.CONCAT([.B790]; &quot;= &quot;; [.A790])" office:value-type="string" office:string-value="0x316= Desert Frontier" calcext:value-type="string">
            <text:p>0x316= Desert Frontier</text:p>
          </table:table-cell>
        </table:table-row>
        <table:table-row table:style-name="ro1">
          <table:table-cell office:value-type="string" calcext:value-type="string">
            <text:p>Desert Frontier</text:p>
          </table:table-cell>
          <table:table-cell table:formula="of:=COM.MICROSOFT.CONCAT(&quot;0x&quot;; DEC2HEX(ROW([.A791])))" office:value-type="string" office:string-value="0x317" calcext:value-type="string">
            <text:p>0x317</text:p>
          </table:table-cell>
          <table:table-cell table:formula="of:=COM.MICROSOFT.CONCAT([.B791]; &quot;= &quot;; [.A791])" office:value-type="string" office:string-value="0x317= Desert Frontier" calcext:value-type="string">
            <text:p>0x317= Desert Frontier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792])))" office:value-type="string" office:string-value="0x318" calcext:value-type="string">
            <text:p>0x318</text:p>
          </table:table-cell>
          <table:table-cell table:formula="of:=COM.MICROSOFT.CONCAT([.B792]; &quot;= &quot;; [.A792])" office:value-type="string" office:string-value="0x318= Debug Room II Disc 1" calcext:value-type="string">
            <text:p>0x318= Debug Room II Disc 1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793])))" office:value-type="string" office:string-value="0x319" calcext:value-type="string">
            <text:p>0x319</text:p>
          </table:table-cell>
          <table:table-cell table:formula="of:=COM.MICROSOFT.CONCAT([.B793]; &quot;= &quot;; [.A793])" office:value-type="string" office:string-value="0x319= Debug Room II Disc 1" calcext:value-type="string">
            <text:p>0x319= Debug Room II Disc 1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794])))" office:value-type="string" office:string-value="0x31A" calcext:value-type="string">
            <text:p>0x31A</text:p>
          </table:table-cell>
          <table:table-cell table:formula="of:=COM.MICROSOFT.CONCAT([.B794]; &quot;= &quot;; [.A794])" office:value-type="string" office:string-value="0x31A= Debug Room II Disc 1" calcext:value-type="string">
            <text:p>0x31A= Debug Room II Disc 1</text:p>
          </table:table-cell>
        </table:table-row>
        <table:table-row table:style-name="ro1">
          <table:table-cell office:value-type="string" calcext:value-type="string">
            <text:p>??? Bale</text:p>
          </table:table-cell>
          <table:table-cell table:formula="of:=COM.MICROSOFT.CONCAT(&quot;0x&quot;; DEC2HEX(ROW([.A795])))" office:value-type="string" office:string-value="0x31B" calcext:value-type="string">
            <text:p>0x31B</text:p>
          </table:table-cell>
          <table:table-cell table:formula="of:=COM.MICROSOFT.CONCAT([.B795]; &quot;= &quot;; [.A795])" office:value-type="string" office:string-value="0x31B= ??? Bale" calcext:value-type="string">
            <text:p>0x31B= ??? Bale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796])))" office:value-type="string" office:string-value="0x31C" calcext:value-type="string">
            <text:p>0x31C</text:p>
          </table:table-cell>
          <table:table-cell table:formula="of:=COM.MICROSOFT.CONCAT([.B796]; &quot;= &quot;; [.A796])" office:value-type="string" office:string-value="0x31C= Debug Room II Disc 1" calcext:value-type="string">
            <text:p>0x31C= Debug Room II Disc 1</text:p>
          </table:table-cell>
        </table:table-row>
        <table:table-row table:style-name="ro1">
          <table:table-cell office:value-type="string" calcext:value-type="string">
            <text:p>Debug Room II Disc 1 (with music)</text:p>
          </table:table-cell>
          <table:table-cell table:formula="of:=COM.MICROSOFT.CONCAT(&quot;0x&quot;; DEC2HEX(ROW([.A797])))" office:value-type="string" office:string-value="0x31D" calcext:value-type="string">
            <text:p>0x31D</text:p>
          </table:table-cell>
          <table:table-cell table:formula="of:=COM.MICROSOFT.CONCAT([.B797]; &quot;= &quot;; [.A797])" office:value-type="string" office:string-value="0x31D= Debug Room II Disc 1 (with music)" calcext:value-type="string">
            <text:p>0x31D= Debug Room II Disc 1 (with music)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798])))" office:value-type="string" office:string-value="0x31E" calcext:value-type="string">
            <text:p>0x31E</text:p>
          </table:table-cell>
          <table:table-cell table:formula="of:=COM.MICROSOFT.CONCAT([.B798]; &quot;= &quot;; [.A798])" office:value-type="string" office:string-value="0x31E= Debug Room II Disc 1" calcext:value-type="string">
            <text:p>0x31E= Debug Room II Disc 1</text:p>
          </table:table-cell>
        </table:table-row>
        <table:table-row table:style-name="ro1">
          <table:table-cell office:value-type="string" calcext:value-type="string">
            <text:p>??? Ulra</text:p>
          </table:table-cell>
          <table:table-cell table:formula="of:=COM.MICROSOFT.CONCAT(&quot;0x&quot;; DEC2HEX(ROW([.A799])))" office:value-type="string" office:string-value="0x31F" calcext:value-type="string">
            <text:p>0x31F</text:p>
          </table:table-cell>
          <table:table-cell table:formula="of:=COM.MICROSOFT.CONCAT([.B799]; &quot;= &quot;; [.A799])" office:value-type="string" office:string-value="0x31F= ??? Ulra" calcext:value-type="string">
            <text:p>0x31F= ??? Ulra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800])))" office:value-type="string" office:string-value="0x320" calcext:value-type="string">
            <text:p>0x320</text:p>
          </table:table-cell>
          <table:table-cell table:formula="of:=COM.MICROSOFT.CONCAT([.B800]; &quot;= &quot;; [.A800])" office:value-type="string" office:string-value="0x320= Debug Room II Disc 1" calcext:value-type="string">
            <text:p>0x320= Debug Room II Disc 1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801])))" office:value-type="string" office:string-value="0x321" calcext:value-type="string">
            <text:p>0x321</text:p>
          </table:table-cell>
          <table:table-cell table:formula="of:=COM.MICROSOFT.CONCAT([.B801]; &quot;= &quot;; [.A801])" office:value-type="string" office:string-value="0x321= Debug Room II Disc 1" calcext:value-type="string">
            <text:p>0x321= Debug Room II Disc 1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802])))" office:value-type="string" office:string-value="0x322" calcext:value-type="string">
            <text:p>0x322</text:p>
          </table:table-cell>
          <table:table-cell table:formula="of:=COM.MICROSOFT.CONCAT([.B802]; &quot;= &quot;; [.A802])" office:value-type="string" office:string-value="0x322= Debug Room II Disc 1" calcext:value-type="string">
            <text:p>0x322= Debug Room II Disc 1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803])))" office:value-type="string" office:string-value="0x323" calcext:value-type="string">
            <text:p>0x323</text:p>
          </table:table-cell>
          <table:table-cell table:formula="of:=COM.MICROSOFT.CONCAT([.B803]; &quot;= &quot;; [.A803])" office:value-type="string" office:string-value="0x323= Debug Room II Disc 1" calcext:value-type="string">
            <text:p>0x323= Debug Room II Disc 1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04])))" office:value-type="string" office:string-value="0x324" calcext:value-type="string">
            <text:p>0x324</text:p>
          </table:table-cell>
          <table:table-cell table:formula="of:=COM.MICROSOFT.CONCAT([.B804]; &quot;= &quot;; [.A804])" office:value-type="string" office:string-value="0x324= ???" calcext:value-type="string">
            <text:p>0x324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05])))" office:value-type="string" office:string-value="0x325" calcext:value-type="string">
            <text:p>0x325</text:p>
          </table:table-cell>
          <table:table-cell table:formula="of:=COM.MICROSOFT.CONCAT([.B805]; &quot;= &quot;; [.A805])" office:value-type="string" office:string-value="0x325= ???" calcext:value-type="string">
            <text:p>0x325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06])))" office:value-type="string" office:string-value="0x326" calcext:value-type="string">
            <text:p>0x326</text:p>
          </table:table-cell>
          <table:table-cell table:formula="of:=COM.MICROSOFT.CONCAT([.B806]; &quot;= &quot;; [.A806])" office:value-type="string" office:string-value="0x326= ???" calcext:value-type="string">
            <text:p>0x326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07])))" office:value-type="string" office:string-value="0x327" calcext:value-type="string">
            <text:p>0x327</text:p>
          </table:table-cell>
          <table:table-cell table:formula="of:=COM.MICROSOFT.CONCAT([.B807]; &quot;= &quot;; [.A807])" office:value-type="string" office:string-value="0x327= ???" calcext:value-type="string">
            <text:p>0x327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08])))" office:value-type="string" office:string-value="0x328" calcext:value-type="string">
            <text:p>0x328</text:p>
          </table:table-cell>
          <table:table-cell table:formula="of:=COM.MICROSOFT.CONCAT([.B808]; &quot;= &quot;; [.A808])" office:value-type="string" office:string-value="0x328= ???" calcext:value-type="string">
            <text:p>0x328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09])))" office:value-type="string" office:string-value="0x329" calcext:value-type="string">
            <text:p>0x329</text:p>
          </table:table-cell>
          <table:table-cell table:formula="of:=COM.MICROSOFT.CONCAT([.B809]; &quot;= &quot;; [.A809])" office:value-type="string" office:string-value="0x329= ???" calcext:value-type="string">
            <text:p>0x329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10])))" office:value-type="string" office:string-value="0x32A" calcext:value-type="string">
            <text:p>0x32A</text:p>
          </table:table-cell>
          <table:table-cell table:formula="of:=COM.MICROSOFT.CONCAT([.B810]; &quot;= &quot;; [.A810])" office:value-type="string" office:string-value="0x32A= ???" calcext:value-type="string">
            <text:p>0x32A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11])))" office:value-type="string" office:string-value="0x32B" calcext:value-type="string">
            <text:p>0x32B</text:p>
          </table:table-cell>
          <table:table-cell table:formula="of:=COM.MICROSOFT.CONCAT([.B811]; &quot;= &quot;; [.A811])" office:value-type="string" office:string-value="0x32B= ???" calcext:value-type="string">
            <text:p>0x32B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12])))" office:value-type="string" office:string-value="0x32C" calcext:value-type="string">
            <text:p>0x32C</text:p>
          </table:table-cell>
          <table:table-cell table:formula="of:=COM.MICROSOFT.CONCAT([.B812]; &quot;= &quot;; [.A812])" office:value-type="string" office:string-value="0x32C= ???" calcext:value-type="string">
            <text:p>0x32C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13])))" office:value-type="string" office:string-value="0x32D" calcext:value-type="string">
            <text:p>0x32D</text:p>
          </table:table-cell>
          <table:table-cell table:formula="of:=COM.MICROSOFT.CONCAT([.B813]; &quot;= &quot;; [.A813])" office:value-type="string" office:string-value="0x32D= ???" calcext:value-type="string">
            <text:p>0x32D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14])))" office:value-type="string" office:string-value="0x32E" calcext:value-type="string">
            <text:p>0x32E</text:p>
          </table:table-cell>
          <table:table-cell table:formula="of:=COM.MICROSOFT.CONCAT([.B814]; &quot;= &quot;; [.A814])" office:value-type="string" office:string-value="0x32E= ???" calcext:value-type="string">
            <text:p>0x32E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15])))" office:value-type="string" office:string-value="0x32F" calcext:value-type="string">
            <text:p>0x32F</text:p>
          </table:table-cell>
          <table:table-cell table:formula="of:=COM.MICROSOFT.CONCAT([.B815]; &quot;= &quot;; [.A815])" office:value-type="string" office:string-value="0x32F= ???" calcext:value-type="string">
            <text:p>0x32F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16])))" office:value-type="string" office:string-value="0x330" calcext:value-type="string">
            <text:p>0x330</text:p>
          </table:table-cell>
          <table:table-cell table:formula="of:=COM.MICROSOFT.CONCAT([.B816]; &quot;= &quot;; [.A816])" office:value-type="string" office:string-value="0x330= ???" calcext:value-type="string">
            <text:p>0x330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17])))" office:value-type="string" office:string-value="0x331" calcext:value-type="string">
            <text:p>0x331</text:p>
          </table:table-cell>
          <table:table-cell table:formula="of:=COM.MICROSOFT.CONCAT([.B817]; &quot;= &quot;; [.A817])" office:value-type="string" office:string-value="0x331= ???" calcext:value-type="string">
            <text:p>0x331= ???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18])))" office:value-type="string" office:string-value="0x332" calcext:value-type="string">
            <text:p>0x332</text:p>
          </table:table-cell>
          <table:table-cell table:formula="of:=COM.MICROSOFT.CONCAT([.B818]; &quot;= &quot;; [.A818])" office:value-type="string" office:string-value="0x332= ???" calcext:value-type="string">
            <text:p>0x332= ???</text:p>
          </table:table-cell>
        </table:table-row>
        <table:table-row table:style-name="ro1">
          <table:table-cell/>
          <table:table-cell table:formula="of:=COM.MICROSOFT.CONCAT(&quot;0x&quot;; DEC2HEX(ROW([.A819])))" office:value-type="string" office:string-value="0x333" calcext:value-type="string">
            <text:p>0x333</text:p>
          </table:table-cell>
          <table:table-cell table:formula="of:=COM.MICROSOFT.CONCAT([.B819]; &quot;= &quot;; [.A819])" office:value-type="string" office:string-value="0x333= " calcext:value-type="string">
            <text:p>0x333= </text:p>
          </table:table-cell>
        </table:table-row>
        <table:table-row table:style-name="ro1">
          <table:table-cell/>
          <table:table-cell table:formula="of:=COM.MICROSOFT.CONCAT(&quot;0x&quot;; DEC2HEX(ROW([.A820])))" office:value-type="string" office:string-value="0x334" calcext:value-type="string">
            <text:p>0x334</text:p>
          </table:table-cell>
          <table:table-cell table:formula="of:=COM.MICROSOFT.CONCAT([.B820]; &quot;= &quot;; [.A820])" office:value-type="string" office:string-value="0x334= " calcext:value-type="string">
            <text:p>0x334= </text:p>
          </table:table-cell>
        </table:table-row>
        <table:table-row table:style-name="ro1">
          <table:table-cell/>
          <table:table-cell table:formula="of:=COM.MICROSOFT.CONCAT(&quot;0x&quot;; DEC2HEX(ROW([.A821])))" office:value-type="string" office:string-value="0x335" calcext:value-type="string">
            <text:p>0x335</text:p>
          </table:table-cell>
          <table:table-cell table:formula="of:=COM.MICROSOFT.CONCAT([.B821]; &quot;= &quot;; [.A821])" office:value-type="string" office:string-value="0x335= " calcext:value-type="string">
            <text:p>0x335= </text:p>
          </table:table-cell>
        </table:table-row>
        <table:table-row table:style-name="ro1">
          <table:table-cell/>
          <table:table-cell table:formula="of:=COM.MICROSOFT.CONCAT(&quot;0x&quot;; DEC2HEX(ROW([.A822])))" office:value-type="string" office:string-value="0x336" calcext:value-type="string">
            <text:p>0x336</text:p>
          </table:table-cell>
          <table:table-cell table:formula="of:=COM.MICROSOFT.CONCAT([.B822]; &quot;= &quot;; [.A822])" office:value-type="string" office:string-value="0x336= " calcext:value-type="string">
            <text:p>0x336= </text:p>
          </table:table-cell>
        </table:table-row>
        <table:table-row table:style-name="ro1">
          <table:table-cell/>
          <table:table-cell table:formula="of:=COM.MICROSOFT.CONCAT(&quot;0x&quot;; DEC2HEX(ROW([.A823])))" office:value-type="string" office:string-value="0x337" calcext:value-type="string">
            <text:p>0x337</text:p>
          </table:table-cell>
          <table:table-cell table:formula="of:=COM.MICROSOFT.CONCAT([.B823]; &quot;= &quot;; [.A823])" office:value-type="string" office:string-value="0x337= " calcext:value-type="string">
            <text:p>0x337= </text:p>
          </table:table-cell>
        </table:table-row>
        <table:table-row table:style-name="ro1">
          <table:table-cell/>
          <table:table-cell table:formula="of:=COM.MICROSOFT.CONCAT(&quot;0x&quot;; DEC2HEX(ROW([.A824])))" office:value-type="string" office:string-value="0x338" calcext:value-type="string">
            <text:p>0x338</text:p>
          </table:table-cell>
          <table:table-cell table:formula="of:=COM.MICROSOFT.CONCAT([.B824]; &quot;= &quot;; [.A824])" office:value-type="string" office:string-value="0x338= " calcext:value-type="string">
            <text:p>0x338= </text:p>
          </table:table-cell>
        </table:table-row>
        <table:table-row table:style-name="ro1">
          <table:table-cell/>
          <table:table-cell table:formula="of:=COM.MICROSOFT.CONCAT(&quot;0x&quot;; DEC2HEX(ROW([.A825])))" office:value-type="string" office:string-value="0x339" calcext:value-type="string">
            <text:p>0x339</text:p>
          </table:table-cell>
          <table:table-cell table:formula="of:=COM.MICROSOFT.CONCAT([.B825]; &quot;= &quot;; [.A825])" office:value-type="string" office:string-value="0x339= " calcext:value-type="string">
            <text:p>0x339= </text:p>
          </table:table-cell>
        </table:table-row>
        <table:table-row table:style-name="ro1">
          <table:table-cell/>
          <table:table-cell table:formula="of:=COM.MICROSOFT.CONCAT(&quot;0x&quot;; DEC2HEX(ROW([.A826])))" office:value-type="string" office:string-value="0x33A" calcext:value-type="string">
            <text:p>0x33A</text:p>
          </table:table-cell>
          <table:table-cell table:formula="of:=COM.MICROSOFT.CONCAT([.B826]; &quot;= &quot;; [.A826])" office:value-type="string" office:string-value="0x33A= " calcext:value-type="string">
            <text:p>0x33A= </text:p>
          </table:table-cell>
        </table:table-row>
        <table:table-row table:style-name="ro1">
          <table:table-cell/>
          <table:table-cell table:formula="of:=COM.MICROSOFT.CONCAT(&quot;0x&quot;; DEC2HEX(ROW([.A827])))" office:value-type="string" office:string-value="0x33B" calcext:value-type="string">
            <text:p>0x33B</text:p>
          </table:table-cell>
          <table:table-cell table:formula="of:=COM.MICROSOFT.CONCAT([.B827]; &quot;= &quot;; [.A827])" office:value-type="string" office:string-value="0x33B= " calcext:value-type="string">
            <text:p>0x33B= </text:p>
          </table:table-cell>
        </table:table-row>
        <table:table-row table:style-name="ro1">
          <table:table-cell/>
          <table:table-cell table:formula="of:=COM.MICROSOFT.CONCAT(&quot;0x&quot;; DEC2HEX(ROW([.A828])))" office:value-type="string" office:string-value="0x33C" calcext:value-type="string">
            <text:p>0x33C</text:p>
          </table:table-cell>
          <table:table-cell table:formula="of:=COM.MICROSOFT.CONCAT([.B828]; &quot;= &quot;; [.A828])" office:value-type="string" office:string-value="0x33C= " calcext:value-type="string">
            <text:p>0x33C= </text:p>
          </table:table-cell>
        </table:table-row>
        <table:table-row table:style-name="ro1">
          <table:table-cell/>
          <table:table-cell table:formula="of:=COM.MICROSOFT.CONCAT(&quot;0x&quot;; DEC2HEX(ROW([.A829])))" office:value-type="string" office:string-value="0x33D" calcext:value-type="string">
            <text:p>0x33D</text:p>
          </table:table-cell>
          <table:table-cell table:formula="of:=COM.MICROSOFT.CONCAT([.B829]; &quot;= &quot;; [.A829])" office:value-type="string" office:string-value="0x33D= " calcext:value-type="string">
            <text:p>0x33D= </text:p>
          </table:table-cell>
        </table:table-row>
        <table:table-row table:style-name="ro1">
          <table:table-cell/>
          <table:table-cell table:formula="of:=COM.MICROSOFT.CONCAT(&quot;0x&quot;; DEC2HEX(ROW([.A830])))" office:value-type="string" office:string-value="0x33E" calcext:value-type="string">
            <text:p>0x33E</text:p>
          </table:table-cell>
          <table:table-cell table:formula="of:=COM.MICROSOFT.CONCAT([.B830]; &quot;= &quot;; [.A830])" office:value-type="string" office:string-value="0x33E= " calcext:value-type="string">
            <text:p>0x33E= 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831])))" office:value-type="string" office:string-value="0x33F" calcext:value-type="string">
            <text:p>0x33F</text:p>
          </table:table-cell>
          <table:table-cell table:formula="of:=COM.MICROSOFT.CONCAT([.B831]; &quot;= &quot;; [.A831])" office:value-type="string" office:string-value="0x33F= Debug Room II Disc 1" calcext:value-type="string">
            <text:p>0x33F= Debug Room II Disc 1</text:p>
          </table:table-cell>
        </table:table-row>
        <table:table-row table:style-name="ro1">
          <table:table-cell/>
          <table:table-cell table:formula="of:=COM.MICROSOFT.CONCAT(&quot;0x&quot;; DEC2HEX(ROW([.A832])))" office:value-type="string" office:string-value="0x340" calcext:value-type="string">
            <text:p>0x340</text:p>
          </table:table-cell>
          <table:table-cell table:formula="of:=COM.MICROSOFT.CONCAT([.B832]; &quot;= &quot;; [.A832])" office:value-type="string" office:string-value="0x340= " calcext:value-type="string">
            <text:p>0x340= </text:p>
          </table:table-cell>
        </table:table-row>
        <table:table-row table:style-name="ro1">
          <table:table-cell/>
          <table:table-cell table:formula="of:=COM.MICROSOFT.CONCAT(&quot;0x&quot;; DEC2HEX(ROW([.A833])))" office:value-type="string" office:string-value="0x341" calcext:value-type="string">
            <text:p>0x341</text:p>
          </table:table-cell>
          <table:table-cell table:formula="of:=COM.MICROSOFT.CONCAT([.B833]; &quot;= &quot;; [.A833])" office:value-type="string" office:string-value="0x341= " calcext:value-type="string">
            <text:p>0x341= </text:p>
          </table:table-cell>
        </table:table-row>
        <table:table-row table:style-name="ro1">
          <table:table-cell/>
          <table:table-cell table:formula="of:=COM.MICROSOFT.CONCAT(&quot;0x&quot;; DEC2HEX(ROW([.A834])))" office:value-type="string" office:string-value="0x342" calcext:value-type="string">
            <text:p>0x342</text:p>
          </table:table-cell>
          <table:table-cell table:formula="of:=COM.MICROSOFT.CONCAT([.B834]; &quot;= &quot;; [.A834])" office:value-type="string" office:string-value="0x342= " calcext:value-type="string">
            <text:p>0x342= </text:p>
          </table:table-cell>
        </table:table-row>
        <table:table-row table:style-name="ro1">
          <table:table-cell/>
          <table:table-cell table:formula="of:=COM.MICROSOFT.CONCAT(&quot;0x&quot;; DEC2HEX(ROW([.A835])))" office:value-type="string" office:string-value="0x343" calcext:value-type="string">
            <text:p>0x343</text:p>
          </table:table-cell>
          <table:table-cell table:formula="of:=COM.MICROSOFT.CONCAT([.B835]; &quot;= &quot;; [.A835])" office:value-type="string" office:string-value="0x343= " calcext:value-type="string">
            <text:p>0x343= </text:p>
          </table:table-cell>
        </table:table-row>
        <table:table-row table:style-name="ro1">
          <table:table-cell/>
          <table:table-cell table:formula="of:=COM.MICROSOFT.CONCAT(&quot;0x&quot;; DEC2HEX(ROW([.A836])))" office:value-type="string" office:string-value="0x344" calcext:value-type="string">
            <text:p>0x344</text:p>
          </table:table-cell>
          <table:table-cell table:formula="of:=COM.MICROSOFT.CONCAT([.B836]; &quot;= &quot;; [.A836])" office:value-type="string" office:string-value="0x344= " calcext:value-type="string">
            <text:p>0x344= </text:p>
          </table:table-cell>
        </table:table-row>
        <table:table-row table:style-name="ro1">
          <table:table-cell/>
          <table:table-cell table:formula="of:=COM.MICROSOFT.CONCAT(&quot;0x&quot;; DEC2HEX(ROW([.A837])))" office:value-type="string" office:string-value="0x345" calcext:value-type="string">
            <text:p>0x345</text:p>
          </table:table-cell>
          <table:table-cell table:formula="of:=COM.MICROSOFT.CONCAT([.B837]; &quot;= &quot;; [.A837])" office:value-type="string" office:string-value="0x345= " calcext:value-type="string">
            <text:p>0x345= </text:p>
          </table:table-cell>
        </table:table-row>
        <table:table-row table:style-name="ro1">
          <table:table-cell/>
          <table:table-cell table:formula="of:=COM.MICROSOFT.CONCAT(&quot;0x&quot;; DEC2HEX(ROW([.A838])))" office:value-type="string" office:string-value="0x346" calcext:value-type="string">
            <text:p>0x346</text:p>
          </table:table-cell>
          <table:table-cell table:formula="of:=COM.MICROSOFT.CONCAT([.B838]; &quot;= &quot;; [.A838])" office:value-type="string" office:string-value="0x346= " calcext:value-type="string">
            <text:p>0x346= </text:p>
          </table:table-cell>
        </table:table-row>
        <table:table-row table:style-name="ro1">
          <table:table-cell/>
          <table:table-cell table:formula="of:=COM.MICROSOFT.CONCAT(&quot;0x&quot;; DEC2HEX(ROW([.A839])))" office:value-type="string" office:string-value="0x347" calcext:value-type="string">
            <text:p>0x347</text:p>
          </table:table-cell>
          <table:table-cell table:formula="of:=COM.MICROSOFT.CONCAT([.B839]; &quot;= &quot;; [.A839])" office:value-type="string" office:string-value="0x347= " calcext:value-type="string">
            <text:p>0x347= </text:p>
          </table:table-cell>
        </table:table-row>
        <table:table-row table:style-name="ro1">
          <table:table-cell/>
          <table:table-cell table:formula="of:=COM.MICROSOFT.CONCAT(&quot;0x&quot;; DEC2HEX(ROW([.A840])))" office:value-type="string" office:string-value="0x348" calcext:value-type="string">
            <text:p>0x348</text:p>
          </table:table-cell>
          <table:table-cell table:formula="of:=COM.MICROSOFT.CONCAT([.B840]; &quot;= &quot;; [.A840])" office:value-type="string" office:string-value="0x348= " calcext:value-type="string">
            <text:p>0x348= </text:p>
          </table:table-cell>
        </table:table-row>
        <table:table-row table:style-name="ro1">
          <table:table-cell/>
          <table:table-cell table:formula="of:=COM.MICROSOFT.CONCAT(&quot;0x&quot;; DEC2HEX(ROW([.A841])))" office:value-type="string" office:string-value="0x349" calcext:value-type="string">
            <text:p>0x349</text:p>
          </table:table-cell>
          <table:table-cell table:formula="of:=COM.MICROSOFT.CONCAT([.B841]; &quot;= &quot;; [.A841])" office:value-type="string" office:string-value="0x349= " calcext:value-type="string">
            <text:p>0x349= </text:p>
          </table:table-cell>
        </table:table-row>
        <table:table-row table:style-name="ro1">
          <table:table-cell/>
          <table:table-cell table:formula="of:=COM.MICROSOFT.CONCAT(&quot;0x&quot;; DEC2HEX(ROW([.A842])))" office:value-type="string" office:string-value="0x34A" calcext:value-type="string">
            <text:p>0x34A</text:p>
          </table:table-cell>
          <table:table-cell table:formula="of:=COM.MICROSOFT.CONCAT([.B842]; &quot;= &quot;; [.A842])" office:value-type="string" office:string-value="0x34A= " calcext:value-type="string">
            <text:p>0x34A= </text:p>
          </table:table-cell>
        </table:table-row>
        <table:table-row table:style-name="ro1">
          <table:table-cell/>
          <table:table-cell table:formula="of:=COM.MICROSOFT.CONCAT(&quot;0x&quot;; DEC2HEX(ROW([.A843])))" office:value-type="string" office:string-value="0x34B" calcext:value-type="string">
            <text:p>0x34B</text:p>
          </table:table-cell>
          <table:table-cell table:formula="of:=COM.MICROSOFT.CONCAT([.B843]; &quot;= &quot;; [.A843])" office:value-type="string" office:string-value="0x34B= " calcext:value-type="string">
            <text:p>0x34B= </text:p>
          </table:table-cell>
        </table:table-row>
        <table:table-row table:style-name="ro1">
          <table:table-cell/>
          <table:table-cell table:formula="of:=COM.MICROSOFT.CONCAT(&quot;0x&quot;; DEC2HEX(ROW([.A844])))" office:value-type="string" office:string-value="0x34C" calcext:value-type="string">
            <text:p>0x34C</text:p>
          </table:table-cell>
          <table:table-cell table:formula="of:=COM.MICROSOFT.CONCAT([.B844]; &quot;= &quot;; [.A844])" office:value-type="string" office:string-value="0x34C= " calcext:value-type="string">
            <text:p>0x34C= </text:p>
          </table:table-cell>
        </table:table-row>
        <table:table-row table:style-name="ro1">
          <table:table-cell/>
          <table:table-cell table:formula="of:=COM.MICROSOFT.CONCAT(&quot;0x&quot;; DEC2HEX(ROW([.A845])))" office:value-type="string" office:string-value="0x34D" calcext:value-type="string">
            <text:p>0x34D</text:p>
          </table:table-cell>
          <table:table-cell table:formula="of:=COM.MICROSOFT.CONCAT([.B845]; &quot;= &quot;; [.A845])" office:value-type="string" office:string-value="0x34D= " calcext:value-type="string">
            <text:p>0x34D= </text:p>
          </table:table-cell>
        </table:table-row>
        <table:table-row table:style-name="ro1">
          <table:table-cell/>
          <table:table-cell table:formula="of:=COM.MICROSOFT.CONCAT(&quot;0x&quot;; DEC2HEX(ROW([.A846])))" office:value-type="string" office:string-value="0x34E" calcext:value-type="string">
            <text:p>0x34E</text:p>
          </table:table-cell>
          <table:table-cell table:formula="of:=COM.MICROSOFT.CONCAT([.B846]; &quot;= &quot;; [.A846])" office:value-type="string" office:string-value="0x34E= " calcext:value-type="string">
            <text:p>0x34E= </text:p>
          </table:table-cell>
        </table:table-row>
        <table:table-row table:style-name="ro1">
          <table:table-cell/>
          <table:table-cell table:formula="of:=COM.MICROSOFT.CONCAT(&quot;0x&quot;; DEC2HEX(ROW([.A847])))" office:value-type="string" office:string-value="0x34F" calcext:value-type="string">
            <text:p>0x34F</text:p>
          </table:table-cell>
          <table:table-cell table:formula="of:=COM.MICROSOFT.CONCAT([.B847]; &quot;= &quot;; [.A847])" office:value-type="string" office:string-value="0x34F= " calcext:value-type="string">
            <text:p>0x34F= </text:p>
          </table:table-cell>
        </table:table-row>
        <table:table-row table:style-name="ro1">
          <table:table-cell/>
          <table:table-cell table:formula="of:=COM.MICROSOFT.CONCAT(&quot;0x&quot;; DEC2HEX(ROW([.A848])))" office:value-type="string" office:string-value="0x350" calcext:value-type="string">
            <text:p>0x350</text:p>
          </table:table-cell>
          <table:table-cell table:formula="of:=COM.MICROSOFT.CONCAT([.B848]; &quot;= &quot;; [.A848])" office:value-type="string" office:string-value="0x350= " calcext:value-type="string">
            <text:p>0x350= </text:p>
          </table:table-cell>
        </table:table-row>
        <table:table-row table:style-name="ro1">
          <table:table-cell/>
          <table:table-cell table:formula="of:=COM.MICROSOFT.CONCAT(&quot;0x&quot;; DEC2HEX(ROW([.A849])))" office:value-type="string" office:string-value="0x351" calcext:value-type="string">
            <text:p>0x351</text:p>
          </table:table-cell>
          <table:table-cell table:formula="of:=COM.MICROSOFT.CONCAT([.B849]; &quot;= &quot;; [.A849])" office:value-type="string" office:string-value="0x351= " calcext:value-type="string">
            <text:p>0x351= </text:p>
          </table:table-cell>
        </table:table-row>
        <table:table-row table:style-name="ro1">
          <table:table-cell/>
          <table:table-cell table:formula="of:=COM.MICROSOFT.CONCAT(&quot;0x&quot;; DEC2HEX(ROW([.A850])))" office:value-type="string" office:string-value="0x352" calcext:value-type="string">
            <text:p>0x352</text:p>
          </table:table-cell>
          <table:table-cell table:formula="of:=COM.MICROSOFT.CONCAT([.B850]; &quot;= &quot;; [.A850])" office:value-type="string" office:string-value="0x352= " calcext:value-type="string">
            <text:p>0x352= 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formula="of:=COM.MICROSOFT.CONCAT(&quot;0x&quot;; DEC2HEX(ROW([.A851])))" office:value-type="string" office:string-value="0x353" calcext:value-type="string">
            <text:p>0x353</text:p>
          </table:table-cell>
          <table:table-cell table:formula="of:=COM.MICROSOFT.CONCAT([.B851]; &quot;= &quot;; [.A851])" office:value-type="string" office:string-value="0x353= ???" calcext:value-type="string">
            <text:p>0x353= ???</text:p>
          </table:table-cell>
        </table:table-row>
        <table:table-row table:style-name="ro1">
          <table:table-cell/>
          <table:table-cell table:formula="of:=COM.MICROSOFT.CONCAT(&quot;0x&quot;; DEC2HEX(ROW([.A852])))" office:value-type="string" office:string-value="0x354" calcext:value-type="string">
            <text:p>0x354</text:p>
          </table:table-cell>
          <table:table-cell table:formula="of:=COM.MICROSOFT.CONCAT([.B852]; &quot;= &quot;; [.A852])" office:value-type="string" office:string-value="0x354= " calcext:value-type="string">
            <text:p>0x354= </text:p>
          </table:table-cell>
        </table:table-row>
        <table:table-row table:style-name="ro1">
          <table:table-cell/>
          <table:table-cell table:formula="of:=COM.MICROSOFT.CONCAT(&quot;0x&quot;; DEC2HEX(ROW([.A853])))" office:value-type="string" office:string-value="0x355" calcext:value-type="string">
            <text:p>0x355</text:p>
          </table:table-cell>
          <table:table-cell table:formula="of:=COM.MICROSOFT.CONCAT([.B853]; &quot;= &quot;; [.A853])" office:value-type="string" office:string-value="0x355= " calcext:value-type="string">
            <text:p>0x355= 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854])))" office:value-type="string" office:string-value="0x356" calcext:value-type="string">
            <text:p>0x356</text:p>
          </table:table-cell>
          <table:table-cell table:formula="of:=COM.MICROSOFT.CONCAT([.B854]; &quot;= &quot;; [.A854])" office:value-type="string" office:string-value="0x356= Debug Room II Disc 1" calcext:value-type="string">
            <text:p>0x356= Debug Room II Disc 1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855])))" office:value-type="string" office:string-value="0x357" calcext:value-type="string">
            <text:p>0x357</text:p>
          </table:table-cell>
          <table:table-cell table:formula="of:=COM.MICROSOFT.CONCAT([.B855]; &quot;= &quot;; [.A855])" office:value-type="string" office:string-value="0x357= Debug Room II Disc 1" calcext:value-type="string">
            <text:p>0x357= Debug Room II Disc 1</text:p>
          </table:table-cell>
        </table:table-row>
        <table:table-row table:style-name="ro1">
          <table:table-cell/>
          <table:table-cell table:formula="of:=COM.MICROSOFT.CONCAT(&quot;0x&quot;; DEC2HEX(ROW([.A856])))" office:value-type="string" office:string-value="0x358" calcext:value-type="string">
            <text:p>0x358</text:p>
          </table:table-cell>
          <table:table-cell table:formula="of:=COM.MICROSOFT.CONCAT([.B856]; &quot;= &quot;; [.A856])" office:value-type="string" office:string-value="0x358= " calcext:value-type="string">
            <text:p>0x358= </text:p>
          </table:table-cell>
        </table:table-row>
        <table:table-row table:style-name="ro1">
          <table:table-cell/>
          <table:table-cell table:formula="of:=COM.MICROSOFT.CONCAT(&quot;0x&quot;; DEC2HEX(ROW([.A857])))" office:value-type="string" office:string-value="0x359" calcext:value-type="string">
            <text:p>0x359</text:p>
          </table:table-cell>
          <table:table-cell table:formula="of:=COM.MICROSOFT.CONCAT([.B857]; &quot;= &quot;; [.A857])" office:value-type="string" office:string-value="0x359= " calcext:value-type="string">
            <text:p>0x359= </text:p>
          </table:table-cell>
        </table:table-row>
        <table:table-row table:style-name="ro1">
          <table:table-cell/>
          <table:table-cell table:formula="of:=COM.MICROSOFT.CONCAT(&quot;0x&quot;; DEC2HEX(ROW([.A858])))" office:value-type="string" office:string-value="0x35A" calcext:value-type="string">
            <text:p>0x35A</text:p>
          </table:table-cell>
          <table:table-cell table:formula="of:=COM.MICROSOFT.CONCAT([.B858]; &quot;= &quot;; [.A858])" office:value-type="string" office:string-value="0x35A= " calcext:value-type="string">
            <text:p>0x35A= 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59])))" office:value-type="string" office:string-value="0x35B" calcext:value-type="string">
            <text:p>0x35B</text:p>
          </table:table-cell>
          <table:table-cell table:formula="of:=COM.MICROSOFT.CONCAT([.B859]; &quot;= &quot;; [.A859])" office:value-type="string" office:string-value="0x35B= Crash" calcext:value-type="string">
            <text:p>0x35B= Crash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860])))" office:value-type="string" office:string-value="0x35C" calcext:value-type="string">
            <text:p>0x35C</text:p>
          </table:table-cell>
          <table:table-cell table:formula="of:=COM.MICROSOFT.CONCAT([.B860]; &quot;= &quot;; [.A860])" office:value-type="string" office:string-value="0x35C= Debug Room II Disc 1" calcext:value-type="string">
            <text:p>0x35C= Debug Room II Disc 1</text:p>
          </table:table-cell>
        </table:table-row>
        <table:table-row table:style-name="ro1">
          <table:table-cell/>
          <table:table-cell table:formula="of:=COM.MICROSOFT.CONCAT(&quot;0x&quot;; DEC2HEX(ROW([.A861])))" office:value-type="string" office:string-value="0x35D" calcext:value-type="string">
            <text:p>0x35D</text:p>
          </table:table-cell>
          <table:table-cell table:formula="of:=COM.MICROSOFT.CONCAT([.B861]; &quot;= &quot;; [.A861])" office:value-type="string" office:string-value="0x35D= " calcext:value-type="string">
            <text:p>0x35D= </text:p>
          </table:table-cell>
        </table:table-row>
        <table:table-row table:style-name="ro1">
          <table:table-cell/>
          <table:table-cell table:formula="of:=COM.MICROSOFT.CONCAT(&quot;0x&quot;; DEC2HEX(ROW([.A862])))" office:value-type="string" office:string-value="0x35E" calcext:value-type="string">
            <text:p>0x35E</text:p>
          </table:table-cell>
          <table:table-cell table:formula="of:=COM.MICROSOFT.CONCAT([.B862]; &quot;= &quot;; [.A862])" office:value-type="string" office:string-value="0x35E= " calcext:value-type="string">
            <text:p>0x35E= </text:p>
          </table:table-cell>
        </table:table-row>
        <table:table-row table:style-name="ro1">
          <table:table-cell/>
          <table:table-cell table:formula="of:=COM.MICROSOFT.CONCAT(&quot;0x&quot;; DEC2HEX(ROW([.A863])))" office:value-type="string" office:string-value="0x35F" calcext:value-type="string">
            <text:p>0x35F</text:p>
          </table:table-cell>
          <table:table-cell table:formula="of:=COM.MICROSOFT.CONCAT([.B863]; &quot;= &quot;; [.A863])" office:value-type="string" office:string-value="0x35F= " calcext:value-type="string">
            <text:p>0x35F= </text:p>
          </table:table-cell>
        </table:table-row>
        <table:table-row table:style-name="ro1">
          <table:table-cell/>
          <table:table-cell table:formula="of:=COM.MICROSOFT.CONCAT(&quot;0x&quot;; DEC2HEX(ROW([.A864])))" office:value-type="string" office:string-value="0x360" calcext:value-type="string">
            <text:p>0x360</text:p>
          </table:table-cell>
          <table:table-cell table:formula="of:=COM.MICROSOFT.CONCAT([.B864]; &quot;= &quot;; [.A864])" office:value-type="string" office:string-value="0x360= " calcext:value-type="string">
            <text:p>0x360= </text:p>
          </table:table-cell>
        </table:table-row>
        <table:table-row table:style-name="ro1">
          <table:table-cell office:value-type="string" calcext:value-type="string">
            <text:p>Debug Room II Disc 1</text:p>
          </table:table-cell>
          <table:table-cell table:formula="of:=COM.MICROSOFT.CONCAT(&quot;0x&quot;; DEC2HEX(ROW([.A865])))" office:value-type="string" office:string-value="0x361" calcext:value-type="string">
            <text:p>0x361</text:p>
          </table:table-cell>
          <table:table-cell table:formula="of:=COM.MICROSOFT.CONCAT([.B865]; &quot;= &quot;; [.A865])" office:value-type="string" office:string-value="0x361= Debug Room II Disc 1" calcext:value-type="string">
            <text:p>0x361= Debug Room II Disc 1</text:p>
          </table:table-cell>
        </table:table-row>
        <table:table-row table:style-name="ro1">
          <table:table-cell/>
          <table:table-cell table:formula="of:=COM.MICROSOFT.CONCAT(&quot;0x&quot;; DEC2HEX(ROW([.A866])))" office:value-type="string" office:string-value="0x362" calcext:value-type="string">
            <text:p>0x362</text:p>
          </table:table-cell>
          <table:table-cell table:formula="of:=COM.MICROSOFT.CONCAT([.B866]; &quot;= &quot;; [.A866])" office:value-type="string" office:string-value="0x362= " calcext:value-type="string">
            <text:p>0x362= </text:p>
          </table:table-cell>
        </table:table-row>
        <table:table-row table:style-name="ro1">
          <table:table-cell/>
          <table:table-cell table:formula="of:=COM.MICROSOFT.CONCAT(&quot;0x&quot;; DEC2HEX(ROW([.A867])))" office:value-type="string" office:string-value="0x363" calcext:value-type="string">
            <text:p>0x363</text:p>
          </table:table-cell>
          <table:table-cell table:formula="of:=COM.MICROSOFT.CONCAT([.B867]; &quot;= &quot;; [.A867])" office:value-type="string" office:string-value="0x363= " calcext:value-type="string">
            <text:p>0x363= </text:p>
          </table:table-cell>
        </table:table-row>
        <table:table-row table:style-name="ro1">
          <table:table-cell/>
          <table:table-cell table:formula="of:=COM.MICROSOFT.CONCAT(&quot;0x&quot;; DEC2HEX(ROW([.A868])))" office:value-type="string" office:string-value="0x364" calcext:value-type="string">
            <text:p>0x364</text:p>
          </table:table-cell>
          <table:table-cell table:formula="of:=COM.MICROSOFT.CONCAT([.B868]; &quot;= &quot;; [.A868])" office:value-type="string" office:string-value="0x364= " calcext:value-type="string">
            <text:p>0x364= 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69])))" office:value-type="string" office:string-value="0x365" calcext:value-type="string">
            <text:p>0x365</text:p>
          </table:table-cell>
          <table:table-cell table:formula="of:=COM.MICROSOFT.CONCAT([.B869]; &quot;= &quot;; [.A869])" office:value-type="string" office:string-value="0x365= Crash" calcext:value-type="string">
            <text:p>0x365= Crash</text:p>
          </table:table-cell>
        </table:table-row>
        <table:table-row table:style-name="ro1">
          <table:table-cell/>
          <table:table-cell table:formula="of:=COM.MICROSOFT.CONCAT(&quot;0x&quot;; DEC2HEX(ROW([.A870])))" office:value-type="string" office:string-value="0x366" calcext:value-type="string">
            <text:p>0x366</text:p>
          </table:table-cell>
          <table:table-cell table:formula="of:=COM.MICROSOFT.CONCAT([.B870]; &quot;= &quot;; [.A870])" office:value-type="string" office:string-value="0x366= " calcext:value-type="string">
            <text:p>0x366= </text:p>
          </table:table-cell>
        </table:table-row>
        <table:table-row table:style-name="ro1">
          <table:table-cell/>
          <table:table-cell table:formula="of:=COM.MICROSOFT.CONCAT(&quot;0x&quot;; DEC2HEX(ROW([.A871])))" office:value-type="string" office:string-value="0x367" calcext:value-type="string">
            <text:p>0x367</text:p>
          </table:table-cell>
          <table:table-cell table:formula="of:=COM.MICROSOFT.CONCAT([.B871]; &quot;= &quot;; [.A871])" office:value-type="string" office:string-value="0x367= " calcext:value-type="string">
            <text:p>0x367= </text:p>
          </table:table-cell>
        </table:table-row>
        <table:table-row table:style-name="ro1">
          <table:table-cell office:value-type="string" calcext:value-type="string">
            <text:p>Debug Room II Disc 1 (with music)</text:p>
          </table:table-cell>
          <table:table-cell table:formula="of:=COM.MICROSOFT.CONCAT(&quot;0x&quot;; DEC2HEX(ROW([.A872])))" office:value-type="string" office:string-value="0x368" calcext:value-type="string">
            <text:p>0x368</text:p>
          </table:table-cell>
          <table:table-cell table:formula="of:=COM.MICROSOFT.CONCAT([.B872]; &quot;= &quot;; [.A872])" office:value-type="string" office:string-value="0x368= Debug Room II Disc 1 (with music)" calcext:value-type="string">
            <text:p>0x368= Debug Room II Disc 1 (with music)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73])))" office:value-type="string" office:string-value="0x369" calcext:value-type="string">
            <text:p>0x369</text:p>
          </table:table-cell>
          <table:table-cell table:formula="of:=COM.MICROSOFT.CONCAT([.B873]; &quot;= &quot;; [.A873])" office:value-type="string" office:string-value="0x369= Crash" calcext:value-type="string">
            <text:p>0x369= Crash</text:p>
          </table:table-cell>
        </table:table-row>
        <table:table-row table:style-name="ro1">
          <table:table-cell/>
          <table:table-cell table:formula="of:=COM.MICROSOFT.CONCAT(&quot;0x&quot;; DEC2HEX(ROW([.A874])))" office:value-type="string" office:string-value="0x36A" calcext:value-type="string">
            <text:p>0x36A</text:p>
          </table:table-cell>
          <table:table-cell table:formula="of:=COM.MICROSOFT.CONCAT([.B874]; &quot;= &quot;; [.A874])" office:value-type="string" office:string-value="0x36A= " calcext:value-type="string">
            <text:p>0x36A= </text:p>
          </table:table-cell>
        </table:table-row>
        <table:table-row table:style-name="ro1">
          <table:table-cell/>
          <table:table-cell table:formula="of:=COM.MICROSOFT.CONCAT(&quot;0x&quot;; DEC2HEX(ROW([.A875])))" office:value-type="string" office:string-value="0x36B" calcext:value-type="string">
            <text:p>0x36B</text:p>
          </table:table-cell>
          <table:table-cell table:formula="of:=COM.MICROSOFT.CONCAT([.B875]; &quot;= &quot;; [.A875])" office:value-type="string" office:string-value="0x36B= " calcext:value-type="string">
            <text:p>0x36B= </text:p>
          </table:table-cell>
        </table:table-row>
        <table:table-row table:style-name="ro1">
          <table:table-cell/>
          <table:table-cell table:formula="of:=COM.MICROSOFT.CONCAT(&quot;0x&quot;; DEC2HEX(ROW([.A876])))" office:value-type="string" office:string-value="0x36C" calcext:value-type="string">
            <text:p>0x36C</text:p>
          </table:table-cell>
          <table:table-cell table:formula="of:=COM.MICROSOFT.CONCAT([.B876]; &quot;= &quot;; [.A876])" office:value-type="string" office:string-value="0x36C= " calcext:value-type="string">
            <text:p>0x36C= </text:p>
          </table:table-cell>
        </table:table-row>
        <table:table-row table:style-name="ro1">
          <table:table-cell office:value-type="string" calcext:value-type="string">
            <text:p>Debug Room II Disc 1 (with music)</text:p>
          </table:table-cell>
          <table:table-cell table:formula="of:=COM.MICROSOFT.CONCAT(&quot;0x&quot;; DEC2HEX(ROW([.A877])))" office:value-type="string" office:string-value="0x36D" calcext:value-type="string">
            <text:p>0x36D</text:p>
          </table:table-cell>
          <table:table-cell table:formula="of:=COM.MICROSOFT.CONCAT([.B877]; &quot;= &quot;; [.A877])" office:value-type="string" office:string-value="0x36D= Debug Room II Disc 1 (with music)" calcext:value-type="string">
            <text:p>0x36D= Debug Room II Disc 1 (with music)</text:p>
          </table:table-cell>
        </table:table-row>
        <table:table-row table:style-name="ro1">
          <table:table-cell/>
          <table:table-cell table:formula="of:=COM.MICROSOFT.CONCAT(&quot;0x&quot;; DEC2HEX(ROW([.A878])))" office:value-type="string" office:string-value="0x36E" calcext:value-type="string">
            <text:p>0x36E</text:p>
          </table:table-cell>
          <table:table-cell table:formula="of:=COM.MICROSOFT.CONCAT([.B878]; &quot;= &quot;; [.A878])" office:value-type="string" office:string-value="0x36E= " calcext:value-type="string">
            <text:p>0x36E= </text:p>
          </table:table-cell>
        </table:table-row>
        <table:table-row table:style-name="ro1">
          <table:table-cell/>
          <table:table-cell table:formula="of:=COM.MICROSOFT.CONCAT(&quot;0x&quot;; DEC2HEX(ROW([.A879])))" office:value-type="string" office:string-value="0x36F" calcext:value-type="string">
            <text:p>0x36F</text:p>
          </table:table-cell>
          <table:table-cell table:formula="of:=COM.MICROSOFT.CONCAT([.B879]; &quot;= &quot;; [.A879])" office:value-type="string" office:string-value="0x36F= " calcext:value-type="string">
            <text:p>0x36F= 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80])))" office:value-type="string" office:string-value="0x370" calcext:value-type="string">
            <text:p>0x370</text:p>
          </table:table-cell>
          <table:table-cell table:formula="of:=COM.MICROSOFT.CONCAT([.B880]; &quot;= &quot;; [.A880])" office:value-type="string" office:string-value="0x370= Crash" calcext:value-type="string">
            <text:p>0x370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81])))" office:value-type="string" office:string-value="0x371" calcext:value-type="string">
            <text:p>0x371</text:p>
          </table:table-cell>
          <table:table-cell table:formula="of:=COM.MICROSOFT.CONCAT([.B881]; &quot;= &quot;; [.A881])" office:value-type="string" office:string-value="0x371= Crash" calcext:value-type="string">
            <text:p>0x371= Crash</text:p>
          </table:table-cell>
        </table:table-row>
        <table:table-row table:style-name="ro1">
          <table:table-cell/>
          <table:table-cell table:formula="of:=COM.MICROSOFT.CONCAT(&quot;0x&quot;; DEC2HEX(ROW([.A882])))" office:value-type="string" office:string-value="0x372" calcext:value-type="string">
            <text:p>0x372</text:p>
          </table:table-cell>
          <table:table-cell table:formula="of:=COM.MICROSOFT.CONCAT([.B882]; &quot;= &quot;; [.A882])" office:value-type="string" office:string-value="0x372= " calcext:value-type="string">
            <text:p>0x372= </text:p>
          </table:table-cell>
        </table:table-row>
        <table:table-row table:style-name="ro1">
          <table:table-cell/>
          <table:table-cell table:formula="of:=COM.MICROSOFT.CONCAT(&quot;0x&quot;; DEC2HEX(ROW([.A883])))" office:value-type="string" office:string-value="0x373" calcext:value-type="string">
            <text:p>0x373</text:p>
          </table:table-cell>
          <table:table-cell table:formula="of:=COM.MICROSOFT.CONCAT([.B883]; &quot;= &quot;; [.A883])" office:value-type="string" office:string-value="0x373= " calcext:value-type="string">
            <text:p>0x373= </text:p>
          </table:table-cell>
        </table:table-row>
        <table:table-row table:style-name="ro1">
          <table:table-cell office:value-type="string" calcext:value-type="string">
            <text:p>Debug Room II Disc 1 (with music)</text:p>
          </table:table-cell>
          <table:table-cell table:formula="of:=COM.MICROSOFT.CONCAT(&quot;0x&quot;; DEC2HEX(ROW([.A884])))" office:value-type="string" office:string-value="0x374" calcext:value-type="string">
            <text:p>0x374</text:p>
          </table:table-cell>
          <table:table-cell table:formula="of:=COM.MICROSOFT.CONCAT([.B884]; &quot;= &quot;; [.A884])" office:value-type="string" office:string-value="0x374= Debug Room II Disc 1 (with music)" calcext:value-type="string">
            <text:p>0x374= Debug Room II Disc 1 (with music)</text:p>
          </table:table-cell>
        </table:table-row>
        <table:table-row table:style-name="ro1">
          <table:table-cell/>
          <table:table-cell table:formula="of:=COM.MICROSOFT.CONCAT(&quot;0x&quot;; DEC2HEX(ROW([.A885])))" office:value-type="string" office:string-value="0x375" calcext:value-type="string">
            <text:p>0x375</text:p>
          </table:table-cell>
          <table:table-cell table:formula="of:=COM.MICROSOFT.CONCAT([.B885]; &quot;= &quot;; [.A885])" office:value-type="string" office:string-value="0x375= " calcext:value-type="string">
            <text:p>0x375= 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86])))" office:value-type="string" office:string-value="0x376" calcext:value-type="string">
            <text:p>0x376</text:p>
          </table:table-cell>
          <table:table-cell table:formula="of:=COM.MICROSOFT.CONCAT([.B886]; &quot;= &quot;; [.A886])" office:value-type="string" office:string-value="0x376= Crash" calcext:value-type="string">
            <text:p>0x376= Crash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87])))" office:value-type="string" office:string-value="0x377" calcext:value-type="string">
            <text:p>0x377</text:p>
          </table:table-cell>
          <table:table-cell table:formula="of:=COM.MICROSOFT.CONCAT([.B887]; &quot;= &quot;; [.A887])" office:value-type="string" office:string-value="0x377= Crash" calcext:value-type="string">
            <text:p>0x377= Crash</text:p>
          </table:table-cell>
        </table:table-row>
        <table:table-row table:style-name="ro1">
          <table:table-cell/>
          <table:table-cell table:formula="of:=COM.MICROSOFT.CONCAT(&quot;0x&quot;; DEC2HEX(ROW([.A888])))" office:value-type="string" office:string-value="0x378" calcext:value-type="string">
            <text:p>0x378</text:p>
          </table:table-cell>
          <table:table-cell table:formula="of:=COM.MICROSOFT.CONCAT([.B888]; &quot;= &quot;; [.A888])" office:value-type="string" office:string-value="0x378= " calcext:value-type="string">
            <text:p>0x378= </text:p>
          </table:table-cell>
        </table:table-row>
        <table:table-row table:style-name="ro1">
          <table:table-cell/>
          <table:table-cell table:formula="of:=COM.MICROSOFT.CONCAT(&quot;0x&quot;; DEC2HEX(ROW([.A889])))" office:value-type="string" office:string-value="0x379" calcext:value-type="string">
            <text:p>0x379</text:p>
          </table:table-cell>
          <table:table-cell table:formula="of:=COM.MICROSOFT.CONCAT([.B889]; &quot;= &quot;; [.A889])" office:value-type="string" office:string-value="0x379= " calcext:value-type="string">
            <text:p>0x379= 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90])))" office:value-type="string" office:string-value="0x37A" calcext:value-type="string">
            <text:p>0x37A</text:p>
          </table:table-cell>
          <table:table-cell table:formula="of:=COM.MICROSOFT.CONCAT([.B890]; &quot;= &quot;; [.A890])" office:value-type="string" office:string-value="0x37A= Crash" calcext:value-type="string">
            <text:p>0x37A= Crash</text:p>
          </table:table-cell>
        </table:table-row>
        <table:table-row table:style-name="ro1">
          <table:table-cell/>
          <table:table-cell table:formula="of:=COM.MICROSOFT.CONCAT(&quot;0x&quot;; DEC2HEX(ROW([.A891])))" office:value-type="string" office:string-value="0x37B" calcext:value-type="string">
            <text:p>0x37B</text:p>
          </table:table-cell>
          <table:table-cell table:formula="of:=COM.MICROSOFT.CONCAT([.B891]; &quot;= &quot;; [.A891])" office:value-type="string" office:string-value="0x37B= " calcext:value-type="string">
            <text:p>0x37B= 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92])))" office:value-type="string" office:string-value="0x37C" calcext:value-type="string">
            <text:p>0x37C</text:p>
          </table:table-cell>
          <table:table-cell table:formula="of:=COM.MICROSOFT.CONCAT([.B892]; &quot;= &quot;; [.A892])" office:value-type="string" office:string-value="0x37C= Crash" calcext:value-type="string">
            <text:p>0x37C= Crash</text:p>
          </table:table-cell>
        </table:table-row>
        <table:table-row table:style-name="ro1">
          <table:table-cell/>
          <table:table-cell table:formula="of:=COM.MICROSOFT.CONCAT(&quot;0x&quot;; DEC2HEX(ROW([.A893])))" office:value-type="string" office:string-value="0x37D" calcext:value-type="string">
            <text:p>0x37D</text:p>
          </table:table-cell>
          <table:table-cell table:formula="of:=COM.MICROSOFT.CONCAT([.B893]; &quot;= &quot;; [.A893])" office:value-type="string" office:string-value="0x37D= " calcext:value-type="string">
            <text:p>0x37D= </text:p>
          </table:table-cell>
        </table:table-row>
        <table:table-row table:style-name="ro1">
          <table:table-cell/>
          <table:table-cell table:formula="of:=COM.MICROSOFT.CONCAT(&quot;0x&quot;; DEC2HEX(ROW([.A894])))" office:value-type="string" office:string-value="0x37E" calcext:value-type="string">
            <text:p>0x37E</text:p>
          </table:table-cell>
          <table:table-cell table:formula="of:=COM.MICROSOFT.CONCAT([.B894]; &quot;= &quot;; [.A894])" office:value-type="string" office:string-value="0x37E= " calcext:value-type="string">
            <text:p>0x37E= </text:p>
          </table:table-cell>
        </table:table-row>
        <table:table-row table:style-name="ro1">
          <table:table-cell/>
          <table:table-cell table:formula="of:=COM.MICROSOFT.CONCAT(&quot;0x&quot;; DEC2HEX(ROW([.A895])))" office:value-type="string" office:string-value="0x37F" calcext:value-type="string">
            <text:p>0x37F</text:p>
          </table:table-cell>
          <table:table-cell table:formula="of:=COM.MICROSOFT.CONCAT([.B895]; &quot;= &quot;; [.A895])" office:value-type="string" office:string-value="0x37F= " calcext:value-type="string">
            <text:p>0x37F= 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96])))" office:value-type="string" office:string-value="0x380" calcext:value-type="string">
            <text:p>0x380</text:p>
          </table:table-cell>
          <table:table-cell table:formula="of:=COM.MICROSOFT.CONCAT([.B896]; &quot;= &quot;; [.A896])" office:value-type="string" office:string-value="0x380= Crash" calcext:value-type="string">
            <text:p>0x380= Crash</text:p>
          </table:table-cell>
        </table:table-row>
        <table:table-row table:style-name="ro1">
          <table:table-cell/>
          <table:table-cell table:formula="of:=COM.MICROSOFT.CONCAT(&quot;0x&quot;; DEC2HEX(ROW([.A897])))" office:value-type="string" office:string-value="0x381" calcext:value-type="string">
            <text:p>0x381</text:p>
          </table:table-cell>
          <table:table-cell table:formula="of:=COM.MICROSOFT.CONCAT([.B897]; &quot;= &quot;; [.A897])" office:value-type="string" office:string-value="0x381= " calcext:value-type="string">
            <text:p>0x381= 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formula="of:=COM.MICROSOFT.CONCAT(&quot;0x&quot;; DEC2HEX(ROW([.A898])))" office:value-type="string" office:string-value="0x382" calcext:value-type="string">
            <text:p>0x382</text:p>
          </table:table-cell>
          <table:table-cell table:formula="of:=COM.MICROSOFT.CONCAT([.B898]; &quot;= &quot;; [.A898])" office:value-type="string" office:string-value="0x382= Crash" calcext:value-type="string">
            <text:p>0x382= Cra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0T19:37:07.866000000</meta:creation-date>
    <dc:date>2020-01-30T19:58:25.492000000</dc:date>
    <meta:editing-duration>PT11M7S</meta:editing-duration>
    <meta:editing-cycles>2</meta:editing-cycles>
    <meta:generator>LibreOffice/6.3.4.2$Windows_X86_64 LibreOffice_project/60da17e045e08f1793c57c00ba83cdfce946d0aa</meta:generator>
    <meta:document-statistic meta:table-count="1" meta:cell-count="2634" meta:object-count="0"/>
  </office:meta>
</office:document-meta>
</file>